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91in"/>
    </style:style>
    <style:style style:name="co2" style:family="table-column">
      <style:table-column-properties fo:break-before="auto" style:column-width="4.0193in"/>
    </style:style>
    <style:style style:name="co3" style:family="table-column">
      <style:table-column-properties fo:break-before="auto" style:column-width="0.3307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352in"/>
    </style:style>
    <style:style style:name="co6" style:family="table-column">
      <style:table-column-properties fo:break-before="auto" style:column-width="0.848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2654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2319in" fo:break-before="auto" style:use-optimal-row-height="true"/>
    </style:style>
    <style:style style:name="ta1" style:family="table" style:master-page-name="PageStyle_5f_REBRAC_20_Atividades">
      <style:table-properties table:display="true" style:writing-mode="lr-tb"/>
    </style:style>
    <style:style style:name="ta2" style:family="table" style:master-page-name="PageStyle_5f_v0.6">
      <style:table-properties table:display="true" style:writing-mode="lr-tb"/>
    </style:style>
    <style:style style:name="ta3" style:family="table" style:master-page-name="PageStyle_5f_v0.7">
      <style:table-properties table:display="true" style:writing-mode="lr-tb"/>
    </style:style>
    <style:style style:name="ta4" style:family="table" style:master-page-name="PageStyle_5f_v0.8">
      <style:table-properties table:display="true" style:writing-mode="lr-tb"/>
    </style:style>
    <style:style style:name="ce1" style:family="table-cell" style:parent-style-name="Excel_5f_BuiltIn_5f_RowLevel_5f_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5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Excel_5f_BuiltIn_5f_RowLevel_5f_1" style:data-style-name="N0">
      <style:table-cell-properties style:glyph-orientation-vertical="0" fo:border-bottom="0.0138in solid #1a1a1a" style:cell-protect="protected" style:print-content="true" style:diagonal-bl-tr="none" style:diagonal-tl-br="none" style:text-align-source="value-type" style:repeat-content="false" fo:background-color="transparent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margin-left="0in" style:writing-mode="page"/>
    </style:style>
    <style:style style:name="ce9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margin-left="0in" style:writing-mode="page"/>
    </style:style>
    <style:style style:name="ce10" style:family="table-cell" style:parent-style-name="Default">
      <style:table-cell-properties style:diagonal-bl-tr="none" style:diagonal-tl-br="none" fo:border="0.0138in solid #1a1a1a"/>
    </style:style>
    <style:style style:name="ce11" style:family="table-cell" style:parent-style-name="Default">
      <style:table-cell-properties style:diagonal-bl-tr="none" style:diagonal-tl-br="none" fo:border="0.0138in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138in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0.0138in solid #1a1a1a"/>
    </style:style>
    <style:style style:name="ce14" style:family="table-cell" style:parent-style-name="Excel_5f_BuiltIn_5f_RowLevel_5f_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1a1a1a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333399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8" style:family="table-cell" style:parent-style-name="Excel_5f_BuiltIn_5f_RowLevel_5f_1" style:data-style-name="N0">
      <style:table-cell-properties style:glyph-orientation-vertical="0" fo:border-bottom="0.0138in solid #1a1a1a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margin-left="0in" style:writing-mode="page"/>
    </style:style>
    <style:style style:name="ce19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3399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5f_BuiltIn_5f_RowLevel_5f_1" style:data-style-name="N0">
      <style:table-cell-properties style:glyph-orientation-vertical="0" fo:border-bottom="0.0138in solid #1a1a1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start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Excel_5f_BuiltIn_5f_RowLevel_5f_1" style:data-style-name="N0">
      <style:table-cell-properties style:glyph-orientation-vertical="0" fo:border-bottom="0.0138in solid #1a1a1a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margin-left="0in" style:writing-mode="page"/>
    </style:style>
    <style:style style:name="ce26" style:family="table-cell" style:parent-style-name="Excel_5f_BuiltIn_5f_RowLevel_5f_2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Excel_5f_BuiltIn_5f_RowLevel_5f_2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" style:family="table-cell" style:parent-style-name="Excel_5f_BuiltIn_5f_RowLevel_5f_1" style:data-style-name="N0">
      <style:table-cell-properties style:glyph-orientation-vertical="0" fo:border-bottom="0.0138in solid #1a1a1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text-align="start" fo:margin-left="0in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0"/>
    <style:style style:name="ce42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3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6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49" style:family="table-cell" style:parent-style-name="Excel_5f_BuiltIn_5f_RowLevel_5f_1" style:data-style-name="N0">
      <style:table-cell-properties style:glyph-orientation-vertical="0" fo:border-bottom="0.0138in solid #1a1a1a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margin-left="0in" style:writing-mode="page"/>
    </style:style>
    <style:style style:name="ce50" style:family="table-cell" style:parent-style-name="Excel_5f_BuiltIn_5f_RowLevel_5f_2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1" style:family="table-cell" style:parent-style-name="Excel_5f_BuiltIn_5f_RowLevel_5f_1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333399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ackground-color="transparent" fo:border="0.0138in solid #1a1a1a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138in solid #1a1a1a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BRAC Atividad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5" table:default-cell-style-name="ce15"/>
        <table:table-column table:style-name="co3" table:default-cell-style-name="ce3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6" table:number-columns-repeated="5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number-columns-repeated="5"/>
          <table:table-cell table:style-name="ce24"/>
          <table:table-cell table:number-columns-repeated="2"/>
          <table:table-cell table:style-name="ce35" office:value-type="string">
            <text:p>Milestones</text:p>
          </table:table-cell>
          <table:table-cell/>
          <table:table-cell table:style-name="ce41" table:formula="of:=[.M2]-[.L2]" office:value-type="float" office:value="36">
            <text:p>36</text:p>
          </table:table-cell>
          <table:table-cell table:style-name="ce41" table:formula="of:=[.N2]-[.M2]" office:value-type="float" office:value="40">
            <text:p>40</text:p>
          </table:table-cell>
          <table:table-cell table:style-name="ce41" table:formula="of:=[.O2]-[.N2]" office:value-type="float" office:value="30">
            <text:p>30</text:p>
          </table:table-cell>
          <table:table-cell table:style-name="ce41" table:formula="of:=[.P2]-[.O2]" office:value-type="float" office:value="42">
            <text:p>42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6" office:value-type="string">
            <text:p>set</text:p>
          </table:table-cell>
          <table:table-cell table:style-name="ce16" office:value-type="string">
            <text:p>ou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z</text:p>
          </table:table-cell>
          <table:table-cell table:style-name="ce16" office:value-type="string">
            <text:p>jan</text:p>
          </table:table-cell>
          <table:table-cell table:style-name="ce24"/>
          <table:table-cell table:number-columns-repeated="2"/>
          <table:table-cell table:style-name="ce10"/>
          <table:table-cell table:style-name="ce38" office:value-type="date" office:date-value="2009-10-01">
            <text:p>1-Oct</text:p>
          </table:table-cell>
          <table:table-cell table:style-name="ce42" office:value-type="date" office:date-value="2009-11-06">
            <text:p>6-Nov</text:p>
          </table:table-cell>
          <table:table-cell table:style-name="ce42" office:value-type="date" office:date-value="2009-12-16">
            <text:p>16-Dec</text:p>
          </table:table-cell>
          <table:table-cell table:style-name="ce42" office:value-type="date" office:date-value="2010-01-15">
            <text:p>15-Jan</text:p>
          </table:table-cell>
          <table:table-cell table:style-name="ce44" office:value-type="date" office:date-value="2010-02-26">
            <text:p>26-Feb</text:p>
          </table:table-cell>
          <table:table-cell table:style-name="ce45" office:value-type="string">
            <text:p>futuro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v0.6</text:p>
          </table:table-cell>
          <table:table-cell table:style-name="ce16" office:value-type="string">
            <text:p>v0.7</text:p>
          </table:table-cell>
          <table:table-cell table:style-name="ce16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2"/>
          <table:table-cell table:style-name="ce10"/>
          <table:table-cell table:style-name="ce16" office:value-type="string">
            <text:p>v0.6</text:p>
          </table:table-cell>
          <table:table-cell table:style-name="ce16" office:value-type="string">
            <text:p>v0.7</text:p>
          </table:table-cell>
          <table:table-cell table:style-name="ce16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7" table:formula="of:=SUM([.C6:.C73])" office:value-type="float" office:value="7">
            <text:p>7</text:p>
          </table:table-cell>
          <table:table-cell table:style-name="ce17" table:formula="of:=SUM([.D6:.D73])" office:value-type="float" office:value="14">
            <text:p>14</text:p>
          </table:table-cell>
          <table:table-cell table:style-name="ce17" table:formula="of:=SUM([.E6:.E73])" office:value-type="float" office:value="14">
            <text:p>14</text:p>
          </table:table-cell>
          <table:table-cell table:style-name="ce17" table:formula="of:=SUM([.F6:.F73])" office:value-type="float" office:value="8">
            <text:p>8</text:p>
          </table:table-cell>
          <table:table-cell table:style-name="ce17" table:formula="of:=SUM([.G6:.G73])" office:value-type="float" office:value="13">
            <text:p>13</text:p>
          </table:table-cell>
          <table:table-cell table:style-name="ce17" table:formula="of:=SUM([.H6:.H73])" office:value-type="float" office:value="9">
            <text:p>9</text:p>
          </table:table-cell>
          <table:table-cell/>
          <table:table-cell table:style-name="ce33"/>
          <table:table-cell table:style-name="ce36" table:formula="of:=SUM([.C4:.G4])" office:value-type="float" office:value="56">
            <text:p>56</text:p>
          </table:table-cell>
          <table:table-cell table:style-name="ce39" table:formula="of:=([.C4])/[.K4]" office:value-type="percentage" office:value="0.125">
            <text:p>13%</text:p>
          </table:table-cell>
          <table:table-cell table:style-name="ce39" table:formula="of:=([.C4]+[.D4])/[.K4]" office:value-type="percentage" office:value="0.375">
            <text:p>38%</text:p>
          </table:table-cell>
          <table:table-cell table:style-name="ce39" table:formula="of:=SUM([.C4:.E4])/[.K4]" office:value-type="percentage" office:value="0.625">
            <text:p>63%</text:p>
          </table:table-cell>
          <table:table-cell table:style-name="ce39" table:formula="of:=SUM([.C4:.F4])/[.K4]" office:value-type="percentage" office:value="0.767857142857143">
            <text:p>77%</text:p>
          </table:table-cell>
          <table:table-cell table:style-name="ce39" table:formula="of:=SUM([.C4:.G4])/[.K4]" office:value-type="percentage" office:value="1">
            <text:p>100%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18" table:number-columns-repeated="5"/>
          <table:table-cell table:style-name="ce25"/>
          <table:table-cell table:style-name="ce31"/>
          <table:table-cell/>
          <table:table-cell table:style-name="ce10"/>
          <table:table-cell table:style-name="ce39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9"/>
            <table:table-cell table:style-name="ce40"/>
            <table:table-cell table:style-name="ce39"/>
            <table:table-cell table:style-name="ce9" table:number-columns-repeated="4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16" table:number-columns-repeated="3"/>
              <table:table-cell table:style-name="ce24"/>
              <table:table-cell table:number-columns-repeated="2"/>
              <table:table-cell table:style-name="ce10" table:formula="of:=SUM([.C7:.G7])" office:value-type="float" office:value="1">
                <text:p>1</text:p>
              </table:table-cell>
              <table:table-cell table:style-name="ce39" table:formula="of:=[.C7]/[.K7]" office:value-type="percentage" office:value="1">
                <text:p>100%</text:p>
              </table:table-cell>
              <table:table-cell table:style-name="ce39" table:formula="of:=([.C7]+[.D7])/[.K7]" office:value-type="percentage" office:value="1">
                <text:p>100%</text:p>
              </table:table-cell>
              <table:table-cell table:style-name="ce39" table:formula="of:=SUM([.C7:.E7])/[.K7]" office:value-type="percentage" office:value="1">
                <text:p>100%</text:p>
              </table:table-cell>
              <table:table-cell table:style-name="ce39" table:formula="of:=SUM([.C7:.F7])/[.K7]" office:value-type="percentage" office:value="1">
                <text:p>100%</text:p>
              </table:table-cell>
              <table:table-cell table:style-name="ce39" table:formula="of:=SUM([.C7:.G7])/[.K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number-columns-repeated="3"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8:.G8])" office:value-type="float" office:value="3">
                <text:p>3</text:p>
              </table:table-cell>
              <table:table-cell table:style-name="ce39" table:formula="of:=[.C8]/[.K8]" office:value-type="percentage" office:value="0.333333333333333">
                <text:p>33%</text:p>
              </table:table-cell>
              <table:table-cell table:style-name="ce39" table:formula="of:=([.C8]+[.D8])/[.K8]" office:value-type="percentage" office:value="0.666666666666667">
                <text:p>67%</text:p>
              </table:table-cell>
              <table:table-cell table:style-name="ce39" table:formula="of:=SUM([.C8:.E8])/[.K8]" office:value-type="percentage" office:value="1">
                <text:p>100%</text:p>
              </table:table-cell>
              <table:table-cell table:style-name="ce39" table:formula="of:=SUM([.C8:.F8])/[.K8]" office:value-type="percentage" office:value="1">
                <text:p>100%</text:p>
              </table:table-cell>
              <table:table-cell table:style-name="ce39" table:formula="of:=SUM([.C8:.G8])/[.K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number-columns-repeated="2" table:style-name="ce16"/>
              <table:table-cell table:number-columns-repeated="3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9:.G9])" office:value-type="float" office:value="3">
                <text:p>3</text:p>
              </table:table-cell>
              <table:table-cell table:style-name="ce39" table:formula="of:=[.C9]/[.K9]" office:value-type="percentage" office:value="0">
                <text:p>0%</text:p>
              </table:table-cell>
              <table:table-cell table:style-name="ce39" table:formula="of:=([.C9]+[.D9])/[.K9]" office:value-type="percentage" office:value="0">
                <text:p>0%</text:p>
              </table:table-cell>
              <table:table-cell table:style-name="ce39" table:formula="of:=SUM([.C9:.E9])/[.K9]" office:value-type="percentage" office:value="0.333333333333333">
                <text:p>33%</text:p>
              </table:table-cell>
              <table:table-cell table:style-name="ce39" table:formula="of:=SUM([.C9:.F9])/[.K9]" office:value-type="percentage" office:value="0.666666666666667">
                <text:p>67%</text:p>
              </table:table-cell>
              <table:table-cell table:style-name="ce39" table:formula="of:=SUM([.C9:.G9])/[.K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19" table:number-columns-repeated="4"/>
            <table:table-cell table:style-name="ce2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number-columns-repeated="2"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11:.G11])" office:value-type="float" office:value="1">
                <text:p>1</text:p>
              </table:table-cell>
              <table:table-cell table:style-name="ce39" table:formula="of:=[.C11]/[.K11]" office:value-type="percentage" office:value="0">
                <text:p>0%</text:p>
              </table:table-cell>
              <table:table-cell table:style-name="ce39" table:formula="of:=([.C11]+[.D11])/[.K11]" office:value-type="percentage" office:value="0">
                <text:p>0%</text:p>
              </table:table-cell>
              <table:table-cell table:style-name="ce39" table:formula="of:=SUM([.C11:.E11])/[.K11]" office:value-type="percentage" office:value="0">
                <text:p>0%</text:p>
              </table:table-cell>
              <table:table-cell table:style-name="ce39" table:formula="of:=SUM([.C11:.F11])/[.K11]" office:value-type="percentage" office:value="0">
                <text:p>0%</text:p>
              </table:table-cell>
              <table:table-cell table:style-name="ce39" table:formula="of:=SUM([.C11:.G11])/[.K1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16"/>
                <table:table-cell table:style-name="ce16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C13:.G13])" office:value-type="float" office:value="1">
                  <text:p>1</text:p>
                </table:table-cell>
                <table:table-cell table:style-name="ce39" table:formula="of:=[.C13]/[.K13]" office:value-type="percentage" office:value="0">
                  <text:p>0%</text:p>
                </table:table-cell>
                <table:table-cell table:style-name="ce39" table:formula="of:=([.C13]+[.D13])/[.K13]" office:value-type="percentage" office:value="1">
                  <text:p>100%</text:p>
                </table:table-cell>
                <table:table-cell table:style-name="ce39" table:formula="of:=SUM([.C13:.E13])/[.K13]" office:value-type="percentage" office:value="1">
                  <text:p>100%</text:p>
                </table:table-cell>
                <table:table-cell table:style-name="ce39" table:formula="of:=SUM([.C13:.F13])/[.K13]" office:value-type="percentage" office:value="1">
                  <text:p>100%</text:p>
                </table:table-cell>
                <table:table-cell table:style-name="ce39" table:formula="of:=SUM([.C13:.G13])/[.K13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number-columns-repeated="3" table:style-name="ce16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table:number-columns-repeated="2"/>
                <table:table-cell table:style-name="ce10" table:formula="of:=SUM([.C14:.G14])" office:value-type="float" office:value="3">
                  <text:p>3</text:p>
                </table:table-cell>
                <table:table-cell table:style-name="ce39" table:formula="of:=[.C14]/[.K14]" office:value-type="percentage" office:value="0.333333333333333">
                  <text:p>33%</text:p>
                </table:table-cell>
                <table:table-cell table:style-name="ce39" table:formula="of:=([.C14]+[.D14])/[.K14]" office:value-type="percentage" office:value="0.666666666666667">
                  <text:p>67%</text:p>
                </table:table-cell>
                <table:table-cell table:style-name="ce39" table:formula="of:=SUM([.C14:.E14])/[.K14]" office:value-type="percentage" office:value="1">
                  <text:p>100%</text:p>
                </table:table-cell>
                <table:table-cell table:style-name="ce39" table:formula="of:=SUM([.C14:.F14])/[.K14]" office:value-type="percentage" office:value="1">
                  <text:p>100%</text:p>
                </table:table-cell>
                <table:table-cell table:style-name="ce39" table:formula="of:=SUM([.C14:.G14])/[.K14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number-columns-repeated="2" table:style-name="ce16"/>
                <table:table-cell table:style-name="ce16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5:.G15])" office:value-type="float" office:value="1">
                  <text:p>1</text:p>
                </table:table-cell>
                <table:table-cell table:style-name="ce39" table:formula="of:=[.C15]/[.K15]" office:value-type="percentage" office:value="0">
                  <text:p>0%</text:p>
                </table:table-cell>
                <table:table-cell table:style-name="ce39" table:formula="of:=([.C15]+[.D15])/[.K15]" office:value-type="percentage" office:value="0">
                  <text:p>0%</text:p>
                </table:table-cell>
                <table:table-cell table:style-name="ce39" table:formula="of:=SUM([.C15:.E15])/[.K15]" office:value-type="percentage" office:value="1">
                  <text:p>100%</text:p>
                </table:table-cell>
                <table:table-cell table:style-name="ce39" table:formula="of:=SUM([.C15:.F15])/[.K15]" office:value-type="percentage" office:value="1">
                  <text:p>100%</text:p>
                </table:table-cell>
                <table:table-cell table:style-name="ce39" table:formula="of:=SUM([.C15:.G15])/[.K15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16"/>
                <table:table-cell table:style-name="ce16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6:.G16])" office:value-type="float" office:value="1">
                  <text:p>1</text:p>
                </table:table-cell>
                <table:table-cell table:style-name="ce39" table:formula="of:=[.C16]/[.K16]" office:value-type="percentage" office:value="0">
                  <text:p>0%</text:p>
                </table:table-cell>
                <table:table-cell table:style-name="ce39" table:formula="of:=([.C16]+[.D16])/[.K16]" office:value-type="percentage" office:value="1">
                  <text:p>100%</text:p>
                </table:table-cell>
                <table:table-cell table:style-name="ce39" table:formula="of:=SUM([.C16:.E16])/[.K16]" office:value-type="percentage" office:value="1">
                  <text:p>100%</text:p>
                </table:table-cell>
                <table:table-cell table:style-name="ce39" table:formula="of:=SUM([.C16:.F16])/[.K16]" office:value-type="percentage" office:value="1">
                  <text:p>100%</text:p>
                </table:table-cell>
                <table:table-cell table:style-name="ce39" table:formula="of:=SUM([.C16:.G16])/[.K16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16"/>
                <table:table-cell table:style-name="ce16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log</text:p>
                </table:table-cell>
                <table:table-cell/>
                <table:table-cell table:style-name="ce10" table:formula="of:=SUM([.C17:.G17])" office:value-type="float" office:value="1">
                  <text:p>1</text:p>
                </table:table-cell>
                <table:table-cell table:style-name="ce39" table:formula="of:=[.C17]/[.K17]" office:value-type="percentage" office:value="0">
                  <text:p>0%</text:p>
                </table:table-cell>
                <table:table-cell table:style-name="ce39" table:formula="of:=([.C17]+[.D17])/[.K17]" office:value-type="percentage" office:value="1">
                  <text:p>100%</text:p>
                </table:table-cell>
                <table:table-cell table:style-name="ce39" table:formula="of:=SUM([.C17:.E17])/[.K17]" office:value-type="percentage" office:value="1">
                  <text:p>100%</text:p>
                </table:table-cell>
                <table:table-cell table:style-name="ce39" table:formula="of:=SUM([.C17:.F17])/[.K17]" office:value-type="percentage" office:value="1">
                  <text:p>100%</text:p>
                </table:table-cell>
                <table:table-cell table:style-name="ce39" table:formula="of:=SUM([.C17:.G17])/[.K17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18:.G18])" office:value-type="float" office:value="2">
                <text:p>2</text:p>
              </table:table-cell>
              <table:table-cell table:style-name="ce39" table:formula="of:=[.C18]/[.K18]" office:value-type="percentage" office:value="0">
                <text:p>0%</text:p>
              </table:table-cell>
              <table:table-cell table:style-name="ce39" table:formula="of:=([.C18]+[.D18])/[.K18]" office:value-type="percentage" office:value="0.5">
                <text:p>50%</text:p>
              </table:table-cell>
              <table:table-cell table:style-name="ce39" table:formula="of:=SUM([.C18:.E18])/[.K18]" office:value-type="percentage" office:value="1">
                <text:p>100%</text:p>
              </table:table-cell>
              <table:table-cell table:style-name="ce39" table:formula="of:=SUM([.C18:.F18])/[.K18]" office:value-type="percentage" office:value="1">
                <text:p>100%</text:p>
              </table:table-cell>
              <table:table-cell table:style-name="ce39" table:formula="of:=SUM([.C18:.G18])/[.K1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20:.G20])" office:value-type="float" office:value="2">
                <text:p>2</text:p>
              </table:table-cell>
              <table:table-cell table:style-name="ce39" table:formula="of:=[.C20]/[.K20]" office:value-type="percentage" office:value="0">
                <text:p>0%</text:p>
              </table:table-cell>
              <table:table-cell table:style-name="ce39" table:formula="of:=([.C20]+[.D20])/[.K20]" office:value-type="percentage" office:value="0.5">
                <text:p>50%</text:p>
              </table:table-cell>
              <table:table-cell table:style-name="ce39" table:formula="of:=SUM([.C20:.E20])/[.K20]" office:value-type="percentage" office:value="1">
                <text:p>100%</text:p>
              </table:table-cell>
              <table:table-cell table:style-name="ce39" table:formula="of:=SUM([.C20:.F20])/[.K20]" office:value-type="percentage" office:value="1">
                <text:p>100%</text:p>
              </table:table-cell>
              <table:table-cell table:style-name="ce39" table:formula="of:=SUM([.C20:.G20])/[.K2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21:.G21])" office:value-type="float" office:value="1">
                <text:p>1</text:p>
              </table:table-cell>
              <table:table-cell table:style-name="ce39" table:formula="of:=[.C21]/[.K21]" office:value-type="percentage" office:value="0">
                <text:p>0%</text:p>
              </table:table-cell>
              <table:table-cell table:style-name="ce39" table:formula="of:=([.C21]+[.D21])/[.K21]" office:value-type="percentage" office:value="0">
                <text:p>0%</text:p>
              </table:table-cell>
              <table:table-cell table:style-name="ce39" table:formula="of:=SUM([.C21:.E21])/[.K21]" office:value-type="percentage" office:value="1">
                <text:p>100%</text:p>
              </table:table-cell>
              <table:table-cell table:style-name="ce39" table:formula="of:=SUM([.C21:.F21])/[.K21]" office:value-type="percentage" office:value="1">
                <text:p>100%</text:p>
              </table:table-cell>
              <table:table-cell table:style-name="ce39" table:formula="of:=SUM([.C21:.G21])/[.K2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rev</text:p>
              </table:table-cell>
              <table:table-cell/>
              <table:table-cell table:style-name="ce10" table:formula="of:=SUM([.C22:.G22])" office:value-type="float" office:value="1">
                <text:p>1</text:p>
              </table:table-cell>
              <table:table-cell table:style-name="ce39" table:formula="of:=[.C22]/[.K22]" office:value-type="percentage" office:value="0">
                <text:p>0%</text:p>
              </table:table-cell>
              <table:table-cell table:style-name="ce39" table:formula="of:=([.C22]+[.D22])/[.K22]" office:value-type="percentage" office:value="0">
                <text:p>0%</text:p>
              </table:table-cell>
              <table:table-cell table:style-name="ce39" table:formula="of:=SUM([.C22:.E22])/[.K22]" office:value-type="percentage" office:value="1">
                <text:p>100%</text:p>
              </table:table-cell>
              <table:table-cell table:style-name="ce39" table:formula="of:=SUM([.C22:.F22])/[.K22]" office:value-type="percentage" office:value="1">
                <text:p>100%</text:p>
              </table:table-cell>
              <table:table-cell table:style-name="ce39" table:formula="of:=SUM([.C22:.G22])/[.K22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5</text:p>
            </table:table-cell>
            <table:table-cell table:style-name="ce9" office:value-type="string">
              <text:p>Tradução do registro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number-columns-repeated="2" table:style-name="ce16"/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4:.G24])" office:value-type="float" office:value="2">
                <text:p>2</text:p>
              </table:table-cell>
              <table:table-cell table:style-name="ce39" table:formula="of:=[.C24]/[.K24]" office:value-type="percentage" office:value="0">
                <text:p>0%</text:p>
              </table:table-cell>
              <table:table-cell table:style-name="ce39" table:formula="of:=([.C24]+[.D24])/[.K24]" office:value-type="percentage" office:value="0">
                <text:p>0%</text:p>
              </table:table-cell>
              <table:table-cell table:style-name="ce39" table:formula="of:=SUM([.C24:.E24])/[.K24]" office:value-type="percentage" office:value="0">
                <text:p>0%</text:p>
              </table:table-cell>
              <table:table-cell table:style-name="ce39" table:formula="of:=SUM([.C24:.F24])/[.K24]" office:value-type="percentage" office:value="0.5">
                <text:p>50%</text:p>
              </table:table-cell>
              <table:table-cell table:style-name="ce39" table:formula="of:=SUM([.C24:.G24])/[.K2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number-columns-repeated="2" table:style-name="ce16"/>
              <table:table-cell table:style-name="ce16"/>
              <table:table-cell table:style-name="ce22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5:.G25])" office:value-type="float" office:value="2">
                <text:p>2</text:p>
              </table:table-cell>
              <table:table-cell table:style-name="ce39" table:formula="of:=[.C25]/[.K25]" office:value-type="percentage" office:value="0">
                <text:p>0%</text:p>
              </table:table-cell>
              <table:table-cell table:style-name="ce39" table:formula="of:=([.C25]+[.D25])/[.K25]" office:value-type="percentage" office:value="0">
                <text:p>0%</text:p>
              </table:table-cell>
              <table:table-cell table:style-name="ce39" table:formula="of:=SUM([.C25:.E25])/[.K25]" office:value-type="percentage" office:value="0">
                <text:p>0%</text:p>
              </table:table-cell>
              <table:table-cell table:style-name="ce39" table:formula="of:=SUM([.C25:.F25])/[.K25]" office:value-type="percentage" office:value="0.5">
                <text:p>50%</text:p>
              </table:table-cell>
              <table:table-cell table:style-name="ce39" table:formula="of:=SUM([.C25:.G25])/[.K2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7:.G27])" office:value-type="float" office:value="1">
                <text:p>1</text:p>
              </table:table-cell>
              <table:table-cell table:style-name="ce39" table:formula="of:=[.C27]/[.K27]" office:value-type="percentage" office:value="0">
                <text:p>0%</text:p>
              </table:table-cell>
              <table:table-cell table:style-name="ce39" table:formula="of:=([.C27]+[.D27])/[.K27]" office:value-type="percentage" office:value="0">
                <text:p>0%</text:p>
              </table:table-cell>
              <table:table-cell table:style-name="ce39" table:formula="of:=SUM([.C27:.E27])/[.K27]" office:value-type="percentage" office:value="1">
                <text:p>100%</text:p>
              </table:table-cell>
              <table:table-cell table:style-name="ce39" table:formula="of:=SUM([.C27:.F27])/[.K27]" office:value-type="percentage" office:value="1">
                <text:p>100%</text:p>
              </table:table-cell>
              <table:table-cell table:style-name="ce39" table:formula="of:=SUM([.C27:.G27])/[.K2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number-columns-repeated="2"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8:.G28])" office:value-type="float" office:value="1">
                <text:p>1</text:p>
              </table:table-cell>
              <table:table-cell table:style-name="ce39" table:formula="of:=[.C28]/[.K28]" office:value-type="percentage" office:value="0">
                <text:p>0%</text:p>
              </table:table-cell>
              <table:table-cell table:style-name="ce39" table:formula="of:=([.C28]+[.D28])/[.K28]" office:value-type="percentage" office:value="0">
                <text:p>0%</text:p>
              </table:table-cell>
              <table:table-cell table:style-name="ce39" table:formula="of:=SUM([.C28:.E28])/[.K28]" office:value-type="percentage" office:value="0">
                <text:p>0%</text:p>
              </table:table-cell>
              <table:table-cell table:style-name="ce39" table:formula="of:=SUM([.C28:.F28])/[.K28]" office:value-type="percentage" office:value="0">
                <text:p>0%</text:p>
              </table:table-cell>
              <table:table-cell table:style-name="ce39" table:formula="of:=SUM([.C28:.G28])/[.K2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30:.G30])" office:value-type="float" office:value="1">
                <text:p>1</text:p>
              </table:table-cell>
              <table:table-cell table:style-name="ce39" table:formula="of:=[.C30]/[.K30]" office:value-type="percentage" office:value="1">
                <text:p>100%</text:p>
              </table:table-cell>
              <table:table-cell table:style-name="ce39" table:formula="of:=([.C30]+[.D30])/[.K30]" office:value-type="percentage" office:value="1">
                <text:p>100%</text:p>
              </table:table-cell>
              <table:table-cell table:style-name="ce39" table:formula="of:=SUM([.C30:.E30])/[.K30]" office:value-type="percentage" office:value="1">
                <text:p>100%</text:p>
              </table:table-cell>
              <table:table-cell table:style-name="ce39" table:formula="of:=SUM([.C30:.F30])/[.K30]" office:value-type="percentage" office:value="1">
                <text:p>100%</text:p>
              </table:table-cell>
              <table:table-cell table:style-name="ce39" table:formula="of:=SUM([.C30:.G30])/[.K3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16" table:number-columns-repeated="5"/>
              <table:table-cell table:style-name="ce24" office:value-type="float" office:value="1">
                <text:p>1</text:p>
              </table:table-cell>
              <table:table-cell office:value-type="string">
                <text:p>us</text:p>
              </table:table-cell>
              <table:table-cell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3:.G33])" office:value-type="float" office:value="1">
                <text:p>1</text:p>
              </table:table-cell>
              <table:table-cell table:style-name="ce39" table:formula="of:=[.C33]/[.K33]" office:value-type="percentage" office:value="0">
                <text:p>0%</text:p>
              </table:table-cell>
              <table:table-cell table:style-name="ce39" table:formula="of:=([.C33]+[.D33])/[.K33]" office:value-type="percentage" office:value="1">
                <text:p>100%</text:p>
              </table:table-cell>
              <table:table-cell table:style-name="ce39" table:formula="of:=SUM([.C33:.E33])/[.K33]" office:value-type="percentage" office:value="1">
                <text:p>100%</text:p>
              </table:table-cell>
              <table:table-cell table:style-name="ce39" table:formula="of:=SUM([.C33:.F33])/[.K33]" office:value-type="percentage" office:value="1">
                <text:p>100%</text:p>
              </table:table-cell>
              <table:table-cell table:style-name="ce39" table:formula="of:=SUM([.C33:.G33])/[.K3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4:.G34])" office:value-type="float" office:value="1">
                <text:p>1</text:p>
              </table:table-cell>
              <table:table-cell table:style-name="ce39" table:formula="of:=[.C34]/[.K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36:.G36])" office:value-type="float" office:value="1">
                <text:p>1</text:p>
              </table:table-cell>
              <table:table-cell table:style-name="ce39" table:formula="of:=[.C36]/[.K36]" office:value-type="percentage" office:value="0">
                <text:p>0%</text:p>
              </table:table-cell>
              <table:table-cell table:style-name="ce39" table:formula="of:=([.C36]+[.D36])/[.K36]" office:value-type="percentage" office:value="0">
                <text:p>0%</text:p>
              </table:table-cell>
              <table:table-cell table:style-name="ce39" table:formula="of:=SUM([.C36:.E36])/[.K36]" office:value-type="percentage" office:value="1">
                <text:p>100%</text:p>
              </table:table-cell>
              <table:table-cell table:style-name="ce39" table:formula="of:=SUM([.C36:.F36])/[.K36]" office:value-type="percentage" office:value="1">
                <text:p>100%</text:p>
              </table:table-cell>
              <table:table-cell table:style-name="ce39" table:formula="of:=SUM([.C36:.G36])/[.K36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number-columns-repeated="2"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37:.G37])" office:value-type="float" office:value="1">
                <text:p>1</text:p>
              </table:table-cell>
              <table:table-cell table:style-name="ce39" table:formula="of:=[.C37]/[.K37]" office:value-type="percentage" office:value="0">
                <text:p>0%</text:p>
              </table:table-cell>
              <table:table-cell table:style-name="ce39" table:formula="of:=([.C37]+[.D37])/[.K37]" office:value-type="percentage" office:value="0">
                <text:p>0%</text:p>
              </table:table-cell>
              <table:table-cell table:style-name="ce39" table:formula="of:=SUM([.C37:.E37])/[.K37]" office:value-type="percentage" office:value="0">
                <text:p>0%</text:p>
              </table:table-cell>
              <table:table-cell table:style-name="ce39" table:formula="of:=SUM([.C37:.F37])/[.K37]" office:value-type="percentage" office:value="0">
                <text:p>0%</text:p>
              </table:table-cell>
              <table:table-cell table:style-name="ce39" table:formula="of:=SUM([.C37:.G37])/[.K3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16"/>
              <table:table-cell table:style-name="ce22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table:number-columns-repeated="2"/>
              <table:table-cell table:style-name="ce10" table:formula="of:=SUM([.C39:.G39])" office:value-type="float" office:value="1">
                <text:p>1</text:p>
              </table:table-cell>
              <table:table-cell table:style-name="ce39" table:formula="of:=[.C39]/[.K39]" office:value-type="percentage" office:value="0">
                <text:p>0%</text:p>
              </table:table-cell>
              <table:table-cell table:style-name="ce39" table:formula="of:=([.C39]+[.D39])/[.K39]" office:value-type="percentage" office:value="1">
                <text:p>100%</text:p>
              </table:table-cell>
              <table:table-cell table:style-name="ce39" table:formula="of:=SUM([.C39:.E39])/[.K39]" office:value-type="percentage" office:value="1">
                <text:p>100%</text:p>
              </table:table-cell>
              <table:table-cell table:style-name="ce39" table:formula="of:=SUM([.C39:.F39])/[.K39]" office:value-type="percentage" office:value="1">
                <text:p>100%</text:p>
              </table:table-cell>
              <table:table-cell table:style-name="ce39" table:formula="of:=SUM([.C39:.G39])/[.K3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40:.G40])" office:value-type="float" office:value="1">
                <text:p>1</text:p>
              </table:table-cell>
              <table:table-cell table:style-name="ce39" table:formula="of:=[.C40]/[.K40]" office:value-type="percentage" office:value="0">
                <text:p>0%</text:p>
              </table:table-cell>
              <table:table-cell table:style-name="ce39" table:formula="of:=([.C40]+[.D40])/[.K40]" office:value-type="percentage" office:value="0">
                <text:p>0%</text:p>
              </table:table-cell>
              <table:table-cell table:style-name="ce39" table:formula="of:=SUM([.C40:.E40])/[.K40]" office:value-type="percentage" office:value="1">
                <text:p>100%</text:p>
              </table:table-cell>
              <table:table-cell table:style-name="ce39" table:formula="of:=SUM([.C40:.F40])/[.K40]" office:value-type="percentage" office:value="1">
                <text:p>100%</text:p>
              </table:table-cell>
              <table:table-cell table:style-name="ce39" table:formula="of:=SUM([.C40:.G40])/[.K4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number-columns-repeated="2" table:style-name="ce16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24"/>
              <table:table-cell table:number-columns-repeated="2"/>
              <table:table-cell table:style-name="ce10" table:formula="of:=SUM([.C41:.G41])" office:value-type="float" office:value="1">
                <text:p>1</text:p>
              </table:table-cell>
              <table:table-cell table:style-name="ce39" table:formula="of:=[.C41]/[.K41]" office:value-type="percentage" office:value="0">
                <text:p>0%</text:p>
              </table:table-cell>
              <table:table-cell table:style-name="ce39" table:formula="of:=([.C41]+[.D41])/[.K41]" office:value-type="percentage" office:value="0">
                <text:p>0%</text:p>
              </table:table-cell>
              <table:table-cell table:style-name="ce39" table:formula="of:=SUM([.C41:.E41])/[.K41]" office:value-type="percentage" office:value="0">
                <text:p>0%</text:p>
              </table:table-cell>
              <table:table-cell table:style-name="ce39" table:formula="of:=SUM([.C41:.F41])/[.K41]" office:value-type="percentage" office:value="1">
                <text:p>100%</text:p>
              </table:table-cell>
              <table:table-cell table:style-name="ce39" table:formula="of:=SUM([.C41:.G41])/[.K4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44:.G44])" office:value-type="float" office:value="1">
                <text:p>1</text:p>
              </table:table-cell>
              <table:table-cell table:style-name="ce39" table:formula="of:=[.C44]/[.K44]" office:value-type="percentage" office:value="0">
                <text:p>0%</text:p>
              </table:table-cell>
              <table:table-cell table:style-name="ce39" table:formula="of:=([.C44]+[.D44])/[.K44]" office:value-type="percentage" office:value="1">
                <text:p>100%</text:p>
              </table:table-cell>
              <table:table-cell table:style-name="ce39" table:formula="of:=SUM([.C44:.E44])/[.K44]" office:value-type="percentage" office:value="1">
                <text:p>100%</text:p>
              </table:table-cell>
              <table:table-cell table:style-name="ce39" table:formula="of:=SUM([.C44:.F44])/[.K44]" office:value-type="percentage" office:value="1">
                <text:p>100%</text:p>
              </table:table-cell>
              <table:table-cell table:style-name="ce39" table:formula="of:=SUM([.C44:.G44])/[.K4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C45:.G45])" office:value-type="float" office:value="2">
                <text:p>2</text:p>
              </table:table-cell>
              <table:table-cell table:style-name="ce39" table:formula="of:=[.C45]/[.K45]" office:value-type="percentage" office:value="0.5">
                <text:p>50%</text:p>
              </table:table-cell>
              <table:table-cell table:style-name="ce39" table:formula="of:=([.C45]+[.D45])/[.K45]" office:value-type="percentage" office:value="1">
                <text:p>100%</text:p>
              </table:table-cell>
              <table:table-cell table:style-name="ce39" table:formula="of:=SUM([.C45:.E45])/[.K45]" office:value-type="percentage" office:value="1">
                <text:p>100%</text:p>
              </table:table-cell>
              <table:table-cell table:style-name="ce39" table:formula="of:=SUM([.C45:.F45])/[.K45]" office:value-type="percentage" office:value="1">
                <text:p>100%</text:p>
              </table:table-cell>
              <table:table-cell table:style-name="ce39" table:formula="of:=SUM([.C45:.G45])/[.K4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16" table:number-columns-repeated="5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6" table:number-columns-repeated="5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16" table:number-columns-repeated="5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6" table:number-columns-repeated="5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19" table:number-columns-repeated="5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C53:.G53])" office:value-type="float" office:value="2">
                <text:p>2</text:p>
              </table:table-cell>
              <table:table-cell table:style-name="ce39" table:formula="of:=[.C53]/[.K53]" office:value-type="percentage" office:value="0.5">
                <text:p>50%</text:p>
              </table:table-cell>
              <table:table-cell table:style-name="ce39" table:formula="of:=([.C53]+[.D53])/[.K53]" office:value-type="percentage" office:value="1">
                <text:p>100%</text:p>
              </table:table-cell>
              <table:table-cell table:style-name="ce39" table:formula="of:=SUM([.C53:.E53])/[.K53]" office:value-type="percentage" office:value="1">
                <text:p>100%</text:p>
              </table:table-cell>
              <table:table-cell table:style-name="ce39" table:formula="of:=SUM([.C53:.F53])/[.K53]" office:value-type="percentage" office:value="1">
                <text:p>100%</text:p>
              </table:table-cell>
              <table:table-cell table:style-name="ce39" table:formula="of:=SUM([.C53:.G53])/[.K5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4:.G54])" office:value-type="float" office:value="2">
                <text:p>2</text:p>
              </table:table-cell>
              <table:table-cell table:style-name="ce39" table:formula="of:=[.C54]/[.K54]" office:value-type="percentage" office:value="0.5">
                <text:p>50%</text:p>
              </table:table-cell>
              <table:table-cell table:style-name="ce39" table:formula="of:=([.C54]+[.D54])/[.K54]" office:value-type="percentage" office:value="1">
                <text:p>100%</text:p>
              </table:table-cell>
              <table:table-cell table:style-name="ce39" table:formula="of:=SUM([.C54:.E54])/[.K54]" office:value-type="percentage" office:value="1">
                <text:p>100%</text:p>
              </table:table-cell>
              <table:table-cell table:style-name="ce39" table:formula="of:=SUM([.C54:.F54])/[.K54]" office:value-type="percentage" office:value="1">
                <text:p>100%</text:p>
              </table:table-cell>
              <table:table-cell table:style-name="ce39" table:formula="of:=SUM([.C54:.G54])/[.K5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number-columns-repeated="2" table:style-name="ce16"/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5:.G55])" office:value-type="float" office:value="2">
                <text:p>2</text:p>
              </table:table-cell>
              <table:table-cell table:style-name="ce39" table:formula="of:=[.C55]/[.K55]" office:value-type="percentage" office:value="0">
                <text:p>0%</text:p>
              </table:table-cell>
              <table:table-cell table:style-name="ce39" table:formula="of:=([.C55]+[.D55])/[.K55]" office:value-type="percentage" office:value="0">
                <text:p>0%</text:p>
              </table:table-cell>
              <table:table-cell table:style-name="ce39" table:formula="of:=SUM([.C55:.E55])/[.K55]" office:value-type="percentage" office:value="0">
                <text:p>0%</text:p>
              </table:table-cell>
              <table:table-cell table:style-name="ce39" table:formula="of:=SUM([.C55:.F55])/[.K55]" office:value-type="percentage" office:value="0.5">
                <text:p>50%</text:p>
              </table:table-cell>
              <table:table-cell table:style-name="ce39" table:formula="of:=SUM([.C55:.G55])/[.K5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19" table:number-columns-repeated="5"/>
            <table:table-cell table:style-name="ce27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/>
              <table:table-cell office:value-type="string">
                <text:p>adm</text:p>
              </table:table-cell>
              <table:table-cell table:style-name="ce10" table:formula="of:=SUM([.C57:.G57])" office:value-type="float" office:value="1">
                <text:p>1</text:p>
              </table:table-cell>
              <table:table-cell table:style-name="ce39" table:formula="of:=[.C57]/[.K57]" office:value-type="percentage" office:value="0">
                <text:p>0%</text:p>
              </table:table-cell>
              <table:table-cell table:style-name="ce39" table:formula="of:=([.C57]+[.D57])/[.K57]" office:value-type="percentage" office:value="0">
                <text:p>0%</text:p>
              </table:table-cell>
              <table:table-cell table:style-name="ce39" table:formula="of:=SUM([.C57:.E57])/[.K57]" office:value-type="percentage" office:value="1">
                <text:p>100%</text:p>
              </table:table-cell>
              <table:table-cell table:style-name="ce39" table:formula="of:=SUM([.C57:.F57])/[.K57]" office:value-type="percentage" office:value="1">
                <text:p>100%</text:p>
              </table:table-cell>
              <table:table-cell table:style-name="ce39" table:formula="of:=SUM([.C57:.G57])/[.K5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number-columns-repeated="2"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8:.G58])" office:value-type="float" office:value="1">
                <text:p>1</text:p>
              </table:table-cell>
              <table:table-cell table:style-name="ce39" table:formula="of:=[.C58]/[.K58]" office:value-type="percentage" office:value="0">
                <text:p>0%</text:p>
              </table:table-cell>
              <table:table-cell table:style-name="ce39" table:formula="of:=([.C58]+[.D58])/[.K58]" office:value-type="percentage" office:value="0">
                <text:p>0%</text:p>
              </table:table-cell>
              <table:table-cell table:style-name="ce39" table:formula="of:=SUM([.C58:.E58])/[.K58]" office:value-type="percentage" office:value="0">
                <text:p>0%</text:p>
              </table:table-cell>
              <table:table-cell table:style-name="ce39" table:formula="of:=SUM([.C58:.F58])/[.K58]" office:value-type="percentage" office:value="0">
                <text:p>0%</text:p>
              </table:table-cell>
              <table:table-cell table:style-name="ce39" table:formula="of:=SUM([.C58:.G58])/[.K5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59:.G59])" office:value-type="float" office:value="1">
                <text:p>1</text:p>
              </table:table-cell>
              <table:table-cell table:style-name="ce39" table:formula="of:=[.C59]/[.K59]" office:value-type="percentage" office:value="0">
                <text:p>0%</text:p>
              </table:table-cell>
              <table:table-cell table:style-name="ce39" table:formula="of:=([.C59]+[.D59])/[.K59]" office:value-type="percentage" office:value="0">
                <text:p>0%</text:p>
              </table:table-cell>
              <table:table-cell table:style-name="ce39" table:formula="of:=SUM([.C59:.E59])/[.K59]" office:value-type="percentage" office:value="1">
                <text:p>100%</text:p>
              </table:table-cell>
              <table:table-cell table:style-name="ce39" table:formula="of:=SUM([.C59:.F59])/[.K59]" office:value-type="percentage" office:value="1">
                <text:p>100%</text:p>
              </table:table-cell>
              <table:table-cell table:style-name="ce39" table:formula="of:=SUM([.C59:.G59])/[.K5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number-columns-repeated="2"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60:.G60])" office:value-type="float" office:value="1">
                <text:p>1</text:p>
              </table:table-cell>
              <table:table-cell table:style-name="ce39" table:formula="of:=[.C60]/[.K60]" office:value-type="percentage" office:value="0">
                <text:p>0%</text:p>
              </table:table-cell>
              <table:table-cell table:style-name="ce39" table:formula="of:=([.C60]+[.D60])/[.K60]" office:value-type="percentage" office:value="0">
                <text:p>0%</text:p>
              </table:table-cell>
              <table:table-cell table:style-name="ce39" table:formula="of:=SUM([.C60:.E60])/[.K60]" office:value-type="percentage" office:value="1">
                <text:p>100%</text:p>
              </table:table-cell>
              <table:table-cell table:style-name="ce39" table:formula="of:=SUM([.C60:.F60])/[.K60]" office:value-type="percentage" office:value="1">
                <text:p>100%</text:p>
              </table:table-cell>
              <table:table-cell table:style-name="ce39" table:formula="of:=SUM([.C60:.G60])/[.K6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20" table:number-columns-repeated="7"/>
          <table:table-cell table:style-name="ce3"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16" table:number-columns-repeated="5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number-columns-repeated="2" table:style-name="ce16"/>
            <table:table-cell table:style-name="ce16"/>
            <table:table-cell table:number-columns-repeated="2"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3:.G63])" office:value-type="float" office:value="2">
              <text:p>2</text:p>
            </table:table-cell>
            <table:table-cell table:style-name="ce39" table:formula="of:=[.C63]/[.K63]" office:value-type="percentage" office:value="0">
              <text:p>0%</text:p>
            </table:table-cell>
            <table:table-cell table:style-name="ce39" table:formula="of:=([.C63]+[.D63])/[.K63]" office:value-type="percentage" office:value="0">
              <text:p>0%</text:p>
            </table:table-cell>
            <table:table-cell table:style-name="ce39" table:formula="of:=SUM([.C63:.E63])/[.K63]" office:value-type="percentage" office:value="0">
              <text:p>0%</text:p>
            </table:table-cell>
            <table:table-cell table:style-name="ce39" table:formula="of:=SUM([.C63:.F63])/[.K63]" office:value-type="percentage" office:value="0.5">
              <text:p>50%</text:p>
            </table:table-cell>
            <table:table-cell table:style-name="ce39" table:formula="of:=SUM([.C63:.G63])/[.K6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16" table:number-columns-repeated="5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16" table:number-columns-repeated="5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number-columns-repeated="2"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6:.G66])" office:value-type="float" office:value="1">
              <text:p>1</text:p>
            </table:table-cell>
            <table:table-cell table:style-name="ce39" table:formula="of:=[.C66]/[.K66]" office:value-type="percentage" office:value="0">
              <text:p>0%</text:p>
            </table:table-cell>
            <table:table-cell table:style-name="ce39" table:formula="of:=([.C66]+[.D66])/[.K66]" office:value-type="percentage" office:value="0">
              <text:p>0%</text:p>
            </table:table-cell>
            <table:table-cell table:style-name="ce39" table:formula="of:=SUM([.C66:.E66])/[.K66]" office:value-type="percentage" office:value="0">
              <text:p>0%</text:p>
            </table:table-cell>
            <table:table-cell table:style-name="ce39" table:formula="of:=SUM([.C66:.F66])/[.K66]" office:value-type="percentage" office:value="0">
              <text:p>0%</text:p>
            </table:table-cell>
            <table:table-cell table:style-name="ce39" table:formula="of:=SUM([.C66:.G66])/[.K6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number-columns-repeated="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8:.G68])" office:value-type="float" office:value="1">
              <text:p>1</text:p>
            </table:table-cell>
            <table:table-cell table:style-name="ce39" table:formula="of:=[.C68]/[.K68]" office:value-type="percentage" office:value="0">
              <text:p>0%</text:p>
            </table:table-cell>
            <table:table-cell table:style-name="ce39" table:formula="of:=([.C68]+[.D68])/[.K68]" office:value-type="percentage" office:value="0">
              <text:p>0%</text:p>
            </table:table-cell>
            <table:table-cell table:style-name="ce39" table:formula="of:=SUM([.C68:.E68])/[.K68]" office:value-type="percentage" office:value="0">
              <text:p>0%</text:p>
            </table:table-cell>
            <table:table-cell table:style-name="ce39" table:formula="of:=SUM([.C68:.F68])/[.K68]" office:value-type="percentage" office:value="1">
              <text:p>100%</text:p>
            </table:table-cell>
            <table:table-cell table:style-name="ce39" table:formula="of:=SUM([.C68:.G68])/[.K68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number-columns-repeated="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9:.G69])" office:value-type="float" office:value="1">
              <text:p>1</text:p>
            </table:table-cell>
            <table:table-cell table:style-name="ce39" table:formula="of:=[.C69]/[.K69]" office:value-type="percentage" office:value="0">
              <text:p>0%</text:p>
            </table:table-cell>
            <table:table-cell table:style-name="ce39" table:formula="of:=([.C69]+[.D69])/[.K69]" office:value-type="percentage" office:value="0">
              <text:p>0%</text:p>
            </table:table-cell>
            <table:table-cell table:style-name="ce39" table:formula="of:=SUM([.C69:.E69])/[.K69]" office:value-type="percentage" office:value="0">
              <text:p>0%</text:p>
            </table:table-cell>
            <table:table-cell table:style-name="ce39" table:formula="of:=SUM([.C69:.F69])/[.K69]" office:value-type="percentage" office:value="1">
              <text:p>100%</text:p>
            </table:table-cell>
            <table:table-cell table:style-name="ce39" table:formula="of:=SUM([.C69:.G69])/[.K69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number-columns-repeated="2"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0:.G70])" office:value-type="float" office:value="1">
              <text:p>1</text:p>
            </table:table-cell>
            <table:table-cell table:style-name="ce39" table:formula="of:=[.C70]/[.K70]" office:value-type="percentage" office:value="0">
              <text:p>0%</text:p>
            </table:table-cell>
            <table:table-cell table:style-name="ce39" table:formula="of:=([.C70]+[.D70])/[.K70]" office:value-type="percentage" office:value="0">
              <text:p>0%</text:p>
            </table:table-cell>
            <table:table-cell table:style-name="ce39" table:formula="of:=SUM([.C70:.E70])/[.K70]" office:value-type="percentage" office:value="0">
              <text:p>0%</text:p>
            </table:table-cell>
            <table:table-cell table:style-name="ce39" table:formula="of:=SUM([.C70:.F70])/[.K70]" office:value-type="percentage" office:value="0">
              <text:p>0%</text:p>
            </table:table-cell>
            <table:table-cell table:style-name="ce39" table:formula="of:=SUM([.C70:.G70])/[.K70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number-columns-repeated="2"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1:.G71])" office:value-type="float" office:value="1">
              <text:p>1</text:p>
            </table:table-cell>
            <table:table-cell table:style-name="ce39" table:formula="of:=[.C71]/[.K71]" office:value-type="percentage" office:value="0">
              <text:p>0%</text:p>
            </table:table-cell>
            <table:table-cell table:style-name="ce39" table:formula="of:=([.C71]+[.D71])/[.K71]" office:value-type="percentage" office:value="0">
              <text:p>0%</text:p>
            </table:table-cell>
            <table:table-cell table:style-name="ce39" table:formula="of:=SUM([.C71:.E71])/[.K71]" office:value-type="percentage" office:value="0">
              <text:p>0%</text:p>
            </table:table-cell>
            <table:table-cell table:style-name="ce39" table:formula="of:=SUM([.C71:.F71])/[.K71]" office:value-type="percentage" office:value="0">
              <text:p>0%</text:p>
            </table:table-cell>
            <table:table-cell table:style-name="ce39" table:formula="of:=SUM([.C71:.G71])/[.K71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16" table:number-columns-repeated="5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number-columns-repeated="2"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3:.G73])" office:value-type="float" office:value="1">
              <text:p>1</text:p>
            </table:table-cell>
            <table:table-cell table:style-name="ce39" table:formula="of:=[.C73]/[.K73]" office:value-type="percentage" office:value="0">
              <text:p>0%</text:p>
            </table:table-cell>
            <table:table-cell table:style-name="ce39" table:formula="of:=([.C73]+[.D73])/[.K73]" office:value-type="percentage" office:value="0">
              <text:p>0%</text:p>
            </table:table-cell>
            <table:table-cell table:style-name="ce39" table:formula="of:=SUM([.C73:.E73])/[.K73]" office:value-type="percentage" office:value="0">
              <text:p>0%</text:p>
            </table:table-cell>
            <table:table-cell table:style-name="ce39" table:formula="of:=SUM([.C73:.F73])/[.K73]" office:value-type="percentage" office:value="0">
              <text:p>0%</text:p>
            </table:table-cell>
            <table:table-cell table:style-name="ce39" table:formula="of:=SUM([.C73:.G73])/[.K7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21"/>
          <table:covered-table-cell table:style-name="ce28"/>
          <table:table-cell table:style-name="ce31"/>
          <table:table-cell table:style-name="ce35"/>
          <table:table-cell table:style-name="ce10"/>
          <table:table-cell table:style-name="ce39"/>
          <table:table-cell table:style-name="ce43" table:number-columns-repeated="5"/>
          <table:table-cell table:style-name="ce35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table:number-columns-repeated="3"/>
            <table:table-cell table:style-name="ce24"/>
            <table:table-cell table:number-columns-repeated="2"/>
            <table:table-cell table:style-name="ce10" table:formula="of:=SUM([.C75:.G75])" office:value-type="float" office:value="1">
              <text:p>1</text:p>
            </table:table-cell>
            <table:table-cell table:style-name="ce39" table:formula="of:=[.C75]/[.K75]" office:value-type="percentage" office:value="1">
              <text:p>100%</text:p>
            </table:table-cell>
            <table:table-cell table:style-name="ce39" table:formula="of:=([.C75]+[.D75])/[.K75]" office:value-type="percentage" office:value="1">
              <text:p>100%</text:p>
            </table:table-cell>
            <table:table-cell table:style-name="ce39" table:formula="of:=SUM([.C75:.E75])/[.K75]" office:value-type="percentage" office:value="1">
              <text:p>100%</text:p>
            </table:table-cell>
            <table:table-cell table:style-name="ce39" table:formula="of:=SUM([.C75:.F75])/[.K75]" office:value-type="percentage" office:value="1">
              <text:p>100%</text:p>
            </table:table-cell>
            <table:table-cell table:style-name="ce39" table:formula="of:=SUM([.C75:.G75])/[.K75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number-columns-repeated="2" table:style-name="ce16"/>
            <table:table-cell table:style-name="ce16" office:value-type="float" office:value="1">
              <text:p>1</text:p>
            </table:table-cell>
            <table:table-cell table:style-name="ce16" table:number-columns-repeated="2"/>
            <table:table-cell table:style-name="ce24"/>
            <table:table-cell table:number-columns-repeated="2"/>
            <table:table-cell table:style-name="ce10" table:formula="of:=SUM([.C76:.G76])" office:value-type="float" office:value="1">
              <text:p>1</text:p>
            </table:table-cell>
            <table:table-cell table:style-name="ce39" table:formula="of:=[.C76]/[.K76]" office:value-type="percentage" office:value="0">
              <text:p>0%</text:p>
            </table:table-cell>
            <table:table-cell table:style-name="ce39" table:formula="of:=([.C76]+[.D76])/[.K76]" office:value-type="percentage" office:value="0">
              <text:p>0%</text:p>
            </table:table-cell>
            <table:table-cell table:style-name="ce39" table:formula="of:=SUM([.C76:.E76])/[.K76]" office:value-type="percentage" office:value="1">
              <text:p>100%</text:p>
            </table:table-cell>
            <table:table-cell table:style-name="ce39" table:formula="of:=SUM([.C76:.F76])/[.K76]" office:value-type="percentage" office:value="1">
              <text:p>100%</text:p>
            </table:table-cell>
            <table:table-cell table:style-name="ce39" table:formula="of:=SUM([.C76:.G76])/[.K7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3</text:p>
            </table:table-cell>
            <table:table-cell table:style-name="ce13" office:value-type="string">
              <text:p>Servidores de produção</text:p>
            </table:table-cell>
            <table:table-cell table:number-columns-repeated="2"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7:.G77])" office:value-type="float" office:value="1">
              <text:p>1</text:p>
            </table:table-cell>
            <table:table-cell table:style-name="ce39" table:formula="of:=[.C77]/[.K77]" office:value-type="percentage" office:value="0">
              <text:p>0%</text:p>
            </table:table-cell>
            <table:table-cell table:style-name="ce39" table:formula="of:=([.C77]+[.D77])/[.K77]" office:value-type="percentage" office:value="0">
              <text:p>0%</text:p>
            </table:table-cell>
            <table:table-cell table:style-name="ce39" table:formula="of:=SUM([.C77:.E77])/[.K77]" office:value-type="percentage" office:value="0">
              <text:p>0%</text:p>
            </table:table-cell>
            <table:table-cell table:style-name="ce39" table:formula="of:=SUM([.C77:.F77])/[.K77]" office:value-type="percentage" office:value="0">
              <text:p>0%</text:p>
            </table:table-cell>
            <table:table-cell table:style-name="ce39" table:formula="of:=SUM([.C77:.G77])/[.K77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2" table:number-rows-repeated="138">
          <table:table-cell table:number-columns-repeated="7"/>
          <table:table-cell table:style-name="ce29"/>
          <table:table-cell table:number-columns-repeated="1016"/>
        </table:table-row>
        <table:table-row table:style-name="ro2" table:number-rows-repeated="65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0.6" table:style-name="ta2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46"/>
        <table:table-column table:style-name="co3" table:number-columns-repeated="4" table:default-cell-style-name="ce15"/>
        <table:table-column table:style-name="co3" table:default-cell-style-name="ce3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6" table:visibility="collapse" table:number-columns-repeated="5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number-columns-repeated="5"/>
          <table:table-cell table:style-name="ce24"/>
          <table:table-cell table:number-columns-repeated="2"/>
          <table:table-cell table:style-name="ce35" office:value-type="string">
            <text:p>Milestones</text:p>
          </table:table-cell>
          <table:table-cell/>
          <table:table-cell table:style-name="ce41" table:formula="of:=[.M2]-[.L2]" office:value-type="float" office:value="36">
            <text:p>36</text:p>
          </table:table-cell>
          <table:table-cell table:style-name="ce41" table:formula="of:=[.N2]-[.M2]" office:value-type="float" office:value="40">
            <text:p>40</text:p>
          </table:table-cell>
          <table:table-cell table:style-name="ce41" table:formula="of:=[.O2]-[.N2]" office:value-type="float" office:value="30">
            <text:p>30</text:p>
          </table:table-cell>
          <table:table-cell table:style-name="ce41" table:formula="of:=[.P2]-[.O2]" office:value-type="float" office:value="31">
            <text:p>31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47" office:value-type="string">
            <text:p>set</text:p>
          </table:table-cell>
          <table:table-cell table:style-name="ce16" office:value-type="string">
            <text:p>ou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z</text:p>
          </table:table-cell>
          <table:table-cell table:style-name="ce16" office:value-type="string">
            <text:p>jan</text:p>
          </table:table-cell>
          <table:table-cell table:style-name="ce24"/>
          <table:table-cell table:number-columns-repeated="2"/>
          <table:table-cell table:style-name="ce10"/>
          <table:table-cell table:style-name="ce38" office:value-type="date" office:date-value="2009-10-01">
            <text:p>1-Oct</text:p>
          </table:table-cell>
          <table:table-cell table:style-name="ce42" office:value-type="date" office:date-value="2009-11-06">
            <text:p>6-Nov</text:p>
          </table:table-cell>
          <table:table-cell table:style-name="ce42" office:value-type="date" office:date-value="2009-12-16">
            <text:p>16-Dec</text:p>
          </table:table-cell>
          <table:table-cell table:style-name="ce42" office:value-type="date" office:date-value="2010-01-15">
            <text:p>15-Jan</text:p>
          </table:table-cell>
          <table:table-cell table:style-name="ce44" office:value-type="date" office:date-value="2010-02-15">
            <text:p>15-Feb</text:p>
          </table:table-cell>
          <table:table-cell table:style-name="ce45" office:value-type="string">
            <text:p>futuro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v0.6</text:p>
          </table:table-cell>
          <table:table-cell table:style-name="ce16" office:value-type="string">
            <text:p>v0.7</text:p>
          </table:table-cell>
          <table:table-cell table:style-name="ce16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2"/>
          <table:table-cell table:style-name="ce10"/>
          <table:table-cell table:style-name="ce16" office:value-type="string">
            <text:p>v0.6</text:p>
          </table:table-cell>
          <table:table-cell table:style-name="ce16" office:value-type="string">
            <text:p>v0.7</text:p>
          </table:table-cell>
          <table:table-cell table:style-name="ce16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48" table:formula="of:=SUM([.C6:.C73])" office:value-type="float" office:value="7">
            <text:p>7</text:p>
          </table:table-cell>
          <table:table-cell table:style-name="ce17" table:formula="of:=SUM([.D6:.D73])" office:value-type="float" office:value="14">
            <text:p>14</text:p>
          </table:table-cell>
          <table:table-cell table:style-name="ce17" table:formula="of:=SUM([.E6:.E73])" office:value-type="float" office:value="14">
            <text:p>14</text:p>
          </table:table-cell>
          <table:table-cell table:style-name="ce17" table:formula="of:=SUM([.F6:.F73])" office:value-type="float" office:value="8">
            <text:p>8</text:p>
          </table:table-cell>
          <table:table-cell table:style-name="ce17" table:formula="of:=SUM([.G6:.G73])" office:value-type="float" office:value="13">
            <text:p>13</text:p>
          </table:table-cell>
          <table:table-cell table:style-name="ce17" table:formula="of:=SUM([.H6:.H73])" office:value-type="float" office:value="9">
            <text:p>9</text:p>
          </table:table-cell>
          <table:table-cell/>
          <table:table-cell table:style-name="ce33"/>
          <table:table-cell table:style-name="ce36" table:formula="of:=SUM([.C4:.G4])" office:value-type="float" office:value="56">
            <text:p>56</text:p>
          </table:table-cell>
          <table:table-cell table:style-name="ce39" table:formula="of:=([.C4])/[.K4]" office:value-type="percentage" office:value="0.125">
            <text:p>13%</text:p>
          </table:table-cell>
          <table:table-cell table:style-name="ce39" table:formula="of:=([.C4]+[.D4])/[.K4]" office:value-type="percentage" office:value="0.375">
            <text:p>38%</text:p>
          </table:table-cell>
          <table:table-cell table:style-name="ce39" table:formula="of:=SUM([.C4:.E4])/[.K4]" office:value-type="percentage" office:value="0.625">
            <text:p>63%</text:p>
          </table:table-cell>
          <table:table-cell table:style-name="ce39" table:formula="of:=SUM([.C4:.F4])/[.K4]" office:value-type="percentage" office:value="0.767857142857143">
            <text:p>77%</text:p>
          </table:table-cell>
          <table:table-cell table:style-name="ce39" table:formula="of:=SUM([.C4:.G4])/[.K4]" office:value-type="percentage" office:value="1">
            <text:p>100%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49"/>
          <table:table-cell table:style-name="ce18" table:number-columns-repeated="4"/>
          <table:table-cell table:style-name="ce25"/>
          <table:table-cell table:style-name="ce31"/>
          <table:table-cell/>
          <table:table-cell table:style-name="ce10"/>
          <table:table-cell table:style-name="ce39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9"/>
            <table:table-cell table:style-name="ce40"/>
            <table:table-cell table:style-name="ce39"/>
            <table:table-cell table:style-name="ce9" table:number-columns-repeated="4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47" office:value-type="float" office:value="1">
                <text:p>1</text:p>
              </table:table-cell>
              <table:table-cell table:style-name="ce16"/>
              <table:table-cell table:style-name="ce16" table:number-columns-repeated="3"/>
              <table:table-cell table:style-name="ce24"/>
              <table:table-cell table:number-columns-repeated="2"/>
              <table:table-cell table:style-name="ce10" table:formula="of:=SUM([.C7:.G7])" office:value-type="float" office:value="1">
                <text:p>1</text:p>
              </table:table-cell>
              <table:table-cell table:style-name="ce39" table:formula="of:=[.C7]/[.K7]" office:value-type="percentage" office:value="1">
                <text:p>100%</text:p>
              </table:table-cell>
              <table:table-cell table:style-name="ce39" table:formula="of:=([.C7]+[.D7])/[.K7]" office:value-type="percentage" office:value="1">
                <text:p>100%</text:p>
              </table:table-cell>
              <table:table-cell table:style-name="ce39" table:formula="of:=SUM([.C7:.E7])/[.K7]" office:value-type="percentage" office:value="1">
                <text:p>100%</text:p>
              </table:table-cell>
              <table:table-cell table:style-name="ce39" table:formula="of:=SUM([.C7:.F7])/[.K7]" office:value-type="percentage" office:value="1">
                <text:p>100%</text:p>
              </table:table-cell>
              <table:table-cell table:style-name="ce39" table:formula="of:=SUM([.C7:.G7])/[.K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style-name="ce47" office:value-type="float" office:value="1">
                <text:p>1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8:.G8])" office:value-type="float" office:value="3">
                <text:p>3</text:p>
              </table:table-cell>
              <table:table-cell table:style-name="ce39" table:formula="of:=[.C8]/[.K8]" office:value-type="percentage" office:value="0.333333333333333">
                <text:p>33%</text:p>
              </table:table-cell>
              <table:table-cell table:style-name="ce39" table:formula="of:=([.C8]+[.D8])/[.K8]" office:value-type="percentage" office:value="0.666666666666667">
                <text:p>67%</text:p>
              </table:table-cell>
              <table:table-cell table:style-name="ce39" table:formula="of:=SUM([.C8:.E8])/[.K8]" office:value-type="percentage" office:value="1">
                <text:p>100%</text:p>
              </table:table-cell>
              <table:table-cell table:style-name="ce39" table:formula="of:=SUM([.C8:.F8])/[.K8]" office:value-type="percentage" office:value="1">
                <text:p>100%</text:p>
              </table:table-cell>
              <table:table-cell table:style-name="ce39" table:formula="of:=SUM([.C8:.G8])/[.K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style-name="ce47"/>
              <table:table-cell table:style-name="ce16"/>
              <table:table-cell table:number-columns-repeated="3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9:.G9])" office:value-type="float" office:value="3">
                <text:p>3</text:p>
              </table:table-cell>
              <table:table-cell table:style-name="ce39" table:formula="of:=[.C9]/[.K9]" office:value-type="percentage" office:value="0">
                <text:p>0%</text:p>
              </table:table-cell>
              <table:table-cell table:style-name="ce39" table:formula="of:=([.C9]+[.D9])/[.K9]" office:value-type="percentage" office:value="0">
                <text:p>0%</text:p>
              </table:table-cell>
              <table:table-cell table:style-name="ce39" table:formula="of:=SUM([.C9:.E9])/[.K9]" office:value-type="percentage" office:value="0.333333333333333">
                <text:p>33%</text:p>
              </table:table-cell>
              <table:table-cell table:style-name="ce39" table:formula="of:=SUM([.C9:.F9])/[.K9]" office:value-type="percentage" office:value="0.666666666666667">
                <text:p>67%</text:p>
              </table:table-cell>
              <table:table-cell table:style-name="ce39" table:formula="of:=SUM([.C9:.G9])/[.K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50"/>
            <table:table-cell table:style-name="ce19" table:number-columns-repeated="3"/>
            <table:table-cell table:style-name="ce2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style-name="ce47"/>
              <table:table-cell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11:.G11])" office:value-type="float" office:value="1">
                <text:p>1</text:p>
              </table:table-cell>
              <table:table-cell table:style-name="ce39" table:formula="of:=[.C11]/[.K11]" office:value-type="percentage" office:value="0">
                <text:p>0%</text:p>
              </table:table-cell>
              <table:table-cell table:style-name="ce39" table:formula="of:=([.C11]+[.D11])/[.K11]" office:value-type="percentage" office:value="0">
                <text:p>0%</text:p>
              </table:table-cell>
              <table:table-cell table:style-name="ce39" table:formula="of:=SUM([.C11:.E11])/[.K11]" office:value-type="percentage" office:value="0">
                <text:p>0%</text:p>
              </table:table-cell>
              <table:table-cell table:style-name="ce39" table:formula="of:=SUM([.C11:.F11])/[.K11]" office:value-type="percentage" office:value="0">
                <text:p>0%</text:p>
              </table:table-cell>
              <table:table-cell table:style-name="ce39" table:formula="of:=SUM([.C11:.G11])/[.K1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47"/>
                <table:table-cell table:style-name="ce16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C13:.G13])" office:value-type="float" office:value="1">
                  <text:p>1</text:p>
                </table:table-cell>
                <table:table-cell table:style-name="ce39" table:formula="of:=[.C13]/[.K13]" office:value-type="percentage" office:value="0">
                  <text:p>0%</text:p>
                </table:table-cell>
                <table:table-cell table:style-name="ce39" table:formula="of:=([.C13]+[.D13])/[.K13]" office:value-type="percentage" office:value="1">
                  <text:p>100%</text:p>
                </table:table-cell>
                <table:table-cell table:style-name="ce39" table:formula="of:=SUM([.C13:.E13])/[.K13]" office:value-type="percentage" office:value="1">
                  <text:p>100%</text:p>
                </table:table-cell>
                <table:table-cell table:style-name="ce39" table:formula="of:=SUM([.C13:.F13])/[.K13]" office:value-type="percentage" office:value="1">
                  <text:p>100%</text:p>
                </table:table-cell>
                <table:table-cell table:style-name="ce39" table:formula="of:=SUM([.C13:.G13])/[.K13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style-name="ce47" office:value-type="float" office:value="1">
                  <text:p>1</text:p>
                </table:table-cell>
                <table:table-cell table:number-columns-repeated="2" table:style-name="ce16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table:number-columns-repeated="2"/>
                <table:table-cell table:style-name="ce10" table:formula="of:=SUM([.C14:.G14])" office:value-type="float" office:value="3">
                  <text:p>3</text:p>
                </table:table-cell>
                <table:table-cell table:style-name="ce39" table:formula="of:=[.C14]/[.K14]" office:value-type="percentage" office:value="0.333333333333333">
                  <text:p>33%</text:p>
                </table:table-cell>
                <table:table-cell table:style-name="ce39" table:formula="of:=([.C14]+[.D14])/[.K14]" office:value-type="percentage" office:value="0.666666666666667">
                  <text:p>67%</text:p>
                </table:table-cell>
                <table:table-cell table:style-name="ce39" table:formula="of:=SUM([.C14:.E14])/[.K14]" office:value-type="percentage" office:value="1">
                  <text:p>100%</text:p>
                </table:table-cell>
                <table:table-cell table:style-name="ce39" table:formula="of:=SUM([.C14:.F14])/[.K14]" office:value-type="percentage" office:value="1">
                  <text:p>100%</text:p>
                </table:table-cell>
                <table:table-cell table:style-name="ce39" table:formula="of:=SUM([.C14:.G14])/[.K14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style-name="ce47"/>
                <table:table-cell table:style-name="ce16"/>
                <table:table-cell table:style-name="ce16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5:.G15])" office:value-type="float" office:value="1">
                  <text:p>1</text:p>
                </table:table-cell>
                <table:table-cell table:style-name="ce39" table:formula="of:=[.C15]/[.K15]" office:value-type="percentage" office:value="0">
                  <text:p>0%</text:p>
                </table:table-cell>
                <table:table-cell table:style-name="ce39" table:formula="of:=([.C15]+[.D15])/[.K15]" office:value-type="percentage" office:value="0">
                  <text:p>0%</text:p>
                </table:table-cell>
                <table:table-cell table:style-name="ce39" table:formula="of:=SUM([.C15:.E15])/[.K15]" office:value-type="percentage" office:value="1">
                  <text:p>100%</text:p>
                </table:table-cell>
                <table:table-cell table:style-name="ce39" table:formula="of:=SUM([.C15:.F15])/[.K15]" office:value-type="percentage" office:value="1">
                  <text:p>100%</text:p>
                </table:table-cell>
                <table:table-cell table:style-name="ce39" table:formula="of:=SUM([.C15:.G15])/[.K15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47"/>
                <table:table-cell table:style-name="ce16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6:.G16])" office:value-type="float" office:value="1">
                  <text:p>1</text:p>
                </table:table-cell>
                <table:table-cell table:style-name="ce39" table:formula="of:=[.C16]/[.K16]" office:value-type="percentage" office:value="0">
                  <text:p>0%</text:p>
                </table:table-cell>
                <table:table-cell table:style-name="ce39" table:formula="of:=([.C16]+[.D16])/[.K16]" office:value-type="percentage" office:value="1">
                  <text:p>100%</text:p>
                </table:table-cell>
                <table:table-cell table:style-name="ce39" table:formula="of:=SUM([.C16:.E16])/[.K16]" office:value-type="percentage" office:value="1">
                  <text:p>100%</text:p>
                </table:table-cell>
                <table:table-cell table:style-name="ce39" table:formula="of:=SUM([.C16:.F16])/[.K16]" office:value-type="percentage" office:value="1">
                  <text:p>100%</text:p>
                </table:table-cell>
                <table:table-cell table:style-name="ce39" table:formula="of:=SUM([.C16:.G16])/[.K16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47"/>
                <table:table-cell table:style-name="ce16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log</text:p>
                </table:table-cell>
                <table:table-cell/>
                <table:table-cell table:style-name="ce10" table:formula="of:=SUM([.C17:.G17])" office:value-type="float" office:value="1">
                  <text:p>1</text:p>
                </table:table-cell>
                <table:table-cell table:style-name="ce39" table:formula="of:=[.C17]/[.K17]" office:value-type="percentage" office:value="0">
                  <text:p>0%</text:p>
                </table:table-cell>
                <table:table-cell table:style-name="ce39" table:formula="of:=([.C17]+[.D17])/[.K17]" office:value-type="percentage" office:value="1">
                  <text:p>100%</text:p>
                </table:table-cell>
                <table:table-cell table:style-name="ce39" table:formula="of:=SUM([.C17:.E17])/[.K17]" office:value-type="percentage" office:value="1">
                  <text:p>100%</text:p>
                </table:table-cell>
                <table:table-cell table:style-name="ce39" table:formula="of:=SUM([.C17:.F17])/[.K17]" office:value-type="percentage" office:value="1">
                  <text:p>100%</text:p>
                </table:table-cell>
                <table:table-cell table:style-name="ce39" table:formula="of:=SUM([.C17:.G17])/[.K17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47"/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18:.G18])" office:value-type="float" office:value="2">
                <text:p>2</text:p>
              </table:table-cell>
              <table:table-cell table:style-name="ce39" table:formula="of:=[.C18]/[.K18]" office:value-type="percentage" office:value="0">
                <text:p>0%</text:p>
              </table:table-cell>
              <table:table-cell table:style-name="ce39" table:formula="of:=([.C18]+[.D18])/[.K18]" office:value-type="percentage" office:value="0.5">
                <text:p>50%</text:p>
              </table:table-cell>
              <table:table-cell table:style-name="ce39" table:formula="of:=SUM([.C18:.E18])/[.K18]" office:value-type="percentage" office:value="1">
                <text:p>100%</text:p>
              </table:table-cell>
              <table:table-cell table:style-name="ce39" table:formula="of:=SUM([.C18:.F18])/[.K18]" office:value-type="percentage" office:value="1">
                <text:p>100%</text:p>
              </table:table-cell>
              <table:table-cell table:style-name="ce39" table:formula="of:=SUM([.C18:.G18])/[.K1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47"/>
              <table:table-cell table:number-columns-repeated="2"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20:.G20])" office:value-type="float" office:value="2">
                <text:p>2</text:p>
              </table:table-cell>
              <table:table-cell table:style-name="ce39" table:formula="of:=[.C20]/[.K20]" office:value-type="percentage" office:value="0">
                <text:p>0%</text:p>
              </table:table-cell>
              <table:table-cell table:style-name="ce39" table:formula="of:=([.C20]+[.D20])/[.K20]" office:value-type="percentage" office:value="0.5">
                <text:p>50%</text:p>
              </table:table-cell>
              <table:table-cell table:style-name="ce39" table:formula="of:=SUM([.C20:.E20])/[.K20]" office:value-type="percentage" office:value="1">
                <text:p>100%</text:p>
              </table:table-cell>
              <table:table-cell table:style-name="ce39" table:formula="of:=SUM([.C20:.F20])/[.K20]" office:value-type="percentage" office:value="1">
                <text:p>100%</text:p>
              </table:table-cell>
              <table:table-cell table:style-name="ce39" table:formula="of:=SUM([.C20:.G20])/[.K2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21:.G21])" office:value-type="float" office:value="1">
                <text:p>1</text:p>
              </table:table-cell>
              <table:table-cell table:style-name="ce39" table:formula="of:=[.C21]/[.K21]" office:value-type="percentage" office:value="0">
                <text:p>0%</text:p>
              </table:table-cell>
              <table:table-cell table:style-name="ce39" table:formula="of:=([.C21]+[.D21])/[.K21]" office:value-type="percentage" office:value="0">
                <text:p>0%</text:p>
              </table:table-cell>
              <table:table-cell table:style-name="ce39" table:formula="of:=SUM([.C21:.E21])/[.K21]" office:value-type="percentage" office:value="1">
                <text:p>100%</text:p>
              </table:table-cell>
              <table:table-cell table:style-name="ce39" table:formula="of:=SUM([.C21:.F21])/[.K21]" office:value-type="percentage" office:value="1">
                <text:p>100%</text:p>
              </table:table-cell>
              <table:table-cell table:style-name="ce39" table:formula="of:=SUM([.C21:.G21])/[.K2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rev</text:p>
              </table:table-cell>
              <table:table-cell/>
              <table:table-cell table:style-name="ce10" table:formula="of:=SUM([.C22:.G22])" office:value-type="float" office:value="1">
                <text:p>1</text:p>
              </table:table-cell>
              <table:table-cell table:style-name="ce39" table:formula="of:=[.C22]/[.K22]" office:value-type="percentage" office:value="0">
                <text:p>0%</text:p>
              </table:table-cell>
              <table:table-cell table:style-name="ce39" table:formula="of:=([.C22]+[.D22])/[.K22]" office:value-type="percentage" office:value="0">
                <text:p>0%</text:p>
              </table:table-cell>
              <table:table-cell table:style-name="ce39" table:formula="of:=SUM([.C22:.E22])/[.K22]" office:value-type="percentage" office:value="1">
                <text:p>100%</text:p>
              </table:table-cell>
              <table:table-cell table:style-name="ce39" table:formula="of:=SUM([.C22:.F22])/[.K22]" office:value-type="percentage" office:value="1">
                <text:p>100%</text:p>
              </table:table-cell>
              <table:table-cell table:style-name="ce39" table:formula="of:=SUM([.C22:.G22])/[.K22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5</text:p>
            </table:table-cell>
            <table:table-cell table:style-name="ce9" office:value-type="string">
              <text:p>Tradução do registro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style-name="ce47"/>
              <table:table-cell table:style-name="ce16"/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4:.G24])" office:value-type="float" office:value="2">
                <text:p>2</text:p>
              </table:table-cell>
              <table:table-cell table:style-name="ce39" table:formula="of:=[.C24]/[.K24]" office:value-type="percentage" office:value="0">
                <text:p>0%</text:p>
              </table:table-cell>
              <table:table-cell table:style-name="ce39" table:formula="of:=([.C24]+[.D24])/[.K24]" office:value-type="percentage" office:value="0">
                <text:p>0%</text:p>
              </table:table-cell>
              <table:table-cell table:style-name="ce39" table:formula="of:=SUM([.C24:.E24])/[.K24]" office:value-type="percentage" office:value="0">
                <text:p>0%</text:p>
              </table:table-cell>
              <table:table-cell table:style-name="ce39" table:formula="of:=SUM([.C24:.F24])/[.K24]" office:value-type="percentage" office:value="0.5">
                <text:p>50%</text:p>
              </table:table-cell>
              <table:table-cell table:style-name="ce39" table:formula="of:=SUM([.C24:.G24])/[.K2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style-name="ce47"/>
              <table:table-cell table:style-name="ce16"/>
              <table:table-cell table:style-name="ce16"/>
              <table:table-cell table:style-name="ce22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5:.G25])" office:value-type="float" office:value="2">
                <text:p>2</text:p>
              </table:table-cell>
              <table:table-cell table:style-name="ce39" table:formula="of:=[.C25]/[.K25]" office:value-type="percentage" office:value="0">
                <text:p>0%</text:p>
              </table:table-cell>
              <table:table-cell table:style-name="ce39" table:formula="of:=([.C25]+[.D25])/[.K25]" office:value-type="percentage" office:value="0">
                <text:p>0%</text:p>
              </table:table-cell>
              <table:table-cell table:style-name="ce39" table:formula="of:=SUM([.C25:.E25])/[.K25]" office:value-type="percentage" office:value="0">
                <text:p>0%</text:p>
              </table:table-cell>
              <table:table-cell table:style-name="ce39" table:formula="of:=SUM([.C25:.F25])/[.K25]" office:value-type="percentage" office:value="0.5">
                <text:p>50%</text:p>
              </table:table-cell>
              <table:table-cell table:style-name="ce39" table:formula="of:=SUM([.C25:.G25])/[.K2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7:.G27])" office:value-type="float" office:value="1">
                <text:p>1</text:p>
              </table:table-cell>
              <table:table-cell table:style-name="ce39" table:formula="of:=[.C27]/[.K27]" office:value-type="percentage" office:value="0">
                <text:p>0%</text:p>
              </table:table-cell>
              <table:table-cell table:style-name="ce39" table:formula="of:=([.C27]+[.D27])/[.K27]" office:value-type="percentage" office:value="0">
                <text:p>0%</text:p>
              </table:table-cell>
              <table:table-cell table:style-name="ce39" table:formula="of:=SUM([.C27:.E27])/[.K27]" office:value-type="percentage" office:value="1">
                <text:p>100%</text:p>
              </table:table-cell>
              <table:table-cell table:style-name="ce39" table:formula="of:=SUM([.C27:.F27])/[.K27]" office:value-type="percentage" office:value="1">
                <text:p>100%</text:p>
              </table:table-cell>
              <table:table-cell table:style-name="ce39" table:formula="of:=SUM([.C27:.G27])/[.K2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style-name="ce47"/>
              <table:table-cell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8:.G28])" office:value-type="float" office:value="1">
                <text:p>1</text:p>
              </table:table-cell>
              <table:table-cell table:style-name="ce39" table:formula="of:=[.C28]/[.K28]" office:value-type="percentage" office:value="0">
                <text:p>0%</text:p>
              </table:table-cell>
              <table:table-cell table:style-name="ce39" table:formula="of:=([.C28]+[.D28])/[.K28]" office:value-type="percentage" office:value="0">
                <text:p>0%</text:p>
              </table:table-cell>
              <table:table-cell table:style-name="ce39" table:formula="of:=SUM([.C28:.E28])/[.K28]" office:value-type="percentage" office:value="0">
                <text:p>0%</text:p>
              </table:table-cell>
              <table:table-cell table:style-name="ce39" table:formula="of:=SUM([.C28:.F28])/[.K28]" office:value-type="percentage" office:value="0">
                <text:p>0%</text:p>
              </table:table-cell>
              <table:table-cell table:style-name="ce39" table:formula="of:=SUM([.C28:.G28])/[.K2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47" office:value-type="float" office:value="1">
                <text:p>1</text:p>
              </table:table-cell>
              <table:table-cell table:style-name="ce16"/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30:.G30])" office:value-type="float" office:value="1">
                <text:p>1</text:p>
              </table:table-cell>
              <table:table-cell table:style-name="ce39" table:formula="of:=[.C30]/[.K30]" office:value-type="percentage" office:value="1">
                <text:p>100%</text:p>
              </table:table-cell>
              <table:table-cell table:style-name="ce39" table:formula="of:=([.C30]+[.D30])/[.K30]" office:value-type="percentage" office:value="1">
                <text:p>100%</text:p>
              </table:table-cell>
              <table:table-cell table:style-name="ce39" table:formula="of:=SUM([.C30:.E30])/[.K30]" office:value-type="percentage" office:value="1">
                <text:p>100%</text:p>
              </table:table-cell>
              <table:table-cell table:style-name="ce39" table:formula="of:=SUM([.C30:.F30])/[.K30]" office:value-type="percentage" office:value="1">
                <text:p>100%</text:p>
              </table:table-cell>
              <table:table-cell table:style-name="ce39" table:formula="of:=SUM([.C30:.G30])/[.K3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47"/>
              <table:table-cell table:style-name="ce16" table:number-columns-repeated="4"/>
              <table:table-cell table:style-name="ce24" office:value-type="float" office:value="1">
                <text:p>1</text:p>
              </table:table-cell>
              <table:table-cell office:value-type="string">
                <text:p>us</text:p>
              </table:table-cell>
              <table:table-cell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3:.G33])" office:value-type="float" office:value="1">
                <text:p>1</text:p>
              </table:table-cell>
              <table:table-cell table:style-name="ce39" table:formula="of:=[.C33]/[.K33]" office:value-type="percentage" office:value="0">
                <text:p>0%</text:p>
              </table:table-cell>
              <table:table-cell table:style-name="ce39" table:formula="of:=([.C33]+[.D33])/[.K33]" office:value-type="percentage" office:value="1">
                <text:p>100%</text:p>
              </table:table-cell>
              <table:table-cell table:style-name="ce39" table:formula="of:=SUM([.C33:.E33])/[.K33]" office:value-type="percentage" office:value="1">
                <text:p>100%</text:p>
              </table:table-cell>
              <table:table-cell table:style-name="ce39" table:formula="of:=SUM([.C33:.F33])/[.K33]" office:value-type="percentage" office:value="1">
                <text:p>100%</text:p>
              </table:table-cell>
              <table:table-cell table:style-name="ce39" table:formula="of:=SUM([.C33:.G33])/[.K3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4:.G34])" office:value-type="float" office:value="1">
                <text:p>1</text:p>
              </table:table-cell>
              <table:table-cell table:style-name="ce39" table:formula="of:=[.C34]/[.K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36:.G36])" office:value-type="float" office:value="1">
                <text:p>1</text:p>
              </table:table-cell>
              <table:table-cell table:style-name="ce39" table:formula="of:=[.C36]/[.K36]" office:value-type="percentage" office:value="0">
                <text:p>0%</text:p>
              </table:table-cell>
              <table:table-cell table:style-name="ce39" table:formula="of:=([.C36]+[.D36])/[.K36]" office:value-type="percentage" office:value="0">
                <text:p>0%</text:p>
              </table:table-cell>
              <table:table-cell table:style-name="ce39" table:formula="of:=SUM([.C36:.E36])/[.K36]" office:value-type="percentage" office:value="1">
                <text:p>100%</text:p>
              </table:table-cell>
              <table:table-cell table:style-name="ce39" table:formula="of:=SUM([.C36:.F36])/[.K36]" office:value-type="percentage" office:value="1">
                <text:p>100%</text:p>
              </table:table-cell>
              <table:table-cell table:style-name="ce39" table:formula="of:=SUM([.C36:.G36])/[.K36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style-name="ce47"/>
              <table:table-cell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37:.G37])" office:value-type="float" office:value="1">
                <text:p>1</text:p>
              </table:table-cell>
              <table:table-cell table:style-name="ce39" table:formula="of:=[.C37]/[.K37]" office:value-type="percentage" office:value="0">
                <text:p>0%</text:p>
              </table:table-cell>
              <table:table-cell table:style-name="ce39" table:formula="of:=([.C37]+[.D37])/[.K37]" office:value-type="percentage" office:value="0">
                <text:p>0%</text:p>
              </table:table-cell>
              <table:table-cell table:style-name="ce39" table:formula="of:=SUM([.C37:.E37])/[.K37]" office:value-type="percentage" office:value="0">
                <text:p>0%</text:p>
              </table:table-cell>
              <table:table-cell table:style-name="ce39" table:formula="of:=SUM([.C37:.F37])/[.K37]" office:value-type="percentage" office:value="0">
                <text:p>0%</text:p>
              </table:table-cell>
              <table:table-cell table:style-name="ce39" table:formula="of:=SUM([.C37:.G37])/[.K3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47"/>
              <table:table-cell table:style-name="ce22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table:number-columns-repeated="2"/>
              <table:table-cell table:style-name="ce10" table:formula="of:=SUM([.C39:.G39])" office:value-type="float" office:value="1">
                <text:p>1</text:p>
              </table:table-cell>
              <table:table-cell table:style-name="ce39" table:formula="of:=[.C39]/[.K39]" office:value-type="percentage" office:value="0">
                <text:p>0%</text:p>
              </table:table-cell>
              <table:table-cell table:style-name="ce39" table:formula="of:=([.C39]+[.D39])/[.K39]" office:value-type="percentage" office:value="1">
                <text:p>100%</text:p>
              </table:table-cell>
              <table:table-cell table:style-name="ce39" table:formula="of:=SUM([.C39:.E39])/[.K39]" office:value-type="percentage" office:value="1">
                <text:p>100%</text:p>
              </table:table-cell>
              <table:table-cell table:style-name="ce39" table:formula="of:=SUM([.C39:.F39])/[.K39]" office:value-type="percentage" office:value="1">
                <text:p>100%</text:p>
              </table:table-cell>
              <table:table-cell table:style-name="ce39" table:formula="of:=SUM([.C39:.G39])/[.K3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40:.G40])" office:value-type="float" office:value="1">
                <text:p>1</text:p>
              </table:table-cell>
              <table:table-cell table:style-name="ce39" table:formula="of:=[.C40]/[.K40]" office:value-type="percentage" office:value="0">
                <text:p>0%</text:p>
              </table:table-cell>
              <table:table-cell table:style-name="ce39" table:formula="of:=([.C40]+[.D40])/[.K40]" office:value-type="percentage" office:value="0">
                <text:p>0%</text:p>
              </table:table-cell>
              <table:table-cell table:style-name="ce39" table:formula="of:=SUM([.C40:.E40])/[.K40]" office:value-type="percentage" office:value="1">
                <text:p>100%</text:p>
              </table:table-cell>
              <table:table-cell table:style-name="ce39" table:formula="of:=SUM([.C40:.F40])/[.K40]" office:value-type="percentage" office:value="1">
                <text:p>100%</text:p>
              </table:table-cell>
              <table:table-cell table:style-name="ce39" table:formula="of:=SUM([.C40:.G40])/[.K4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style-name="ce47"/>
              <table:table-cell table:style-name="ce16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24"/>
              <table:table-cell table:number-columns-repeated="2"/>
              <table:table-cell table:style-name="ce10" table:formula="of:=SUM([.C41:.G41])" office:value-type="float" office:value="1">
                <text:p>1</text:p>
              </table:table-cell>
              <table:table-cell table:style-name="ce39" table:formula="of:=[.C41]/[.K41]" office:value-type="percentage" office:value="0">
                <text:p>0%</text:p>
              </table:table-cell>
              <table:table-cell table:style-name="ce39" table:formula="of:=([.C41]+[.D41])/[.K41]" office:value-type="percentage" office:value="0">
                <text:p>0%</text:p>
              </table:table-cell>
              <table:table-cell table:style-name="ce39" table:formula="of:=SUM([.C41:.E41])/[.K41]" office:value-type="percentage" office:value="0">
                <text:p>0%</text:p>
              </table:table-cell>
              <table:table-cell table:style-name="ce39" table:formula="of:=SUM([.C41:.F41])/[.K41]" office:value-type="percentage" office:value="1">
                <text:p>100%</text:p>
              </table:table-cell>
              <table:table-cell table:style-name="ce39" table:formula="of:=SUM([.C41:.G41])/[.K4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44:.G44])" office:value-type="float" office:value="1">
                <text:p>1</text:p>
              </table:table-cell>
              <table:table-cell table:style-name="ce39" table:formula="of:=[.C44]/[.K44]" office:value-type="percentage" office:value="0">
                <text:p>0%</text:p>
              </table:table-cell>
              <table:table-cell table:style-name="ce39" table:formula="of:=([.C44]+[.D44])/[.K44]" office:value-type="percentage" office:value="1">
                <text:p>100%</text:p>
              </table:table-cell>
              <table:table-cell table:style-name="ce39" table:formula="of:=SUM([.C44:.E44])/[.K44]" office:value-type="percentage" office:value="1">
                <text:p>100%</text:p>
              </table:table-cell>
              <table:table-cell table:style-name="ce39" table:formula="of:=SUM([.C44:.F44])/[.K44]" office:value-type="percentage" office:value="1">
                <text:p>100%</text:p>
              </table:table-cell>
              <table:table-cell table:style-name="ce39" table:formula="of:=SUM([.C44:.G44])/[.K4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style-name="ce47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C45:.G45])" office:value-type="float" office:value="2">
                <text:p>2</text:p>
              </table:table-cell>
              <table:table-cell table:style-name="ce39" table:formula="of:=[.C45]/[.K45]" office:value-type="percentage" office:value="0.5">
                <text:p>50%</text:p>
              </table:table-cell>
              <table:table-cell table:style-name="ce39" table:formula="of:=([.C45]+[.D45])/[.K45]" office:value-type="percentage" office:value="1">
                <text:p>100%</text:p>
              </table:table-cell>
              <table:table-cell table:style-name="ce39" table:formula="of:=SUM([.C45:.E45])/[.K45]" office:value-type="percentage" office:value="1">
                <text:p>100%</text:p>
              </table:table-cell>
              <table:table-cell table:style-name="ce39" table:formula="of:=SUM([.C45:.F45])/[.K45]" office:value-type="percentage" office:value="1">
                <text:p>100%</text:p>
              </table:table-cell>
              <table:table-cell table:style-name="ce39" table:formula="of:=SUM([.C45:.G45])/[.K4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47"/>
              <table:table-cell table:style-name="ce16" table:number-columns-repeated="4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47"/>
              <table:table-cell table:style-name="ce16" table:number-columns-repeated="4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47"/>
              <table:table-cell table:style-name="ce16" table:number-columns-repeated="4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47"/>
              <table:table-cell table:style-name="ce16" table:number-columns-repeated="4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50"/>
            <table:table-cell table:style-name="ce19" table:number-columns-repeated="4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style-name="ce47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C53:.G53])" office:value-type="float" office:value="2">
                <text:p>2</text:p>
              </table:table-cell>
              <table:table-cell table:style-name="ce39" table:formula="of:=[.C53]/[.K53]" office:value-type="percentage" office:value="0.5">
                <text:p>50%</text:p>
              </table:table-cell>
              <table:table-cell table:style-name="ce39" table:formula="of:=([.C53]+[.D53])/[.K53]" office:value-type="percentage" office:value="1">
                <text:p>100%</text:p>
              </table:table-cell>
              <table:table-cell table:style-name="ce39" table:formula="of:=SUM([.C53:.E53])/[.K53]" office:value-type="percentage" office:value="1">
                <text:p>100%</text:p>
              </table:table-cell>
              <table:table-cell table:style-name="ce39" table:formula="of:=SUM([.C53:.F53])/[.K53]" office:value-type="percentage" office:value="1">
                <text:p>100%</text:p>
              </table:table-cell>
              <table:table-cell table:style-name="ce39" table:formula="of:=SUM([.C53:.G53])/[.K5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style-name="ce47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4:.G54])" office:value-type="float" office:value="2">
                <text:p>2</text:p>
              </table:table-cell>
              <table:table-cell table:style-name="ce39" table:formula="of:=[.C54]/[.K54]" office:value-type="percentage" office:value="0.5">
                <text:p>50%</text:p>
              </table:table-cell>
              <table:table-cell table:style-name="ce39" table:formula="of:=([.C54]+[.D54])/[.K54]" office:value-type="percentage" office:value="1">
                <text:p>100%</text:p>
              </table:table-cell>
              <table:table-cell table:style-name="ce39" table:formula="of:=SUM([.C54:.E54])/[.K54]" office:value-type="percentage" office:value="1">
                <text:p>100%</text:p>
              </table:table-cell>
              <table:table-cell table:style-name="ce39" table:formula="of:=SUM([.C54:.F54])/[.K54]" office:value-type="percentage" office:value="1">
                <text:p>100%</text:p>
              </table:table-cell>
              <table:table-cell table:style-name="ce39" table:formula="of:=SUM([.C54:.G54])/[.K5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style-name="ce47"/>
              <table:table-cell table:style-name="ce16"/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5:.G55])" office:value-type="float" office:value="2">
                <text:p>2</text:p>
              </table:table-cell>
              <table:table-cell table:style-name="ce39" table:formula="of:=[.C55]/[.K55]" office:value-type="percentage" office:value="0">
                <text:p>0%</text:p>
              </table:table-cell>
              <table:table-cell table:style-name="ce39" table:formula="of:=([.C55]+[.D55])/[.K55]" office:value-type="percentage" office:value="0">
                <text:p>0%</text:p>
              </table:table-cell>
              <table:table-cell table:style-name="ce39" table:formula="of:=SUM([.C55:.E55])/[.K55]" office:value-type="percentage" office:value="0">
                <text:p>0%</text:p>
              </table:table-cell>
              <table:table-cell table:style-name="ce39" table:formula="of:=SUM([.C55:.F55])/[.K55]" office:value-type="percentage" office:value="0.5">
                <text:p>50%</text:p>
              </table:table-cell>
              <table:table-cell table:style-name="ce39" table:formula="of:=SUM([.C55:.G55])/[.K5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50"/>
            <table:table-cell table:style-name="ce19" table:number-columns-repeated="4"/>
            <table:table-cell table:style-name="ce27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/>
              <table:table-cell office:value-type="string">
                <text:p>adm</text:p>
              </table:table-cell>
              <table:table-cell table:style-name="ce10" table:formula="of:=SUM([.C57:.G57])" office:value-type="float" office:value="1">
                <text:p>1</text:p>
              </table:table-cell>
              <table:table-cell table:style-name="ce39" table:formula="of:=[.C57]/[.K57]" office:value-type="percentage" office:value="0">
                <text:p>0%</text:p>
              </table:table-cell>
              <table:table-cell table:style-name="ce39" table:formula="of:=([.C57]+[.D57])/[.K57]" office:value-type="percentage" office:value="0">
                <text:p>0%</text:p>
              </table:table-cell>
              <table:table-cell table:style-name="ce39" table:formula="of:=SUM([.C57:.E57])/[.K57]" office:value-type="percentage" office:value="1">
                <text:p>100%</text:p>
              </table:table-cell>
              <table:table-cell table:style-name="ce39" table:formula="of:=SUM([.C57:.F57])/[.K57]" office:value-type="percentage" office:value="1">
                <text:p>100%</text:p>
              </table:table-cell>
              <table:table-cell table:style-name="ce39" table:formula="of:=SUM([.C57:.G57])/[.K5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style-name="ce47"/>
              <table:table-cell table:style-name="ce16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8:.G58])" office:value-type="float" office:value="1">
                <text:p>1</text:p>
              </table:table-cell>
              <table:table-cell table:style-name="ce39" table:formula="of:=[.C58]/[.K58]" office:value-type="percentage" office:value="0">
                <text:p>0%</text:p>
              </table:table-cell>
              <table:table-cell table:style-name="ce39" table:formula="of:=([.C58]+[.D58])/[.K58]" office:value-type="percentage" office:value="0">
                <text:p>0%</text:p>
              </table:table-cell>
              <table:table-cell table:style-name="ce39" table:formula="of:=SUM([.C58:.E58])/[.K58]" office:value-type="percentage" office:value="0">
                <text:p>0%</text:p>
              </table:table-cell>
              <table:table-cell table:style-name="ce39" table:formula="of:=SUM([.C58:.F58])/[.K58]" office:value-type="percentage" office:value="0">
                <text:p>0%</text:p>
              </table:table-cell>
              <table:table-cell table:style-name="ce39" table:formula="of:=SUM([.C58:.G58])/[.K5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59:.G59])" office:value-type="float" office:value="1">
                <text:p>1</text:p>
              </table:table-cell>
              <table:table-cell table:style-name="ce39" table:formula="of:=[.C59]/[.K59]" office:value-type="percentage" office:value="0">
                <text:p>0%</text:p>
              </table:table-cell>
              <table:table-cell table:style-name="ce39" table:formula="of:=([.C59]+[.D59])/[.K59]" office:value-type="percentage" office:value="0">
                <text:p>0%</text:p>
              </table:table-cell>
              <table:table-cell table:style-name="ce39" table:formula="of:=SUM([.C59:.E59])/[.K59]" office:value-type="percentage" office:value="1">
                <text:p>100%</text:p>
              </table:table-cell>
              <table:table-cell table:style-name="ce39" table:formula="of:=SUM([.C59:.F59])/[.K59]" office:value-type="percentage" office:value="1">
                <text:p>100%</text:p>
              </table:table-cell>
              <table:table-cell table:style-name="ce39" table:formula="of:=SUM([.C59:.G59])/[.K5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60:.G60])" office:value-type="float" office:value="1">
                <text:p>1</text:p>
              </table:table-cell>
              <table:table-cell table:style-name="ce39" table:formula="of:=[.C60]/[.K60]" office:value-type="percentage" office:value="0">
                <text:p>0%</text:p>
              </table:table-cell>
              <table:table-cell table:style-name="ce39" table:formula="of:=([.C60]+[.D60])/[.K60]" office:value-type="percentage" office:value="0">
                <text:p>0%</text:p>
              </table:table-cell>
              <table:table-cell table:style-name="ce39" table:formula="of:=SUM([.C60:.E60])/[.K60]" office:value-type="percentage" office:value="1">
                <text:p>100%</text:p>
              </table:table-cell>
              <table:table-cell table:style-name="ce39" table:formula="of:=SUM([.C60:.F60])/[.K60]" office:value-type="percentage" office:value="1">
                <text:p>100%</text:p>
              </table:table-cell>
              <table:table-cell table:style-name="ce39" table:formula="of:=SUM([.C60:.G60])/[.K6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 table:visibility="collapse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51"/>
          <table:table-cell table:style-name="ce20" table:number-columns-repeated="6"/>
          <table:table-cell table:style-name="ce3"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47"/>
            <table:table-cell table:style-name="ce16" table:number-columns-repeated="4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style-name="ce47"/>
            <table:table-cell table:style-name="ce16"/>
            <table:table-cell table:style-name="ce16"/>
            <table:table-cell table:number-columns-repeated="2"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3:.G63])" office:value-type="float" office:value="2">
              <text:p>2</text:p>
            </table:table-cell>
            <table:table-cell table:style-name="ce39" table:formula="of:=[.C63]/[.K63]" office:value-type="percentage" office:value="0">
              <text:p>0%</text:p>
            </table:table-cell>
            <table:table-cell table:style-name="ce39" table:formula="of:=([.C63]+[.D63])/[.K63]" office:value-type="percentage" office:value="0">
              <text:p>0%</text:p>
            </table:table-cell>
            <table:table-cell table:style-name="ce39" table:formula="of:=SUM([.C63:.E63])/[.K63]" office:value-type="percentage" office:value="0">
              <text:p>0%</text:p>
            </table:table-cell>
            <table:table-cell table:style-name="ce39" table:formula="of:=SUM([.C63:.F63])/[.K63]" office:value-type="percentage" office:value="0.5">
              <text:p>50%</text:p>
            </table:table-cell>
            <table:table-cell table:style-name="ce39" table:formula="of:=SUM([.C63:.G63])/[.K6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47"/>
            <table:table-cell table:style-name="ce16" table:number-columns-repeated="4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47"/>
            <table:table-cell table:style-name="ce16" table:number-columns-repeated="4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style-name="ce47"/>
            <table:table-cell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6:.G66])" office:value-type="float" office:value="1">
              <text:p>1</text:p>
            </table:table-cell>
            <table:table-cell table:style-name="ce39" table:formula="of:=[.C66]/[.K66]" office:value-type="percentage" office:value="0">
              <text:p>0%</text:p>
            </table:table-cell>
            <table:table-cell table:style-name="ce39" table:formula="of:=([.C66]+[.D66])/[.K66]" office:value-type="percentage" office:value="0">
              <text:p>0%</text:p>
            </table:table-cell>
            <table:table-cell table:style-name="ce39" table:formula="of:=SUM([.C66:.E66])/[.K66]" office:value-type="percentage" office:value="0">
              <text:p>0%</text:p>
            </table:table-cell>
            <table:table-cell table:style-name="ce39" table:formula="of:=SUM([.C66:.F66])/[.K66]" office:value-type="percentage" office:value="0">
              <text:p>0%</text:p>
            </table:table-cell>
            <table:table-cell table:style-name="ce39" table:formula="of:=SUM([.C66:.G66])/[.K6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 table:visibility="collapse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style-name="ce47"/>
            <table:table-cell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8:.G68])" office:value-type="float" office:value="1">
              <text:p>1</text:p>
            </table:table-cell>
            <table:table-cell table:style-name="ce39" table:formula="of:=[.C68]/[.K68]" office:value-type="percentage" office:value="0">
              <text:p>0%</text:p>
            </table:table-cell>
            <table:table-cell table:style-name="ce39" table:formula="of:=([.C68]+[.D68])/[.K68]" office:value-type="percentage" office:value="0">
              <text:p>0%</text:p>
            </table:table-cell>
            <table:table-cell table:style-name="ce39" table:formula="of:=SUM([.C68:.E68])/[.K68]" office:value-type="percentage" office:value="0">
              <text:p>0%</text:p>
            </table:table-cell>
            <table:table-cell table:style-name="ce39" table:formula="of:=SUM([.C68:.F68])/[.K68]" office:value-type="percentage" office:value="1">
              <text:p>100%</text:p>
            </table:table-cell>
            <table:table-cell table:style-name="ce39" table:formula="of:=SUM([.C68:.G68])/[.K68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style-name="ce47"/>
            <table:table-cell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9:.G69])" office:value-type="float" office:value="1">
              <text:p>1</text:p>
            </table:table-cell>
            <table:table-cell table:style-name="ce39" table:formula="of:=[.C69]/[.K69]" office:value-type="percentage" office:value="0">
              <text:p>0%</text:p>
            </table:table-cell>
            <table:table-cell table:style-name="ce39" table:formula="of:=([.C69]+[.D69])/[.K69]" office:value-type="percentage" office:value="0">
              <text:p>0%</text:p>
            </table:table-cell>
            <table:table-cell table:style-name="ce39" table:formula="of:=SUM([.C69:.E69])/[.K69]" office:value-type="percentage" office:value="0">
              <text:p>0%</text:p>
            </table:table-cell>
            <table:table-cell table:style-name="ce39" table:formula="of:=SUM([.C69:.F69])/[.K69]" office:value-type="percentage" office:value="1">
              <text:p>100%</text:p>
            </table:table-cell>
            <table:table-cell table:style-name="ce39" table:formula="of:=SUM([.C69:.G69])/[.K69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style-name="ce47"/>
            <table:table-cell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0:.G70])" office:value-type="float" office:value="1">
              <text:p>1</text:p>
            </table:table-cell>
            <table:table-cell table:style-name="ce39" table:formula="of:=[.C70]/[.K70]" office:value-type="percentage" office:value="0">
              <text:p>0%</text:p>
            </table:table-cell>
            <table:table-cell table:style-name="ce39" table:formula="of:=([.C70]+[.D70])/[.K70]" office:value-type="percentage" office:value="0">
              <text:p>0%</text:p>
            </table:table-cell>
            <table:table-cell table:style-name="ce39" table:formula="of:=SUM([.C70:.E70])/[.K70]" office:value-type="percentage" office:value="0">
              <text:p>0%</text:p>
            </table:table-cell>
            <table:table-cell table:style-name="ce39" table:formula="of:=SUM([.C70:.F70])/[.K70]" office:value-type="percentage" office:value="0">
              <text:p>0%</text:p>
            </table:table-cell>
            <table:table-cell table:style-name="ce39" table:formula="of:=SUM([.C70:.G70])/[.K70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style-name="ce47"/>
            <table:table-cell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1:.G71])" office:value-type="float" office:value="1">
              <text:p>1</text:p>
            </table:table-cell>
            <table:table-cell table:style-name="ce39" table:formula="of:=[.C71]/[.K71]" office:value-type="percentage" office:value="0">
              <text:p>0%</text:p>
            </table:table-cell>
            <table:table-cell table:style-name="ce39" table:formula="of:=([.C71]+[.D71])/[.K71]" office:value-type="percentage" office:value="0">
              <text:p>0%</text:p>
            </table:table-cell>
            <table:table-cell table:style-name="ce39" table:formula="of:=SUM([.C71:.E71])/[.K71]" office:value-type="percentage" office:value="0">
              <text:p>0%</text:p>
            </table:table-cell>
            <table:table-cell table:style-name="ce39" table:formula="of:=SUM([.C71:.F71])/[.K71]" office:value-type="percentage" office:value="0">
              <text:p>0%</text:p>
            </table:table-cell>
            <table:table-cell table:style-name="ce39" table:formula="of:=SUM([.C71:.G71])/[.K71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47"/>
            <table:table-cell table:style-name="ce16" table:number-columns-repeated="4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style-name="ce47"/>
            <table:table-cell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3:.G73])" office:value-type="float" office:value="1">
              <text:p>1</text:p>
            </table:table-cell>
            <table:table-cell table:style-name="ce39" table:formula="of:=[.C73]/[.K73]" office:value-type="percentage" office:value="0">
              <text:p>0%</text:p>
            </table:table-cell>
            <table:table-cell table:style-name="ce39" table:formula="of:=([.C73]+[.D73])/[.K73]" office:value-type="percentage" office:value="0">
              <text:p>0%</text:p>
            </table:table-cell>
            <table:table-cell table:style-name="ce39" table:formula="of:=SUM([.C73:.E73])/[.K73]" office:value-type="percentage" office:value="0">
              <text:p>0%</text:p>
            </table:table-cell>
            <table:table-cell table:style-name="ce39" table:formula="of:=SUM([.C73:.F73])/[.K73]" office:value-type="percentage" office:value="0">
              <text:p>0%</text:p>
            </table:table-cell>
            <table:table-cell table:style-name="ce39" table:formula="of:=SUM([.C73:.G73])/[.K7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21"/>
          <table:covered-table-cell table:style-name="ce28"/>
          <table:table-cell table:style-name="ce31"/>
          <table:table-cell table:style-name="ce35"/>
          <table:table-cell table:style-name="ce10"/>
          <table:table-cell table:style-name="ce39"/>
          <table:table-cell table:style-name="ce43" table:number-columns-repeated="5"/>
          <table:table-cell table:style-name="ce35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47" office:value-type="float" office:value="1">
              <text:p>1</text:p>
            </table:table-cell>
            <table:table-cell table:style-name="ce16"/>
            <table:table-cell table:style-name="ce16" table:number-columns-repeated="3"/>
            <table:table-cell table:style-name="ce24"/>
            <table:table-cell table:number-columns-repeated="2"/>
            <table:table-cell table:style-name="ce10" table:formula="of:=SUM([.C75:.G75])" office:value-type="float" office:value="1">
              <text:p>1</text:p>
            </table:table-cell>
            <table:table-cell table:style-name="ce39" table:formula="of:=[.C75]/[.K75]" office:value-type="percentage" office:value="1">
              <text:p>100%</text:p>
            </table:table-cell>
            <table:table-cell table:style-name="ce39" table:formula="of:=([.C75]+[.D75])/[.K75]" office:value-type="percentage" office:value="1">
              <text:p>100%</text:p>
            </table:table-cell>
            <table:table-cell table:style-name="ce39" table:formula="of:=SUM([.C75:.E75])/[.K75]" office:value-type="percentage" office:value="1">
              <text:p>100%</text:p>
            </table:table-cell>
            <table:table-cell table:style-name="ce39" table:formula="of:=SUM([.C75:.F75])/[.K75]" office:value-type="percentage" office:value="1">
              <text:p>100%</text:p>
            </table:table-cell>
            <table:table-cell table:style-name="ce39" table:formula="of:=SUM([.C75:.G75])/[.K75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style-name="ce47"/>
            <table:table-cell table:style-name="ce16"/>
            <table:table-cell table:style-name="ce16" office:value-type="float" office:value="1">
              <text:p>1</text:p>
            </table:table-cell>
            <table:table-cell table:style-name="ce16" table:number-columns-repeated="2"/>
            <table:table-cell table:style-name="ce24"/>
            <table:table-cell table:number-columns-repeated="2"/>
            <table:table-cell table:style-name="ce10" table:formula="of:=SUM([.C76:.G76])" office:value-type="float" office:value="1">
              <text:p>1</text:p>
            </table:table-cell>
            <table:table-cell table:style-name="ce39" table:formula="of:=[.C76]/[.K76]" office:value-type="percentage" office:value="0">
              <text:p>0%</text:p>
            </table:table-cell>
            <table:table-cell table:style-name="ce39" table:formula="of:=([.C76]+[.D76])/[.K76]" office:value-type="percentage" office:value="0">
              <text:p>0%</text:p>
            </table:table-cell>
            <table:table-cell table:style-name="ce39" table:formula="of:=SUM([.C76:.E76])/[.K76]" office:value-type="percentage" office:value="1">
              <text:p>100%</text:p>
            </table:table-cell>
            <table:table-cell table:style-name="ce39" table:formula="of:=SUM([.C76:.F76])/[.K76]" office:value-type="percentage" office:value="1">
              <text:p>100%</text:p>
            </table:table-cell>
            <table:table-cell table:style-name="ce39" table:formula="of:=SUM([.C76:.G76])/[.K7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3</text:p>
            </table:table-cell>
            <table:table-cell table:style-name="ce13" office:value-type="string">
              <text:p>Servidores de produção</text:p>
            </table:table-cell>
            <table:table-cell table:style-name="ce47"/>
            <table:table-cell table:style-name="ce16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7:.G77])" office:value-type="float" office:value="1">
              <text:p>1</text:p>
            </table:table-cell>
            <table:table-cell table:style-name="ce39" table:formula="of:=[.C77]/[.K77]" office:value-type="percentage" office:value="0">
              <text:p>0%</text:p>
            </table:table-cell>
            <table:table-cell table:style-name="ce39" table:formula="of:=([.C77]+[.D77])/[.K77]" office:value-type="percentage" office:value="0">
              <text:p>0%</text:p>
            </table:table-cell>
            <table:table-cell table:style-name="ce39" table:formula="of:=SUM([.C77:.E77])/[.K77]" office:value-type="percentage" office:value="0">
              <text:p>0%</text:p>
            </table:table-cell>
            <table:table-cell table:style-name="ce39" table:formula="of:=SUM([.C77:.F77])/[.K77]" office:value-type="percentage" office:value="0">
              <text:p>0%</text:p>
            </table:table-cell>
            <table:table-cell table:style-name="ce39" table:formula="of:=SUM([.C77:.G77])/[.K77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2" table:number-rows-repeated="138">
          <table:table-cell table:number-columns-repeated="7"/>
          <table:table-cell table:style-name="ce29"/>
          <table:table-cell table:number-columns-repeated="1016"/>
        </table:table-row>
        <table:table-row table:style-name="ro2" table:number-rows-repeated="65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0.7" table:style-name="ta3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15"/>
        <table:table-column table:style-name="co3" table:default-cell-style-name="ce46"/>
        <table:table-column table:style-name="co3" table:number-columns-repeated="3" table:default-cell-style-name="ce15"/>
        <table:table-column table:style-name="co3" table:default-cell-style-name="ce3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6" table:default-cell-style-name="Default"/>
        <table:table-column table:style-name="co6" table:visibility="collapse" table:number-columns-repeated="4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number-columns-repeated="5"/>
          <table:table-cell table:style-name="ce24"/>
          <table:table-cell table:number-columns-repeated="2"/>
          <table:table-cell table:style-name="ce35" office:value-type="string">
            <text:p>Milestones</text:p>
          </table:table-cell>
          <table:table-cell/>
          <table:table-cell table:style-name="ce41" table:formula="of:=[.M2]-[.L2]" office:value-type="float" office:value="36">
            <text:p>36</text:p>
          </table:table-cell>
          <table:table-cell table:style-name="ce41" table:formula="of:=[.N2]-[.M2]" office:value-type="float" office:value="40">
            <text:p>40</text:p>
          </table:table-cell>
          <table:table-cell table:style-name="ce41" table:formula="of:=[.O2]-[.N2]" office:value-type="float" office:value="30">
            <text:p>30</text:p>
          </table:table-cell>
          <table:table-cell table:style-name="ce41" table:formula="of:=[.P2]-[.O2]" office:value-type="float" office:value="31">
            <text:p>31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6" office:value-type="string">
            <text:p>set</text:p>
          </table:table-cell>
          <table:table-cell table:style-name="ce47" office:value-type="string">
            <text:p>out</text:p>
          </table:table-cell>
          <table:table-cell table:style-name="ce16" office:value-type="string">
            <text:p>nov</text:p>
          </table:table-cell>
          <table:table-cell table:style-name="ce16" office:value-type="string">
            <text:p>dez</text:p>
          </table:table-cell>
          <table:table-cell table:style-name="ce16" office:value-type="string">
            <text:p>jan</text:p>
          </table:table-cell>
          <table:table-cell table:style-name="ce24"/>
          <table:table-cell table:number-columns-repeated="2"/>
          <table:table-cell table:style-name="ce10"/>
          <table:table-cell table:style-name="ce38" office:value-type="date" office:date-value="2009-10-01">
            <text:p>1-Oct</text:p>
          </table:table-cell>
          <table:table-cell table:style-name="ce42" office:value-type="date" office:date-value="2009-11-06">
            <text:p>6-Nov</text:p>
          </table:table-cell>
          <table:table-cell table:style-name="ce42" office:value-type="date" office:date-value="2009-12-16">
            <text:p>16-Dec</text:p>
          </table:table-cell>
          <table:table-cell table:style-name="ce42" office:value-type="date" office:date-value="2010-01-15">
            <text:p>15-Jan</text:p>
          </table:table-cell>
          <table:table-cell table:style-name="ce44" office:value-type="date" office:date-value="2010-02-15">
            <text:p>15-Feb</text:p>
          </table:table-cell>
          <table:table-cell table:style-name="ce45" office:value-type="string">
            <text:p>futuro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v0.6</text:p>
          </table:table-cell>
          <table:table-cell table:style-name="ce47" office:value-type="string">
            <text:p>v0.7</text:p>
          </table:table-cell>
          <table:table-cell table:style-name="ce16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2"/>
          <table:table-cell table:style-name="ce10"/>
          <table:table-cell table:style-name="ce16" office:value-type="string">
            <text:p>v0.6</text:p>
          </table:table-cell>
          <table:table-cell table:style-name="ce16" office:value-type="string">
            <text:p>v0.7</text:p>
          </table:table-cell>
          <table:table-cell table:style-name="ce16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7" table:formula="of:=SUM([.C6:.C73])" office:value-type="float" office:value="7">
            <text:p>7</text:p>
          </table:table-cell>
          <table:table-cell table:style-name="ce48" table:formula="of:=SUM([.D6:.D73])" office:value-type="float" office:value="14">
            <text:p>14</text:p>
          </table:table-cell>
          <table:table-cell table:style-name="ce17" table:formula="of:=SUM([.E6:.E73])" office:value-type="float" office:value="14">
            <text:p>14</text:p>
          </table:table-cell>
          <table:table-cell table:style-name="ce17" table:formula="of:=SUM([.F6:.F73])" office:value-type="float" office:value="8">
            <text:p>8</text:p>
          </table:table-cell>
          <table:table-cell table:style-name="ce17" table:formula="of:=SUM([.G6:.G73])" office:value-type="float" office:value="13">
            <text:p>13</text:p>
          </table:table-cell>
          <table:table-cell table:style-name="ce17" table:formula="of:=SUM([.H6:.H73])" office:value-type="float" office:value="9">
            <text:p>9</text:p>
          </table:table-cell>
          <table:table-cell/>
          <table:table-cell table:style-name="ce33"/>
          <table:table-cell table:style-name="ce36" table:formula="of:=SUM([.C4:.G4])" office:value-type="float" office:value="56">
            <text:p>56</text:p>
          </table:table-cell>
          <table:table-cell table:style-name="ce39" table:formula="of:=([.C4])/[.K4]" office:value-type="percentage" office:value="0.125">
            <text:p>13%</text:p>
          </table:table-cell>
          <table:table-cell table:style-name="ce39" table:formula="of:=([.C4]+[.D4])/[.K4]" office:value-type="percentage" office:value="0.375">
            <text:p>38%</text:p>
          </table:table-cell>
          <table:table-cell table:style-name="ce39" table:formula="of:=SUM([.C4:.E4])/[.K4]" office:value-type="percentage" office:value="0.625">
            <text:p>63%</text:p>
          </table:table-cell>
          <table:table-cell table:style-name="ce39" table:formula="of:=SUM([.C4:.F4])/[.K4]" office:value-type="percentage" office:value="0.767857142857143">
            <text:p>77%</text:p>
          </table:table-cell>
          <table:table-cell table:style-name="ce39" table:formula="of:=SUM([.C4:.G4])/[.K4]" office:value-type="percentage" office:value="1">
            <text:p>100%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18"/>
          <table:table-cell table:style-name="ce49"/>
          <table:table-cell table:style-name="ce18" table:number-columns-repeated="3"/>
          <table:table-cell table:style-name="ce25"/>
          <table:table-cell table:style-name="ce31"/>
          <table:table-cell/>
          <table:table-cell table:style-name="ce10"/>
          <table:table-cell table:style-name="ce39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9"/>
            <table:table-cell table:style-name="ce40"/>
            <table:table-cell table:style-name="ce39"/>
            <table:table-cell table:style-name="ce9" table:number-columns-repeated="4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3"/>
              <table:table-cell table:style-name="ce24"/>
              <table:table-cell table:number-columns-repeated="2"/>
              <table:table-cell table:style-name="ce10" table:formula="of:=SUM([.C7:.G7])" office:value-type="float" office:value="1">
                <text:p>1</text:p>
              </table:table-cell>
              <table:table-cell table:style-name="ce39" table:formula="of:=[.C7]/[.K7]" office:value-type="percentage" office:value="1">
                <text:p>100%</text:p>
              </table:table-cell>
              <table:table-cell table:style-name="ce39" table:formula="of:=([.C7]+[.D7])/[.K7]" office:value-type="percentage" office:value="1">
                <text:p>100%</text:p>
              </table:table-cell>
              <table:table-cell table:style-name="ce39" table:formula="of:=SUM([.C7:.E7])/[.K7]" office:value-type="percentage" office:value="1">
                <text:p>100%</text:p>
              </table:table-cell>
              <table:table-cell table:style-name="ce39" table:formula="of:=SUM([.C7:.F7])/[.K7]" office:value-type="percentage" office:value="1">
                <text:p>100%</text:p>
              </table:table-cell>
              <table:table-cell table:style-name="ce39" table:formula="of:=SUM([.C7:.G7])/[.K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style-name="ce16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8:.G8])" office:value-type="float" office:value="3">
                <text:p>3</text:p>
              </table:table-cell>
              <table:table-cell table:style-name="ce39" table:formula="of:=[.C8]/[.K8]" office:value-type="percentage" office:value="0.333333333333333">
                <text:p>33%</text:p>
              </table:table-cell>
              <table:table-cell table:style-name="ce39" table:formula="of:=([.C8]+[.D8])/[.K8]" office:value-type="percentage" office:value="0.666666666666667">
                <text:p>67%</text:p>
              </table:table-cell>
              <table:table-cell table:style-name="ce39" table:formula="of:=SUM([.C8:.E8])/[.K8]" office:value-type="percentage" office:value="1">
                <text:p>100%</text:p>
              </table:table-cell>
              <table:table-cell table:style-name="ce39" table:formula="of:=SUM([.C8:.F8])/[.K8]" office:value-type="percentage" office:value="1">
                <text:p>100%</text:p>
              </table:table-cell>
              <table:table-cell table:style-name="ce39" table:formula="of:=SUM([.C8:.G8])/[.K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style-name="ce16"/>
              <table:table-cell table:style-name="ce47"/>
              <table:table-cell table:number-columns-repeated="3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9:.G9])" office:value-type="float" office:value="3">
                <text:p>3</text:p>
              </table:table-cell>
              <table:table-cell table:style-name="ce39" table:formula="of:=[.C9]/[.K9]" office:value-type="percentage" office:value="0">
                <text:p>0%</text:p>
              </table:table-cell>
              <table:table-cell table:style-name="ce39" table:formula="of:=([.C9]+[.D9])/[.K9]" office:value-type="percentage" office:value="0">
                <text:p>0%</text:p>
              </table:table-cell>
              <table:table-cell table:style-name="ce39" table:formula="of:=SUM([.C9:.E9])/[.K9]" office:value-type="percentage" office:value="0.333333333333333">
                <text:p>33%</text:p>
              </table:table-cell>
              <table:table-cell table:style-name="ce39" table:formula="of:=SUM([.C9:.F9])/[.K9]" office:value-type="percentage" office:value="0.666666666666667">
                <text:p>67%</text:p>
              </table:table-cell>
              <table:table-cell table:style-name="ce39" table:formula="of:=SUM([.C9:.G9])/[.K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19"/>
            <table:table-cell table:style-name="ce50"/>
            <table:table-cell table:style-name="ce19" table:number-columns-repeated="2"/>
            <table:table-cell table:style-name="ce2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style-name="ce16"/>
              <table:table-cell table:style-name="ce47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11:.G11])" office:value-type="float" office:value="1">
                <text:p>1</text:p>
              </table:table-cell>
              <table:table-cell table:style-name="ce39" table:formula="of:=[.C11]/[.K11]" office:value-type="percentage" office:value="0">
                <text:p>0%</text:p>
              </table:table-cell>
              <table:table-cell table:style-name="ce39" table:formula="of:=([.C11]+[.D11])/[.K11]" office:value-type="percentage" office:value="0">
                <text:p>0%</text:p>
              </table:table-cell>
              <table:table-cell table:style-name="ce39" table:formula="of:=SUM([.C11:.E11])/[.K11]" office:value-type="percentage" office:value="0">
                <text:p>0%</text:p>
              </table:table-cell>
              <table:table-cell table:style-name="ce39" table:formula="of:=SUM([.C11:.F11])/[.K11]" office:value-type="percentage" office:value="0">
                <text:p>0%</text:p>
              </table:table-cell>
              <table:table-cell table:style-name="ce39" table:formula="of:=SUM([.C11:.G11])/[.K1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16"/>
                <table:table-cell table:style-name="ce47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C13:.G13])" office:value-type="float" office:value="1">
                  <text:p>1</text:p>
                </table:table-cell>
                <table:table-cell table:style-name="ce39" table:formula="of:=[.C13]/[.K13]" office:value-type="percentage" office:value="0">
                  <text:p>0%</text:p>
                </table:table-cell>
                <table:table-cell table:style-name="ce39" table:formula="of:=([.C13]+[.D13])/[.K13]" office:value-type="percentage" office:value="1">
                  <text:p>100%</text:p>
                </table:table-cell>
                <table:table-cell table:style-name="ce39" table:formula="of:=SUM([.C13:.E13])/[.K13]" office:value-type="percentage" office:value="1">
                  <text:p>100%</text:p>
                </table:table-cell>
                <table:table-cell table:style-name="ce39" table:formula="of:=SUM([.C13:.F13])/[.K13]" office:value-type="percentage" office:value="1">
                  <text:p>100%</text:p>
                </table:table-cell>
                <table:table-cell table:style-name="ce39" table:formula="of:=SUM([.C13:.G13])/[.K13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style-name="ce16" office:value-type="float" office:value="1">
                  <text:p>1</text:p>
                </table:table-cell>
                <table:table-cell table:style-name="ce47" office:value-type="float" office:value="1">
                  <text:p>1</text:p>
                </table:table-cell>
                <table:table-cell table:style-name="ce16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table:number-columns-repeated="2"/>
                <table:table-cell table:style-name="ce10" table:formula="of:=SUM([.C14:.G14])" office:value-type="float" office:value="3">
                  <text:p>3</text:p>
                </table:table-cell>
                <table:table-cell table:style-name="ce39" table:formula="of:=[.C14]/[.K14]" office:value-type="percentage" office:value="0.333333333333333">
                  <text:p>33%</text:p>
                </table:table-cell>
                <table:table-cell table:style-name="ce39" table:formula="of:=([.C14]+[.D14])/[.K14]" office:value-type="percentage" office:value="0.666666666666667">
                  <text:p>67%</text:p>
                </table:table-cell>
                <table:table-cell table:style-name="ce39" table:formula="of:=SUM([.C14:.E14])/[.K14]" office:value-type="percentage" office:value="1">
                  <text:p>100%</text:p>
                </table:table-cell>
                <table:table-cell table:style-name="ce39" table:formula="of:=SUM([.C14:.F14])/[.K14]" office:value-type="percentage" office:value="1">
                  <text:p>100%</text:p>
                </table:table-cell>
                <table:table-cell table:style-name="ce39" table:formula="of:=SUM([.C14:.G14])/[.K14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style-name="ce16"/>
                <table:table-cell table:style-name="ce47"/>
                <table:table-cell table:style-name="ce16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5:.G15])" office:value-type="float" office:value="1">
                  <text:p>1</text:p>
                </table:table-cell>
                <table:table-cell table:style-name="ce39" table:formula="of:=[.C15]/[.K15]" office:value-type="percentage" office:value="0">
                  <text:p>0%</text:p>
                </table:table-cell>
                <table:table-cell table:style-name="ce39" table:formula="of:=([.C15]+[.D15])/[.K15]" office:value-type="percentage" office:value="0">
                  <text:p>0%</text:p>
                </table:table-cell>
                <table:table-cell table:style-name="ce39" table:formula="of:=SUM([.C15:.E15])/[.K15]" office:value-type="percentage" office:value="1">
                  <text:p>100%</text:p>
                </table:table-cell>
                <table:table-cell table:style-name="ce39" table:formula="of:=SUM([.C15:.F15])/[.K15]" office:value-type="percentage" office:value="1">
                  <text:p>100%</text:p>
                </table:table-cell>
                <table:table-cell table:style-name="ce39" table:formula="of:=SUM([.C15:.G15])/[.K15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16"/>
                <table:table-cell table:style-name="ce47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6:.G16])" office:value-type="float" office:value="1">
                  <text:p>1</text:p>
                </table:table-cell>
                <table:table-cell table:style-name="ce39" table:formula="of:=[.C16]/[.K16]" office:value-type="percentage" office:value="0">
                  <text:p>0%</text:p>
                </table:table-cell>
                <table:table-cell table:style-name="ce39" table:formula="of:=([.C16]+[.D16])/[.K16]" office:value-type="percentage" office:value="1">
                  <text:p>100%</text:p>
                </table:table-cell>
                <table:table-cell table:style-name="ce39" table:formula="of:=SUM([.C16:.E16])/[.K16]" office:value-type="percentage" office:value="1">
                  <text:p>100%</text:p>
                </table:table-cell>
                <table:table-cell table:style-name="ce39" table:formula="of:=SUM([.C16:.F16])/[.K16]" office:value-type="percentage" office:value="1">
                  <text:p>100%</text:p>
                </table:table-cell>
                <table:table-cell table:style-name="ce39" table:formula="of:=SUM([.C16:.G16])/[.K16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16"/>
                <table:table-cell table:style-name="ce47" office:value-type="float" office:value="1">
                  <text:p>1</text:p>
                </table:table-cell>
                <table:table-cell table:style-name="ce16" table:number-columns-repeated="3"/>
                <table:table-cell table:style-name="ce24"/>
                <table:table-cell office:value-type="string">
                  <text:p>log</text:p>
                </table:table-cell>
                <table:table-cell/>
                <table:table-cell table:style-name="ce10" table:formula="of:=SUM([.C17:.G17])" office:value-type="float" office:value="1">
                  <text:p>1</text:p>
                </table:table-cell>
                <table:table-cell table:style-name="ce39" table:formula="of:=[.C17]/[.K17]" office:value-type="percentage" office:value="0">
                  <text:p>0%</text:p>
                </table:table-cell>
                <table:table-cell table:style-name="ce39" table:formula="of:=([.C17]+[.D17])/[.K17]" office:value-type="percentage" office:value="1">
                  <text:p>100%</text:p>
                </table:table-cell>
                <table:table-cell table:style-name="ce39" table:formula="of:=SUM([.C17:.E17])/[.K17]" office:value-type="percentage" office:value="1">
                  <text:p>100%</text:p>
                </table:table-cell>
                <table:table-cell table:style-name="ce39" table:formula="of:=SUM([.C17:.F17])/[.K17]" office:value-type="percentage" office:value="1">
                  <text:p>100%</text:p>
                </table:table-cell>
                <table:table-cell table:style-name="ce39" table:formula="of:=SUM([.C17:.G17])/[.K17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16"/>
              <table:table-cell table:style-name="ce47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18:.G18])" office:value-type="float" office:value="2">
                <text:p>2</text:p>
              </table:table-cell>
              <table:table-cell table:style-name="ce39" table:formula="of:=[.C18]/[.K18]" office:value-type="percentage" office:value="0">
                <text:p>0%</text:p>
              </table:table-cell>
              <table:table-cell table:style-name="ce39" table:formula="of:=([.C18]+[.D18])/[.K18]" office:value-type="percentage" office:value="0.5">
                <text:p>50%</text:p>
              </table:table-cell>
              <table:table-cell table:style-name="ce39" table:formula="of:=SUM([.C18:.E18])/[.K18]" office:value-type="percentage" office:value="1">
                <text:p>100%</text:p>
              </table:table-cell>
              <table:table-cell table:style-name="ce39" table:formula="of:=SUM([.C18:.F18])/[.K18]" office:value-type="percentage" office:value="1">
                <text:p>100%</text:p>
              </table:table-cell>
              <table:table-cell table:style-name="ce39" table:formula="of:=SUM([.C18:.G18])/[.K1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16"/>
              <table:table-cell table:style-name="ce47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20:.G20])" office:value-type="float" office:value="2">
                <text:p>2</text:p>
              </table:table-cell>
              <table:table-cell table:style-name="ce39" table:formula="of:=[.C20]/[.K20]" office:value-type="percentage" office:value="0">
                <text:p>0%</text:p>
              </table:table-cell>
              <table:table-cell table:style-name="ce39" table:formula="of:=([.C20]+[.D20])/[.K20]" office:value-type="percentage" office:value="0.5">
                <text:p>50%</text:p>
              </table:table-cell>
              <table:table-cell table:style-name="ce39" table:formula="of:=SUM([.C20:.E20])/[.K20]" office:value-type="percentage" office:value="1">
                <text:p>100%</text:p>
              </table:table-cell>
              <table:table-cell table:style-name="ce39" table:formula="of:=SUM([.C20:.F20])/[.K20]" office:value-type="percentage" office:value="1">
                <text:p>100%</text:p>
              </table:table-cell>
              <table:table-cell table:style-name="ce39" table:formula="of:=SUM([.C20:.G20])/[.K2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21:.G21])" office:value-type="float" office:value="1">
                <text:p>1</text:p>
              </table:table-cell>
              <table:table-cell table:style-name="ce39" table:formula="of:=[.C21]/[.K21]" office:value-type="percentage" office:value="0">
                <text:p>0%</text:p>
              </table:table-cell>
              <table:table-cell table:style-name="ce39" table:formula="of:=([.C21]+[.D21])/[.K21]" office:value-type="percentage" office:value="0">
                <text:p>0%</text:p>
              </table:table-cell>
              <table:table-cell table:style-name="ce39" table:formula="of:=SUM([.C21:.E21])/[.K21]" office:value-type="percentage" office:value="1">
                <text:p>100%</text:p>
              </table:table-cell>
              <table:table-cell table:style-name="ce39" table:formula="of:=SUM([.C21:.F21])/[.K21]" office:value-type="percentage" office:value="1">
                <text:p>100%</text:p>
              </table:table-cell>
              <table:table-cell table:style-name="ce39" table:formula="of:=SUM([.C21:.G21])/[.K2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rev</text:p>
              </table:table-cell>
              <table:table-cell/>
              <table:table-cell table:style-name="ce10" table:formula="of:=SUM([.C22:.G22])" office:value-type="float" office:value="1">
                <text:p>1</text:p>
              </table:table-cell>
              <table:table-cell table:style-name="ce39" table:formula="of:=[.C22]/[.K22]" office:value-type="percentage" office:value="0">
                <text:p>0%</text:p>
              </table:table-cell>
              <table:table-cell table:style-name="ce39" table:formula="of:=([.C22]+[.D22])/[.K22]" office:value-type="percentage" office:value="0">
                <text:p>0%</text:p>
              </table:table-cell>
              <table:table-cell table:style-name="ce39" table:formula="of:=SUM([.C22:.E22])/[.K22]" office:value-type="percentage" office:value="1">
                <text:p>100%</text:p>
              </table:table-cell>
              <table:table-cell table:style-name="ce39" table:formula="of:=SUM([.C22:.F22])/[.K22]" office:value-type="percentage" office:value="1">
                <text:p>100%</text:p>
              </table:table-cell>
              <table:table-cell table:style-name="ce39" table:formula="of:=SUM([.C22:.G22])/[.K22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5</text:p>
            </table:table-cell>
            <table:table-cell table:style-name="ce9" office:value-type="string">
              <text:p>Tradução do registro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style-name="ce16"/>
              <table:table-cell table:style-name="ce47"/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4:.G24])" office:value-type="float" office:value="2">
                <text:p>2</text:p>
              </table:table-cell>
              <table:table-cell table:style-name="ce39" table:formula="of:=[.C24]/[.K24]" office:value-type="percentage" office:value="0">
                <text:p>0%</text:p>
              </table:table-cell>
              <table:table-cell table:style-name="ce39" table:formula="of:=([.C24]+[.D24])/[.K24]" office:value-type="percentage" office:value="0">
                <text:p>0%</text:p>
              </table:table-cell>
              <table:table-cell table:style-name="ce39" table:formula="of:=SUM([.C24:.E24])/[.K24]" office:value-type="percentage" office:value="0">
                <text:p>0%</text:p>
              </table:table-cell>
              <table:table-cell table:style-name="ce39" table:formula="of:=SUM([.C24:.F24])/[.K24]" office:value-type="percentage" office:value="0.5">
                <text:p>50%</text:p>
              </table:table-cell>
              <table:table-cell table:style-name="ce39" table:formula="of:=SUM([.C24:.G24])/[.K2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style-name="ce16"/>
              <table:table-cell table:style-name="ce47"/>
              <table:table-cell table:style-name="ce16"/>
              <table:table-cell table:style-name="ce22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5:.G25])" office:value-type="float" office:value="2">
                <text:p>2</text:p>
              </table:table-cell>
              <table:table-cell table:style-name="ce39" table:formula="of:=[.C25]/[.K25]" office:value-type="percentage" office:value="0">
                <text:p>0%</text:p>
              </table:table-cell>
              <table:table-cell table:style-name="ce39" table:formula="of:=([.C25]+[.D25])/[.K25]" office:value-type="percentage" office:value="0">
                <text:p>0%</text:p>
              </table:table-cell>
              <table:table-cell table:style-name="ce39" table:formula="of:=SUM([.C25:.E25])/[.K25]" office:value-type="percentage" office:value="0">
                <text:p>0%</text:p>
              </table:table-cell>
              <table:table-cell table:style-name="ce39" table:formula="of:=SUM([.C25:.F25])/[.K25]" office:value-type="percentage" office:value="0.5">
                <text:p>50%</text:p>
              </table:table-cell>
              <table:table-cell table:style-name="ce39" table:formula="of:=SUM([.C25:.G25])/[.K2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7:.G27])" office:value-type="float" office:value="1">
                <text:p>1</text:p>
              </table:table-cell>
              <table:table-cell table:style-name="ce39" table:formula="of:=[.C27]/[.K27]" office:value-type="percentage" office:value="0">
                <text:p>0%</text:p>
              </table:table-cell>
              <table:table-cell table:style-name="ce39" table:formula="of:=([.C27]+[.D27])/[.K27]" office:value-type="percentage" office:value="0">
                <text:p>0%</text:p>
              </table:table-cell>
              <table:table-cell table:style-name="ce39" table:formula="of:=SUM([.C27:.E27])/[.K27]" office:value-type="percentage" office:value="1">
                <text:p>100%</text:p>
              </table:table-cell>
              <table:table-cell table:style-name="ce39" table:formula="of:=SUM([.C27:.F27])/[.K27]" office:value-type="percentage" office:value="1">
                <text:p>100%</text:p>
              </table:table-cell>
              <table:table-cell table:style-name="ce39" table:formula="of:=SUM([.C27:.G27])/[.K2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style-name="ce16"/>
              <table:table-cell table:style-name="ce47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8:.G28])" office:value-type="float" office:value="1">
                <text:p>1</text:p>
              </table:table-cell>
              <table:table-cell table:style-name="ce39" table:formula="of:=[.C28]/[.K28]" office:value-type="percentage" office:value="0">
                <text:p>0%</text:p>
              </table:table-cell>
              <table:table-cell table:style-name="ce39" table:formula="of:=([.C28]+[.D28])/[.K28]" office:value-type="percentage" office:value="0">
                <text:p>0%</text:p>
              </table:table-cell>
              <table:table-cell table:style-name="ce39" table:formula="of:=SUM([.C28:.E28])/[.K28]" office:value-type="percentage" office:value="0">
                <text:p>0%</text:p>
              </table:table-cell>
              <table:table-cell table:style-name="ce39" table:formula="of:=SUM([.C28:.F28])/[.K28]" office:value-type="percentage" office:value="0">
                <text:p>0%</text:p>
              </table:table-cell>
              <table:table-cell table:style-name="ce39" table:formula="of:=SUM([.C28:.G28])/[.K2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30:.G30])" office:value-type="float" office:value="1">
                <text:p>1</text:p>
              </table:table-cell>
              <table:table-cell table:style-name="ce39" table:formula="of:=[.C30]/[.K30]" office:value-type="percentage" office:value="1">
                <text:p>100%</text:p>
              </table:table-cell>
              <table:table-cell table:style-name="ce39" table:formula="of:=([.C30]+[.D30])/[.K30]" office:value-type="percentage" office:value="1">
                <text:p>100%</text:p>
              </table:table-cell>
              <table:table-cell table:style-name="ce39" table:formula="of:=SUM([.C30:.E30])/[.K30]" office:value-type="percentage" office:value="1">
                <text:p>100%</text:p>
              </table:table-cell>
              <table:table-cell table:style-name="ce39" table:formula="of:=SUM([.C30:.F30])/[.K30]" office:value-type="percentage" office:value="1">
                <text:p>100%</text:p>
              </table:table-cell>
              <table:table-cell table:style-name="ce39" table:formula="of:=SUM([.C30:.G30])/[.K3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16"/>
              <table:table-cell table:style-name="ce47"/>
              <table:table-cell table:style-name="ce16" table:number-columns-repeated="3"/>
              <table:table-cell table:style-name="ce24" office:value-type="float" office:value="1">
                <text:p>1</text:p>
              </table:table-cell>
              <table:table-cell office:value-type="string">
                <text:p>us</text:p>
              </table:table-cell>
              <table:table-cell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3:.G33])" office:value-type="float" office:value="1">
                <text:p>1</text:p>
              </table:table-cell>
              <table:table-cell table:style-name="ce39" table:formula="of:=[.C33]/[.K33]" office:value-type="percentage" office:value="0">
                <text:p>0%</text:p>
              </table:table-cell>
              <table:table-cell table:style-name="ce39" table:formula="of:=([.C33]+[.D33])/[.K33]" office:value-type="percentage" office:value="1">
                <text:p>100%</text:p>
              </table:table-cell>
              <table:table-cell table:style-name="ce39" table:formula="of:=SUM([.C33:.E33])/[.K33]" office:value-type="percentage" office:value="1">
                <text:p>100%</text:p>
              </table:table-cell>
              <table:table-cell table:style-name="ce39" table:formula="of:=SUM([.C33:.F33])/[.K33]" office:value-type="percentage" office:value="1">
                <text:p>100%</text:p>
              </table:table-cell>
              <table:table-cell table:style-name="ce39" table:formula="of:=SUM([.C33:.G33])/[.K3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4:.G34])" office:value-type="float" office:value="1">
                <text:p>1</text:p>
              </table:table-cell>
              <table:table-cell table:style-name="ce39" table:formula="of:=[.C34]/[.K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36:.G36])" office:value-type="float" office:value="1">
                <text:p>1</text:p>
              </table:table-cell>
              <table:table-cell table:style-name="ce39" table:formula="of:=[.C36]/[.K36]" office:value-type="percentage" office:value="0">
                <text:p>0%</text:p>
              </table:table-cell>
              <table:table-cell table:style-name="ce39" table:formula="of:=([.C36]+[.D36])/[.K36]" office:value-type="percentage" office:value="0">
                <text:p>0%</text:p>
              </table:table-cell>
              <table:table-cell table:style-name="ce39" table:formula="of:=SUM([.C36:.E36])/[.K36]" office:value-type="percentage" office:value="1">
                <text:p>100%</text:p>
              </table:table-cell>
              <table:table-cell table:style-name="ce39" table:formula="of:=SUM([.C36:.F36])/[.K36]" office:value-type="percentage" office:value="1">
                <text:p>100%</text:p>
              </table:table-cell>
              <table:table-cell table:style-name="ce39" table:formula="of:=SUM([.C36:.G36])/[.K36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style-name="ce16"/>
              <table:table-cell table:style-name="ce47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37:.G37])" office:value-type="float" office:value="1">
                <text:p>1</text:p>
              </table:table-cell>
              <table:table-cell table:style-name="ce39" table:formula="of:=[.C37]/[.K37]" office:value-type="percentage" office:value="0">
                <text:p>0%</text:p>
              </table:table-cell>
              <table:table-cell table:style-name="ce39" table:formula="of:=([.C37]+[.D37])/[.K37]" office:value-type="percentage" office:value="0">
                <text:p>0%</text:p>
              </table:table-cell>
              <table:table-cell table:style-name="ce39" table:formula="of:=SUM([.C37:.E37])/[.K37]" office:value-type="percentage" office:value="0">
                <text:p>0%</text:p>
              </table:table-cell>
              <table:table-cell table:style-name="ce39" table:formula="of:=SUM([.C37:.F37])/[.K37]" office:value-type="percentage" office:value="0">
                <text:p>0%</text:p>
              </table:table-cell>
              <table:table-cell table:style-name="ce39" table:formula="of:=SUM([.C37:.G37])/[.K3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16"/>
              <table:table-cell table:style-name="ce52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table:number-columns-repeated="2"/>
              <table:table-cell table:style-name="ce10" table:formula="of:=SUM([.C39:.G39])" office:value-type="float" office:value="1">
                <text:p>1</text:p>
              </table:table-cell>
              <table:table-cell table:style-name="ce39" table:formula="of:=[.C39]/[.K39]" office:value-type="percentage" office:value="0">
                <text:p>0%</text:p>
              </table:table-cell>
              <table:table-cell table:style-name="ce39" table:formula="of:=([.C39]+[.D39])/[.K39]" office:value-type="percentage" office:value="1">
                <text:p>100%</text:p>
              </table:table-cell>
              <table:table-cell table:style-name="ce39" table:formula="of:=SUM([.C39:.E39])/[.K39]" office:value-type="percentage" office:value="1">
                <text:p>100%</text:p>
              </table:table-cell>
              <table:table-cell table:style-name="ce39" table:formula="of:=SUM([.C39:.F39])/[.K39]" office:value-type="percentage" office:value="1">
                <text:p>100%</text:p>
              </table:table-cell>
              <table:table-cell table:style-name="ce39" table:formula="of:=SUM([.C39:.G39])/[.K3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40:.G40])" office:value-type="float" office:value="1">
                <text:p>1</text:p>
              </table:table-cell>
              <table:table-cell table:style-name="ce39" table:formula="of:=[.C40]/[.K40]" office:value-type="percentage" office:value="0">
                <text:p>0%</text:p>
              </table:table-cell>
              <table:table-cell table:style-name="ce39" table:formula="of:=([.C40]+[.D40])/[.K40]" office:value-type="percentage" office:value="0">
                <text:p>0%</text:p>
              </table:table-cell>
              <table:table-cell table:style-name="ce39" table:formula="of:=SUM([.C40:.E40])/[.K40]" office:value-type="percentage" office:value="1">
                <text:p>100%</text:p>
              </table:table-cell>
              <table:table-cell table:style-name="ce39" table:formula="of:=SUM([.C40:.F40])/[.K40]" office:value-type="percentage" office:value="1">
                <text:p>100%</text:p>
              </table:table-cell>
              <table:table-cell table:style-name="ce39" table:formula="of:=SUM([.C40:.G40])/[.K4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style-name="ce16"/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24"/>
              <table:table-cell table:number-columns-repeated="2"/>
              <table:table-cell table:style-name="ce10" table:formula="of:=SUM([.C41:.G41])" office:value-type="float" office:value="1">
                <text:p>1</text:p>
              </table:table-cell>
              <table:table-cell table:style-name="ce39" table:formula="of:=[.C41]/[.K41]" office:value-type="percentage" office:value="0">
                <text:p>0%</text:p>
              </table:table-cell>
              <table:table-cell table:style-name="ce39" table:formula="of:=([.C41]+[.D41])/[.K41]" office:value-type="percentage" office:value="0">
                <text:p>0%</text:p>
              </table:table-cell>
              <table:table-cell table:style-name="ce39" table:formula="of:=SUM([.C41:.E41])/[.K41]" office:value-type="percentage" office:value="0">
                <text:p>0%</text:p>
              </table:table-cell>
              <table:table-cell table:style-name="ce39" table:formula="of:=SUM([.C41:.F41])/[.K41]" office:value-type="percentage" office:value="1">
                <text:p>100%</text:p>
              </table:table-cell>
              <table:table-cell table:style-name="ce39" table:formula="of:=SUM([.C41:.G41])/[.K4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44:.G44])" office:value-type="float" office:value="1">
                <text:p>1</text:p>
              </table:table-cell>
              <table:table-cell table:style-name="ce39" table:formula="of:=[.C44]/[.K44]" office:value-type="percentage" office:value="0">
                <text:p>0%</text:p>
              </table:table-cell>
              <table:table-cell table:style-name="ce39" table:formula="of:=([.C44]+[.D44])/[.K44]" office:value-type="percentage" office:value="1">
                <text:p>100%</text:p>
              </table:table-cell>
              <table:table-cell table:style-name="ce39" table:formula="of:=SUM([.C44:.E44])/[.K44]" office:value-type="percentage" office:value="1">
                <text:p>100%</text:p>
              </table:table-cell>
              <table:table-cell table:style-name="ce39" table:formula="of:=SUM([.C44:.F44])/[.K44]" office:value-type="percentage" office:value="1">
                <text:p>100%</text:p>
              </table:table-cell>
              <table:table-cell table:style-name="ce39" table:formula="of:=SUM([.C44:.G44])/[.K4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style-name="ce16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C45:.G45])" office:value-type="float" office:value="2">
                <text:p>2</text:p>
              </table:table-cell>
              <table:table-cell table:style-name="ce39" table:formula="of:=[.C45]/[.K45]" office:value-type="percentage" office:value="0.5">
                <text:p>50%</text:p>
              </table:table-cell>
              <table:table-cell table:style-name="ce39" table:formula="of:=([.C45]+[.D45])/[.K45]" office:value-type="percentage" office:value="1">
                <text:p>100%</text:p>
              </table:table-cell>
              <table:table-cell table:style-name="ce39" table:formula="of:=SUM([.C45:.E45])/[.K45]" office:value-type="percentage" office:value="1">
                <text:p>100%</text:p>
              </table:table-cell>
              <table:table-cell table:style-name="ce39" table:formula="of:=SUM([.C45:.F45])/[.K45]" office:value-type="percentage" office:value="1">
                <text:p>100%</text:p>
              </table:table-cell>
              <table:table-cell table:style-name="ce39" table:formula="of:=SUM([.C45:.G45])/[.K4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16"/>
              <table:table-cell table:style-name="ce47"/>
              <table:table-cell table:style-name="ce16" table:number-columns-repeated="3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6"/>
              <table:table-cell table:style-name="ce47"/>
              <table:table-cell table:style-name="ce16" table:number-columns-repeated="3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16"/>
              <table:table-cell table:style-name="ce47"/>
              <table:table-cell table:style-name="ce16" table:number-columns-repeated="3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6"/>
              <table:table-cell table:style-name="ce47"/>
              <table:table-cell table:style-name="ce16" table:number-columns-repeated="3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style-name="ce16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C53:.G53])" office:value-type="float" office:value="2">
                <text:p>2</text:p>
              </table:table-cell>
              <table:table-cell table:style-name="ce39" table:formula="of:=[.C53]/[.K53]" office:value-type="percentage" office:value="0.5">
                <text:p>50%</text:p>
              </table:table-cell>
              <table:table-cell table:style-name="ce39" table:formula="of:=([.C53]+[.D53])/[.K53]" office:value-type="percentage" office:value="1">
                <text:p>100%</text:p>
              </table:table-cell>
              <table:table-cell table:style-name="ce39" table:formula="of:=SUM([.C53:.E53])/[.K53]" office:value-type="percentage" office:value="1">
                <text:p>100%</text:p>
              </table:table-cell>
              <table:table-cell table:style-name="ce39" table:formula="of:=SUM([.C53:.F53])/[.K53]" office:value-type="percentage" office:value="1">
                <text:p>100%</text:p>
              </table:table-cell>
              <table:table-cell table:style-name="ce39" table:formula="of:=SUM([.C53:.G53])/[.K5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style-name="ce16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6" table:number-columns-repeated="3"/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4:.G54])" office:value-type="float" office:value="2">
                <text:p>2</text:p>
              </table:table-cell>
              <table:table-cell table:style-name="ce39" table:formula="of:=[.C54]/[.K54]" office:value-type="percentage" office:value="0.5">
                <text:p>50%</text:p>
              </table:table-cell>
              <table:table-cell table:style-name="ce39" table:formula="of:=([.C54]+[.D54])/[.K54]" office:value-type="percentage" office:value="1">
                <text:p>100%</text:p>
              </table:table-cell>
              <table:table-cell table:style-name="ce39" table:formula="of:=SUM([.C54:.E54])/[.K54]" office:value-type="percentage" office:value="1">
                <text:p>100%</text:p>
              </table:table-cell>
              <table:table-cell table:style-name="ce39" table:formula="of:=SUM([.C54:.F54])/[.K54]" office:value-type="percentage" office:value="1">
                <text:p>100%</text:p>
              </table:table-cell>
              <table:table-cell table:style-name="ce39" table:formula="of:=SUM([.C54:.G54])/[.K5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style-name="ce16"/>
              <table:table-cell table:style-name="ce47"/>
              <table:table-cell table:style-name="ce16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5:.G55])" office:value-type="float" office:value="2">
                <text:p>2</text:p>
              </table:table-cell>
              <table:table-cell table:style-name="ce39" table:formula="of:=[.C55]/[.K55]" office:value-type="percentage" office:value="0">
                <text:p>0%</text:p>
              </table:table-cell>
              <table:table-cell table:style-name="ce39" table:formula="of:=([.C55]+[.D55])/[.K55]" office:value-type="percentage" office:value="0">
                <text:p>0%</text:p>
              </table:table-cell>
              <table:table-cell table:style-name="ce39" table:formula="of:=SUM([.C55:.E55])/[.K55]" office:value-type="percentage" office:value="0">
                <text:p>0%</text:p>
              </table:table-cell>
              <table:table-cell table:style-name="ce39" table:formula="of:=SUM([.C55:.F55])/[.K55]" office:value-type="percentage" office:value="0.5">
                <text:p>50%</text:p>
              </table:table-cell>
              <table:table-cell table:style-name="ce39" table:formula="of:=SUM([.C55:.G55])/[.K5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19"/>
            <table:table-cell table:style-name="ce50"/>
            <table:table-cell table:style-name="ce19" table:number-columns-repeated="3"/>
            <table:table-cell table:style-name="ce27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/>
              <table:table-cell office:value-type="string">
                <text:p>adm</text:p>
              </table:table-cell>
              <table:table-cell table:style-name="ce10" table:formula="of:=SUM([.C57:.G57])" office:value-type="float" office:value="1">
                <text:p>1</text:p>
              </table:table-cell>
              <table:table-cell table:style-name="ce39" table:formula="of:=[.C57]/[.K57]" office:value-type="percentage" office:value="0">
                <text:p>0%</text:p>
              </table:table-cell>
              <table:table-cell table:style-name="ce39" table:formula="of:=([.C57]+[.D57])/[.K57]" office:value-type="percentage" office:value="0">
                <text:p>0%</text:p>
              </table:table-cell>
              <table:table-cell table:style-name="ce39" table:formula="of:=SUM([.C57:.E57])/[.K57]" office:value-type="percentage" office:value="1">
                <text:p>100%</text:p>
              </table:table-cell>
              <table:table-cell table:style-name="ce39" table:formula="of:=SUM([.C57:.F57])/[.K57]" office:value-type="percentage" office:value="1">
                <text:p>100%</text:p>
              </table:table-cell>
              <table:table-cell table:style-name="ce39" table:formula="of:=SUM([.C57:.G57])/[.K5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style-name="ce16"/>
              <table:table-cell table:style-name="ce47"/>
              <table:table-cell table:style-name="ce16" table:number-columns-repeated="2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8:.G58])" office:value-type="float" office:value="1">
                <text:p>1</text:p>
              </table:table-cell>
              <table:table-cell table:style-name="ce39" table:formula="of:=[.C58]/[.K58]" office:value-type="percentage" office:value="0">
                <text:p>0%</text:p>
              </table:table-cell>
              <table:table-cell table:style-name="ce39" table:formula="of:=([.C58]+[.D58])/[.K58]" office:value-type="percentage" office:value="0">
                <text:p>0%</text:p>
              </table:table-cell>
              <table:table-cell table:style-name="ce39" table:formula="of:=SUM([.C58:.E58])/[.K58]" office:value-type="percentage" office:value="0">
                <text:p>0%</text:p>
              </table:table-cell>
              <table:table-cell table:style-name="ce39" table:formula="of:=SUM([.C58:.F58])/[.K58]" office:value-type="percentage" office:value="0">
                <text:p>0%</text:p>
              </table:table-cell>
              <table:table-cell table:style-name="ce39" table:formula="of:=SUM([.C58:.G58])/[.K5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59:.G59])" office:value-type="float" office:value="1">
                <text:p>1</text:p>
              </table:table-cell>
              <table:table-cell table:style-name="ce39" table:formula="of:=[.C59]/[.K59]" office:value-type="percentage" office:value="0">
                <text:p>0%</text:p>
              </table:table-cell>
              <table:table-cell table:style-name="ce39" table:formula="of:=([.C59]+[.D59])/[.K59]" office:value-type="percentage" office:value="0">
                <text:p>0%</text:p>
              </table:table-cell>
              <table:table-cell table:style-name="ce39" table:formula="of:=SUM([.C59:.E59])/[.K59]" office:value-type="percentage" office:value="1">
                <text:p>100%</text:p>
              </table:table-cell>
              <table:table-cell table:style-name="ce39" table:formula="of:=SUM([.C59:.F59])/[.K59]" office:value-type="percentage" office:value="1">
                <text:p>100%</text:p>
              </table:table-cell>
              <table:table-cell table:style-name="ce39" table:formula="of:=SUM([.C59:.G59])/[.K5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60:.G60])" office:value-type="float" office:value="1">
                <text:p>1</text:p>
              </table:table-cell>
              <table:table-cell table:style-name="ce39" table:formula="of:=[.C60]/[.K60]" office:value-type="percentage" office:value="0">
                <text:p>0%</text:p>
              </table:table-cell>
              <table:table-cell table:style-name="ce39" table:formula="of:=([.C60]+[.D60])/[.K60]" office:value-type="percentage" office:value="0">
                <text:p>0%</text:p>
              </table:table-cell>
              <table:table-cell table:style-name="ce39" table:formula="of:=SUM([.C60:.E60])/[.K60]" office:value-type="percentage" office:value="1">
                <text:p>100%</text:p>
              </table:table-cell>
              <table:table-cell table:style-name="ce39" table:formula="of:=SUM([.C60:.F60])/[.K60]" office:value-type="percentage" office:value="1">
                <text:p>100%</text:p>
              </table:table-cell>
              <table:table-cell table:style-name="ce39" table:formula="of:=SUM([.C60:.G60])/[.K6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20"/>
          <table:table-cell table:style-name="ce51"/>
          <table:table-cell table:style-name="ce20" table:number-columns-repeated="5"/>
          <table:table-cell table:style-name="ce3"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16"/>
            <table:table-cell table:style-name="ce47"/>
            <table:table-cell table:style-name="ce16" table:number-columns-repeated="3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style-name="ce16"/>
            <table:table-cell table:style-name="ce47"/>
            <table:table-cell table:style-name="ce16"/>
            <table:table-cell table:number-columns-repeated="2"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3:.G63])" office:value-type="float" office:value="2">
              <text:p>2</text:p>
            </table:table-cell>
            <table:table-cell table:style-name="ce39" table:formula="of:=[.C63]/[.K63]" office:value-type="percentage" office:value="0">
              <text:p>0%</text:p>
            </table:table-cell>
            <table:table-cell table:style-name="ce39" table:formula="of:=([.C63]+[.D63])/[.K63]" office:value-type="percentage" office:value="0">
              <text:p>0%</text:p>
            </table:table-cell>
            <table:table-cell table:style-name="ce39" table:formula="of:=SUM([.C63:.E63])/[.K63]" office:value-type="percentage" office:value="0">
              <text:p>0%</text:p>
            </table:table-cell>
            <table:table-cell table:style-name="ce39" table:formula="of:=SUM([.C63:.F63])/[.K63]" office:value-type="percentage" office:value="0.5">
              <text:p>50%</text:p>
            </table:table-cell>
            <table:table-cell table:style-name="ce39" table:formula="of:=SUM([.C63:.G63])/[.K6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16"/>
            <table:table-cell table:style-name="ce47"/>
            <table:table-cell table:style-name="ce16" table:number-columns-repeated="3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16"/>
            <table:table-cell table:style-name="ce47"/>
            <table:table-cell table:style-name="ce16" table:number-columns-repeated="3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style-name="ce16"/>
            <table:table-cell table:style-name="ce47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6:.G66])" office:value-type="float" office:value="1">
              <text:p>1</text:p>
            </table:table-cell>
            <table:table-cell table:style-name="ce39" table:formula="of:=[.C66]/[.K66]" office:value-type="percentage" office:value="0">
              <text:p>0%</text:p>
            </table:table-cell>
            <table:table-cell table:style-name="ce39" table:formula="of:=([.C66]+[.D66])/[.K66]" office:value-type="percentage" office:value="0">
              <text:p>0%</text:p>
            </table:table-cell>
            <table:table-cell table:style-name="ce39" table:formula="of:=SUM([.C66:.E66])/[.K66]" office:value-type="percentage" office:value="0">
              <text:p>0%</text:p>
            </table:table-cell>
            <table:table-cell table:style-name="ce39" table:formula="of:=SUM([.C66:.F66])/[.K66]" office:value-type="percentage" office:value="0">
              <text:p>0%</text:p>
            </table:table-cell>
            <table:table-cell table:style-name="ce39" table:formula="of:=SUM([.C66:.G66])/[.K6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 table:visibility="collapse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style-name="ce16"/>
            <table:table-cell table:style-name="ce47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8:.G68])" office:value-type="float" office:value="1">
              <text:p>1</text:p>
            </table:table-cell>
            <table:table-cell table:style-name="ce39" table:formula="of:=[.C68]/[.K68]" office:value-type="percentage" office:value="0">
              <text:p>0%</text:p>
            </table:table-cell>
            <table:table-cell table:style-name="ce39" table:formula="of:=([.C68]+[.D68])/[.K68]" office:value-type="percentage" office:value="0">
              <text:p>0%</text:p>
            </table:table-cell>
            <table:table-cell table:style-name="ce39" table:formula="of:=SUM([.C68:.E68])/[.K68]" office:value-type="percentage" office:value="0">
              <text:p>0%</text:p>
            </table:table-cell>
            <table:table-cell table:style-name="ce39" table:formula="of:=SUM([.C68:.F68])/[.K68]" office:value-type="percentage" office:value="1">
              <text:p>100%</text:p>
            </table:table-cell>
            <table:table-cell table:style-name="ce39" table:formula="of:=SUM([.C68:.G68])/[.K68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style-name="ce16"/>
            <table:table-cell table:style-name="ce47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9:.G69])" office:value-type="float" office:value="1">
              <text:p>1</text:p>
            </table:table-cell>
            <table:table-cell table:style-name="ce39" table:formula="of:=[.C69]/[.K69]" office:value-type="percentage" office:value="0">
              <text:p>0%</text:p>
            </table:table-cell>
            <table:table-cell table:style-name="ce39" table:formula="of:=([.C69]+[.D69])/[.K69]" office:value-type="percentage" office:value="0">
              <text:p>0%</text:p>
            </table:table-cell>
            <table:table-cell table:style-name="ce39" table:formula="of:=SUM([.C69:.E69])/[.K69]" office:value-type="percentage" office:value="0">
              <text:p>0%</text:p>
            </table:table-cell>
            <table:table-cell table:style-name="ce39" table:formula="of:=SUM([.C69:.F69])/[.K69]" office:value-type="percentage" office:value="1">
              <text:p>100%</text:p>
            </table:table-cell>
            <table:table-cell table:style-name="ce39" table:formula="of:=SUM([.C69:.G69])/[.K69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style-name="ce16"/>
            <table:table-cell table:style-name="ce47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0:.G70])" office:value-type="float" office:value="1">
              <text:p>1</text:p>
            </table:table-cell>
            <table:table-cell table:style-name="ce39" table:formula="of:=[.C70]/[.K70]" office:value-type="percentage" office:value="0">
              <text:p>0%</text:p>
            </table:table-cell>
            <table:table-cell table:style-name="ce39" table:formula="of:=([.C70]+[.D70])/[.K70]" office:value-type="percentage" office:value="0">
              <text:p>0%</text:p>
            </table:table-cell>
            <table:table-cell table:style-name="ce39" table:formula="of:=SUM([.C70:.E70])/[.K70]" office:value-type="percentage" office:value="0">
              <text:p>0%</text:p>
            </table:table-cell>
            <table:table-cell table:style-name="ce39" table:formula="of:=SUM([.C70:.F70])/[.K70]" office:value-type="percentage" office:value="0">
              <text:p>0%</text:p>
            </table:table-cell>
            <table:table-cell table:style-name="ce39" table:formula="of:=SUM([.C70:.G70])/[.K70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style-name="ce16"/>
            <table:table-cell table:style-name="ce47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1:.G71])" office:value-type="float" office:value="1">
              <text:p>1</text:p>
            </table:table-cell>
            <table:table-cell table:style-name="ce39" table:formula="of:=[.C71]/[.K71]" office:value-type="percentage" office:value="0">
              <text:p>0%</text:p>
            </table:table-cell>
            <table:table-cell table:style-name="ce39" table:formula="of:=([.C71]+[.D71])/[.K71]" office:value-type="percentage" office:value="0">
              <text:p>0%</text:p>
            </table:table-cell>
            <table:table-cell table:style-name="ce39" table:formula="of:=SUM([.C71:.E71])/[.K71]" office:value-type="percentage" office:value="0">
              <text:p>0%</text:p>
            </table:table-cell>
            <table:table-cell table:style-name="ce39" table:formula="of:=SUM([.C71:.F71])/[.K71]" office:value-type="percentage" office:value="0">
              <text:p>0%</text:p>
            </table:table-cell>
            <table:table-cell table:style-name="ce39" table:formula="of:=SUM([.C71:.G71])/[.K71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16"/>
            <table:table-cell table:style-name="ce47"/>
            <table:table-cell table:style-name="ce16" table:number-columns-repeated="3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style-name="ce16"/>
            <table:table-cell table:style-name="ce47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3:.G73])" office:value-type="float" office:value="1">
              <text:p>1</text:p>
            </table:table-cell>
            <table:table-cell table:style-name="ce39" table:formula="of:=[.C73]/[.K73]" office:value-type="percentage" office:value="0">
              <text:p>0%</text:p>
            </table:table-cell>
            <table:table-cell table:style-name="ce39" table:formula="of:=([.C73]+[.D73])/[.K73]" office:value-type="percentage" office:value="0">
              <text:p>0%</text:p>
            </table:table-cell>
            <table:table-cell table:style-name="ce39" table:formula="of:=SUM([.C73:.E73])/[.K73]" office:value-type="percentage" office:value="0">
              <text:p>0%</text:p>
            </table:table-cell>
            <table:table-cell table:style-name="ce39" table:formula="of:=SUM([.C73:.F73])/[.K73]" office:value-type="percentage" office:value="0">
              <text:p>0%</text:p>
            </table:table-cell>
            <table:table-cell table:style-name="ce39" table:formula="of:=SUM([.C73:.G73])/[.K7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21"/>
          <table:covered-table-cell table:style-name="ce28"/>
          <table:table-cell table:style-name="ce31"/>
          <table:table-cell table:style-name="ce35"/>
          <table:table-cell table:style-name="ce10"/>
          <table:table-cell table:style-name="ce39"/>
          <table:table-cell table:style-name="ce43" table:number-columns-repeated="5"/>
          <table:table-cell table:style-name="ce35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16" office:value-type="float" office:value="1">
              <text:p>1</text:p>
            </table:table-cell>
            <table:table-cell table:style-name="ce47"/>
            <table:table-cell table:style-name="ce16" table:number-columns-repeated="3"/>
            <table:table-cell table:style-name="ce24"/>
            <table:table-cell table:number-columns-repeated="2"/>
            <table:table-cell table:style-name="ce10" table:formula="of:=SUM([.C75:.G75])" office:value-type="float" office:value="1">
              <text:p>1</text:p>
            </table:table-cell>
            <table:table-cell table:style-name="ce39" table:formula="of:=[.C75]/[.K75]" office:value-type="percentage" office:value="1">
              <text:p>100%</text:p>
            </table:table-cell>
            <table:table-cell table:style-name="ce39" table:formula="of:=([.C75]+[.D75])/[.K75]" office:value-type="percentage" office:value="1">
              <text:p>100%</text:p>
            </table:table-cell>
            <table:table-cell table:style-name="ce39" table:formula="of:=SUM([.C75:.E75])/[.K75]" office:value-type="percentage" office:value="1">
              <text:p>100%</text:p>
            </table:table-cell>
            <table:table-cell table:style-name="ce39" table:formula="of:=SUM([.C75:.F75])/[.K75]" office:value-type="percentage" office:value="1">
              <text:p>100%</text:p>
            </table:table-cell>
            <table:table-cell table:style-name="ce39" table:formula="of:=SUM([.C75:.G75])/[.K75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style-name="ce16"/>
            <table:table-cell table:style-name="ce47"/>
            <table:table-cell table:style-name="ce16" office:value-type="float" office:value="1">
              <text:p>1</text:p>
            </table:table-cell>
            <table:table-cell table:style-name="ce16" table:number-columns-repeated="2"/>
            <table:table-cell table:style-name="ce24"/>
            <table:table-cell table:number-columns-repeated="2"/>
            <table:table-cell table:style-name="ce10" table:formula="of:=SUM([.C76:.G76])" office:value-type="float" office:value="1">
              <text:p>1</text:p>
            </table:table-cell>
            <table:table-cell table:style-name="ce39" table:formula="of:=[.C76]/[.K76]" office:value-type="percentage" office:value="0">
              <text:p>0%</text:p>
            </table:table-cell>
            <table:table-cell table:style-name="ce39" table:formula="of:=([.C76]+[.D76])/[.K76]" office:value-type="percentage" office:value="0">
              <text:p>0%</text:p>
            </table:table-cell>
            <table:table-cell table:style-name="ce39" table:formula="of:=SUM([.C76:.E76])/[.K76]" office:value-type="percentage" office:value="1">
              <text:p>100%</text:p>
            </table:table-cell>
            <table:table-cell table:style-name="ce39" table:formula="of:=SUM([.C76:.F76])/[.K76]" office:value-type="percentage" office:value="1">
              <text:p>100%</text:p>
            </table:table-cell>
            <table:table-cell table:style-name="ce39" table:formula="of:=SUM([.C76:.G76])/[.K7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3</text:p>
            </table:table-cell>
            <table:table-cell table:style-name="ce13" office:value-type="string">
              <text:p>Servidores de produção</text:p>
            </table:table-cell>
            <table:table-cell table:style-name="ce16"/>
            <table:table-cell table:style-name="ce47"/>
            <table:table-cell table:style-name="ce16" table:number-columns-repeated="2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7:.G77])" office:value-type="float" office:value="1">
              <text:p>1</text:p>
            </table:table-cell>
            <table:table-cell table:style-name="ce39" table:formula="of:=[.C77]/[.K77]" office:value-type="percentage" office:value="0">
              <text:p>0%</text:p>
            </table:table-cell>
            <table:table-cell table:style-name="ce39" table:formula="of:=([.C77]+[.D77])/[.K77]" office:value-type="percentage" office:value="0">
              <text:p>0%</text:p>
            </table:table-cell>
            <table:table-cell table:style-name="ce39" table:formula="of:=SUM([.C77:.E77])/[.K77]" office:value-type="percentage" office:value="0">
              <text:p>0%</text:p>
            </table:table-cell>
            <table:table-cell table:style-name="ce39" table:formula="of:=SUM([.C77:.F77])/[.K77]" office:value-type="percentage" office:value="0">
              <text:p>0%</text:p>
            </table:table-cell>
            <table:table-cell table:style-name="ce39" table:formula="of:=SUM([.C77:.G77])/[.K77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2" table:number-rows-repeated="138">
          <table:table-cell table:number-columns-repeated="3"/>
          <table:table-cell table:style-name="ce53"/>
          <table:table-cell table:number-columns-repeated="3"/>
          <table:table-cell table:style-name="ce29"/>
          <table:table-cell table:number-columns-repeated="1016"/>
        </table:table-row>
        <table:table-row table:style-name="ro2" table:number-rows-repeated="1880">
          <table:table-cell table:number-columns-repeated="3"/>
          <table:table-cell table:style-name="ce53"/>
          <table:table-cell table:number-columns-repeated="1020"/>
        </table:table-row>
        <table:table-row table:style-name="ro2" table:number-rows-repeated="63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0.8" table:style-name="ta4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15"/>
        <table:table-column table:style-name="co3" table:default-cell-style-name="ce46"/>
        <table:table-column table:style-name="co3" table:number-columns-repeated="2" table:default-cell-style-name="ce15"/>
        <table:table-column table:style-name="co3" table:default-cell-style-name="ce30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7"/>
        <table:table-column table:style-name="co6" table:number-columns-repeated="2" table:default-cell-style-name="Default"/>
        <table:table-column table:style-name="co6" table:visibility="collapse" table:number-columns-repeated="3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number-columns-repeated="5"/>
          <table:table-cell table:style-name="ce24"/>
          <table:table-cell table:number-columns-repeated="2"/>
          <table:table-cell table:style-name="ce35" office:value-type="string">
            <text:p>Milestones</text:p>
          </table:table-cell>
          <table:table-cell/>
          <table:table-cell table:style-name="ce41" table:formula="of:=[.M2]-[.L2]" office:value-type="float" office:value="36">
            <text:p>36</text:p>
          </table:table-cell>
          <table:table-cell table:style-name="ce41" table:formula="of:=[.N2]-[.M2]" office:value-type="float" office:value="40">
            <text:p>40</text:p>
          </table:table-cell>
          <table:table-cell table:style-name="ce41" table:formula="of:=[.O2]-[.N2]" office:value-type="float" office:value="30">
            <text:p>30</text:p>
          </table:table-cell>
          <table:table-cell table:style-name="ce41" table:formula="of:=[.P2]-[.O2]" office:value-type="float" office:value="31">
            <text:p>31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6" office:value-type="string">
            <text:p>set</text:p>
          </table:table-cell>
          <table:table-cell table:style-name="ce16" office:value-type="string">
            <text:p>out</text:p>
          </table:table-cell>
          <table:table-cell table:style-name="ce47" office:value-type="string">
            <text:p>nov</text:p>
          </table:table-cell>
          <table:table-cell table:style-name="ce16" office:value-type="string">
            <text:p>dez</text:p>
          </table:table-cell>
          <table:table-cell table:style-name="ce16" office:value-type="string">
            <text:p>jan</text:p>
          </table:table-cell>
          <table:table-cell table:style-name="ce24"/>
          <table:table-cell table:number-columns-repeated="2"/>
          <table:table-cell table:style-name="ce10"/>
          <table:table-cell table:style-name="ce38" office:value-type="date" office:date-value="2009-10-01">
            <text:p>1-Oct</text:p>
          </table:table-cell>
          <table:table-cell table:style-name="ce42" office:value-type="date" office:date-value="2009-11-06">
            <text:p>6-Nov</text:p>
          </table:table-cell>
          <table:table-cell table:style-name="ce42" office:value-type="date" office:date-value="2009-12-16">
            <text:p>16-Dec</text:p>
          </table:table-cell>
          <table:table-cell table:style-name="ce42" office:value-type="date" office:date-value="2010-01-15">
            <text:p>15-Jan</text:p>
          </table:table-cell>
          <table:table-cell table:style-name="ce44" office:value-type="date" office:date-value="2010-02-15">
            <text:p>15-Feb</text:p>
          </table:table-cell>
          <table:table-cell table:style-name="ce45" office:value-type="string">
            <text:p>futuro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v0.6</text:p>
          </table:table-cell>
          <table:table-cell table:style-name="ce16" office:value-type="string">
            <text:p>v0.7</text:p>
          </table:table-cell>
          <table:table-cell table:style-name="ce47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2"/>
          <table:table-cell table:style-name="ce10"/>
          <table:table-cell table:style-name="ce16" office:value-type="string">
            <text:p>v0.6</text:p>
          </table:table-cell>
          <table:table-cell table:style-name="ce16" office:value-type="string">
            <text:p>v0.7</text:p>
          </table:table-cell>
          <table:table-cell table:style-name="ce16" office:value-type="string">
            <text:p>v0.8</text:p>
          </table:table-cell>
          <table:table-cell table:style-name="ce16" office:value-type="string">
            <text:p>v0.9</text:p>
          </table:table-cell>
          <table:table-cell table:style-name="ce16" office:value-type="string">
            <text:p>v1.0</text:p>
          </table:table-cell>
          <table:table-cell table:style-name="ce24" office:value-type="string">
            <text:p>v2.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7" table:formula="of:=SUM([.C6:.C73])" office:value-type="float" office:value="7">
            <text:p>7</text:p>
          </table:table-cell>
          <table:table-cell table:style-name="ce17" table:formula="of:=SUM([.D6:.D73])" office:value-type="float" office:value="14">
            <text:p>14</text:p>
          </table:table-cell>
          <table:table-cell table:style-name="ce48" table:formula="of:=SUM([.E6:.E73])" office:value-type="float" office:value="14">
            <text:p>14</text:p>
          </table:table-cell>
          <table:table-cell table:style-name="ce17" table:formula="of:=SUM([.F6:.F73])" office:value-type="float" office:value="8">
            <text:p>8</text:p>
          </table:table-cell>
          <table:table-cell table:style-name="ce17" table:formula="of:=SUM([.G6:.G73])" office:value-type="float" office:value="13">
            <text:p>13</text:p>
          </table:table-cell>
          <table:table-cell table:style-name="ce17" table:formula="of:=SUM([.H6:.H73])" office:value-type="float" office:value="9">
            <text:p>9</text:p>
          </table:table-cell>
          <table:table-cell/>
          <table:table-cell table:style-name="ce33"/>
          <table:table-cell table:style-name="ce36" table:formula="of:=SUM([.C4:.G4])" office:value-type="float" office:value="56">
            <text:p>56</text:p>
          </table:table-cell>
          <table:table-cell table:style-name="ce39" table:formula="of:=([.C4])/[.K4]" office:value-type="percentage" office:value="0.125">
            <text:p>13%</text:p>
          </table:table-cell>
          <table:table-cell table:style-name="ce39" table:formula="of:=([.C4]+[.D4])/[.K4]" office:value-type="percentage" office:value="0.375">
            <text:p>38%</text:p>
          </table:table-cell>
          <table:table-cell table:style-name="ce39" table:formula="of:=SUM([.C4:.E4])/[.K4]" office:value-type="percentage" office:value="0.625">
            <text:p>63%</text:p>
          </table:table-cell>
          <table:table-cell table:style-name="ce39" table:formula="of:=SUM([.C4:.F4])/[.K4]" office:value-type="percentage" office:value="0.767857142857143">
            <text:p>77%</text:p>
          </table:table-cell>
          <table:table-cell table:style-name="ce39" table:formula="of:=SUM([.C4:.G4])/[.K4]" office:value-type="percentage" office:value="1">
            <text:p>100%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18" table:number-columns-repeated="2"/>
          <table:table-cell table:style-name="ce49"/>
          <table:table-cell table:style-name="ce18" table:number-columns-repeated="2"/>
          <table:table-cell table:style-name="ce25"/>
          <table:table-cell table:style-name="ce31"/>
          <table:table-cell/>
          <table:table-cell table:style-name="ce10"/>
          <table:table-cell table:style-name="ce39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9"/>
            <table:table-cell table:style-name="ce40"/>
            <table:table-cell table:style-name="ce39"/>
            <table:table-cell table:style-name="ce9" table:number-columns-repeated="4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47"/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7:.G7])" office:value-type="float" office:value="1">
                <text:p>1</text:p>
              </table:table-cell>
              <table:table-cell table:style-name="ce39" table:formula="of:=[.C7]/[.K7]" office:value-type="percentage" office:value="1">
                <text:p>100%</text:p>
              </table:table-cell>
              <table:table-cell table:style-name="ce39" table:formula="of:=([.C7]+[.D7])/[.K7]" office:value-type="percentage" office:value="1">
                <text:p>100%</text:p>
              </table:table-cell>
              <table:table-cell table:style-name="ce39" table:formula="of:=SUM([.C7:.E7])/[.K7]" office:value-type="percentage" office:value="1">
                <text:p>100%</text:p>
              </table:table-cell>
              <table:table-cell table:style-name="ce39" table:formula="of:=SUM([.C7:.F7])/[.K7]" office:value-type="percentage" office:value="1">
                <text:p>100%</text:p>
              </table:table-cell>
              <table:table-cell table:style-name="ce39" table:formula="of:=SUM([.C7:.G7])/[.K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8:.G8])" office:value-type="float" office:value="3">
                <text:p>3</text:p>
              </table:table-cell>
              <table:table-cell table:style-name="ce39" table:formula="of:=[.C8]/[.K8]" office:value-type="percentage" office:value="0.333333333333333">
                <text:p>33%</text:p>
              </table:table-cell>
              <table:table-cell table:style-name="ce39" table:formula="of:=([.C8]+[.D8])/[.K8]" office:value-type="percentage" office:value="0.666666666666667">
                <text:p>67%</text:p>
              </table:table-cell>
              <table:table-cell table:style-name="ce39" table:formula="of:=SUM([.C8:.E8])/[.K8]" office:value-type="percentage" office:value="1">
                <text:p>100%</text:p>
              </table:table-cell>
              <table:table-cell table:style-name="ce39" table:formula="of:=SUM([.C8:.F8])/[.K8]" office:value-type="percentage" office:value="1">
                <text:p>100%</text:p>
              </table:table-cell>
              <table:table-cell table:style-name="ce39" table:formula="of:=SUM([.C8:.G8])/[.K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9:.G9])" office:value-type="float" office:value="3">
                <text:p>3</text:p>
              </table:table-cell>
              <table:table-cell table:style-name="ce39" table:formula="of:=[.C9]/[.K9]" office:value-type="percentage" office:value="0">
                <text:p>0%</text:p>
              </table:table-cell>
              <table:table-cell table:style-name="ce39" table:formula="of:=([.C9]+[.D9])/[.K9]" office:value-type="percentage" office:value="0">
                <text:p>0%</text:p>
              </table:table-cell>
              <table:table-cell table:style-name="ce39" table:formula="of:=SUM([.C9:.E9])/[.K9]" office:value-type="percentage" office:value="0.333333333333333">
                <text:p>33%</text:p>
              </table:table-cell>
              <table:table-cell table:style-name="ce39" table:formula="of:=SUM([.C9:.F9])/[.K9]" office:value-type="percentage" office:value="0.666666666666667">
                <text:p>67%</text:p>
              </table:table-cell>
              <table:table-cell table:style-name="ce39" table:formula="of:=SUM([.C9:.G9])/[.K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19" table:number-columns-repeated="2"/>
            <table:table-cell table:style-name="ce50"/>
            <table:table-cell table:style-name="ce19"/>
            <table:table-cell table:style-name="ce23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 table:display="false">
            <table:table-row table:style-name="ro2" table:visibility="collapse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number-columns-repeated="2" table:style-name="ce16"/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11:.G11])" office:value-type="float" office:value="1">
                <text:p>1</text:p>
              </table:table-cell>
              <table:table-cell table:style-name="ce39" table:formula="of:=[.C11]/[.K11]" office:value-type="percentage" office:value="0">
                <text:p>0%</text:p>
              </table:table-cell>
              <table:table-cell table:style-name="ce39" table:formula="of:=([.C11]+[.D11])/[.K11]" office:value-type="percentage" office:value="0">
                <text:p>0%</text:p>
              </table:table-cell>
              <table:table-cell table:style-name="ce39" table:formula="of:=SUM([.C11:.E11])/[.K11]" office:value-type="percentage" office:value="0">
                <text:p>0%</text:p>
              </table:table-cell>
              <table:table-cell table:style-name="ce39" table:formula="of:=SUM([.C11:.F11])/[.K11]" office:value-type="percentage" office:value="0">
                <text:p>0%</text:p>
              </table:table-cell>
              <table:table-cell table:style-name="ce39" table:formula="of:=SUM([.C11:.G11])/[.K1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16"/>
                <table:table-cell table:style-name="ce16" office:value-type="float" office:value="1">
                  <text:p>1</text:p>
                </table:table-cell>
                <table:table-cell table:style-name="ce47"/>
                <table:table-cell table:style-name="ce16" table:number-columns-repeated="2"/>
                <table:table-cell table:style-name="ce24"/>
                <table:table-cell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C13:.G13])" office:value-type="float" office:value="1">
                  <text:p>1</text:p>
                </table:table-cell>
                <table:table-cell table:style-name="ce39" table:formula="of:=[.C13]/[.K13]" office:value-type="percentage" office:value="0">
                  <text:p>0%</text:p>
                </table:table-cell>
                <table:table-cell table:style-name="ce39" table:formula="of:=([.C13]+[.D13])/[.K13]" office:value-type="percentage" office:value="1">
                  <text:p>100%</text:p>
                </table:table-cell>
                <table:table-cell table:style-name="ce39" table:formula="of:=SUM([.C13:.E13])/[.K13]" office:value-type="percentage" office:value="1">
                  <text:p>100%</text:p>
                </table:table-cell>
                <table:table-cell table:style-name="ce39" table:formula="of:=SUM([.C13:.F13])/[.K13]" office:value-type="percentage" office:value="1">
                  <text:p>100%</text:p>
                </table:table-cell>
                <table:table-cell table:style-name="ce39" table:formula="of:=SUM([.C13:.G13])/[.K13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number-columns-repeated="2" table:style-name="ce16" office:value-type="float" office:value="1">
                  <text:p>1</text:p>
                </table:table-cell>
                <table:table-cell table:style-name="ce47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table:number-columns-repeated="2"/>
                <table:table-cell table:style-name="ce10" table:formula="of:=SUM([.C14:.G14])" office:value-type="float" office:value="3">
                  <text:p>3</text:p>
                </table:table-cell>
                <table:table-cell table:style-name="ce39" table:formula="of:=[.C14]/[.K14]" office:value-type="percentage" office:value="0.333333333333333">
                  <text:p>33%</text:p>
                </table:table-cell>
                <table:table-cell table:style-name="ce39" table:formula="of:=([.C14]+[.D14])/[.K14]" office:value-type="percentage" office:value="0.666666666666667">
                  <text:p>67%</text:p>
                </table:table-cell>
                <table:table-cell table:style-name="ce39" table:formula="of:=SUM([.C14:.E14])/[.K14]" office:value-type="percentage" office:value="1">
                  <text:p>100%</text:p>
                </table:table-cell>
                <table:table-cell table:style-name="ce39" table:formula="of:=SUM([.C14:.F14])/[.K14]" office:value-type="percentage" office:value="1">
                  <text:p>100%</text:p>
                </table:table-cell>
                <table:table-cell table:style-name="ce39" table:formula="of:=SUM([.C14:.G14])/[.K14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number-columns-repeated="2" table:style-name="ce16"/>
                <table:table-cell table:style-name="ce47" office:value-type="float" office:value="1">
                  <text:p>1</text:p>
                </table:table-cell>
                <table:table-cell table:style-name="ce16" table:number-columns-repeated="2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5:.G15])" office:value-type="float" office:value="1">
                  <text:p>1</text:p>
                </table:table-cell>
                <table:table-cell table:style-name="ce39" table:formula="of:=[.C15]/[.K15]" office:value-type="percentage" office:value="0">
                  <text:p>0%</text:p>
                </table:table-cell>
                <table:table-cell table:style-name="ce39" table:formula="of:=([.C15]+[.D15])/[.K15]" office:value-type="percentage" office:value="0">
                  <text:p>0%</text:p>
                </table:table-cell>
                <table:table-cell table:style-name="ce39" table:formula="of:=SUM([.C15:.E15])/[.K15]" office:value-type="percentage" office:value="1">
                  <text:p>100%</text:p>
                </table:table-cell>
                <table:table-cell table:style-name="ce39" table:formula="of:=SUM([.C15:.F15])/[.K15]" office:value-type="percentage" office:value="1">
                  <text:p>100%</text:p>
                </table:table-cell>
                <table:table-cell table:style-name="ce39" table:formula="of:=SUM([.C15:.G15])/[.K15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16"/>
                <table:table-cell table:style-name="ce16" office:value-type="float" office:value="1">
                  <text:p>1</text:p>
                </table:table-cell>
                <table:table-cell table:style-name="ce47"/>
                <table:table-cell table:style-name="ce16" table:number-columns-repeated="2"/>
                <table:table-cell table:style-name="ce24"/>
                <table:table-cell office:value-type="string">
                  <text:p>rev</text:p>
                </table:table-cell>
                <table:table-cell/>
                <table:table-cell table:style-name="ce10" table:formula="of:=SUM([.C16:.G16])" office:value-type="float" office:value="1">
                  <text:p>1</text:p>
                </table:table-cell>
                <table:table-cell table:style-name="ce39" table:formula="of:=[.C16]/[.K16]" office:value-type="percentage" office:value="0">
                  <text:p>0%</text:p>
                </table:table-cell>
                <table:table-cell table:style-name="ce39" table:formula="of:=([.C16]+[.D16])/[.K16]" office:value-type="percentage" office:value="1">
                  <text:p>100%</text:p>
                </table:table-cell>
                <table:table-cell table:style-name="ce39" table:formula="of:=SUM([.C16:.E16])/[.K16]" office:value-type="percentage" office:value="1">
                  <text:p>100%</text:p>
                </table:table-cell>
                <table:table-cell table:style-name="ce39" table:formula="of:=SUM([.C16:.F16])/[.K16]" office:value-type="percentage" office:value="1">
                  <text:p>100%</text:p>
                </table:table-cell>
                <table:table-cell table:style-name="ce39" table:formula="of:=SUM([.C16:.G16])/[.K16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16"/>
                <table:table-cell table:style-name="ce16" office:value-type="float" office:value="1">
                  <text:p>1</text:p>
                </table:table-cell>
                <table:table-cell table:style-name="ce47"/>
                <table:table-cell table:style-name="ce16" table:number-columns-repeated="2"/>
                <table:table-cell table:style-name="ce24"/>
                <table:table-cell office:value-type="string">
                  <text:p>log</text:p>
                </table:table-cell>
                <table:table-cell/>
                <table:table-cell table:style-name="ce10" table:formula="of:=SUM([.C17:.G17])" office:value-type="float" office:value="1">
                  <text:p>1</text:p>
                </table:table-cell>
                <table:table-cell table:style-name="ce39" table:formula="of:=[.C17]/[.K17]" office:value-type="percentage" office:value="0">
                  <text:p>0%</text:p>
                </table:table-cell>
                <table:table-cell table:style-name="ce39" table:formula="of:=([.C17]+[.D17])/[.K17]" office:value-type="percentage" office:value="1">
                  <text:p>100%</text:p>
                </table:table-cell>
                <table:table-cell table:style-name="ce39" table:formula="of:=SUM([.C17:.E17])/[.K17]" office:value-type="percentage" office:value="1">
                  <text:p>100%</text:p>
                </table:table-cell>
                <table:table-cell table:style-name="ce39" table:formula="of:=SUM([.C17:.F17])/[.K17]" office:value-type="percentage" office:value="1">
                  <text:p>100%</text:p>
                </table:table-cell>
                <table:table-cell table:style-name="ce39" table:formula="of:=SUM([.C17:.G17])/[.K17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18:.G18])" office:value-type="float" office:value="2">
                <text:p>2</text:p>
              </table:table-cell>
              <table:table-cell table:style-name="ce39" table:formula="of:=[.C18]/[.K18]" office:value-type="percentage" office:value="0">
                <text:p>0%</text:p>
              </table:table-cell>
              <table:table-cell table:style-name="ce39" table:formula="of:=([.C18]+[.D18])/[.K18]" office:value-type="percentage" office:value="0.5">
                <text:p>50%</text:p>
              </table:table-cell>
              <table:table-cell table:style-name="ce39" table:formula="of:=SUM([.C18:.E18])/[.K18]" office:value-type="percentage" office:value="1">
                <text:p>100%</text:p>
              </table:table-cell>
              <table:table-cell table:style-name="ce39" table:formula="of:=SUM([.C18:.F18])/[.K18]" office:value-type="percentage" office:value="1">
                <text:p>100%</text:p>
              </table:table-cell>
              <table:table-cell table:style-name="ce39" table:formula="of:=SUM([.C18:.G18])/[.K1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20:.G20])" office:value-type="float" office:value="2">
                <text:p>2</text:p>
              </table:table-cell>
              <table:table-cell table:style-name="ce39" table:formula="of:=[.C20]/[.K20]" office:value-type="percentage" office:value="0">
                <text:p>0%</text:p>
              </table:table-cell>
              <table:table-cell table:style-name="ce39" table:formula="of:=([.C20]+[.D20])/[.K20]" office:value-type="percentage" office:value="0.5">
                <text:p>50%</text:p>
              </table:table-cell>
              <table:table-cell table:style-name="ce39" table:formula="of:=SUM([.C20:.E20])/[.K20]" office:value-type="percentage" office:value="1">
                <text:p>100%</text:p>
              </table:table-cell>
              <table:table-cell table:style-name="ce39" table:formula="of:=SUM([.C20:.F20])/[.K20]" office:value-type="percentage" office:value="1">
                <text:p>100%</text:p>
              </table:table-cell>
              <table:table-cell table:style-name="ce39" table:formula="of:=SUM([.C20:.G20])/[.K2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21:.G21])" office:value-type="float" office:value="1">
                <text:p>1</text:p>
              </table:table-cell>
              <table:table-cell table:style-name="ce39" table:formula="of:=[.C21]/[.K21]" office:value-type="percentage" office:value="0">
                <text:p>0%</text:p>
              </table:table-cell>
              <table:table-cell table:style-name="ce39" table:formula="of:=([.C21]+[.D21])/[.K21]" office:value-type="percentage" office:value="0">
                <text:p>0%</text:p>
              </table:table-cell>
              <table:table-cell table:style-name="ce39" table:formula="of:=SUM([.C21:.E21])/[.K21]" office:value-type="percentage" office:value="1">
                <text:p>100%</text:p>
              </table:table-cell>
              <table:table-cell table:style-name="ce39" table:formula="of:=SUM([.C21:.F21])/[.K21]" office:value-type="percentage" office:value="1">
                <text:p>100%</text:p>
              </table:table-cell>
              <table:table-cell table:style-name="ce39" table:formula="of:=SUM([.C21:.G21])/[.K2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rev</text:p>
              </table:table-cell>
              <table:table-cell/>
              <table:table-cell table:style-name="ce10" table:formula="of:=SUM([.C22:.G22])" office:value-type="float" office:value="1">
                <text:p>1</text:p>
              </table:table-cell>
              <table:table-cell table:style-name="ce39" table:formula="of:=[.C22]/[.K22]" office:value-type="percentage" office:value="0">
                <text:p>0%</text:p>
              </table:table-cell>
              <table:table-cell table:style-name="ce39" table:formula="of:=([.C22]+[.D22])/[.K22]" office:value-type="percentage" office:value="0">
                <text:p>0%</text:p>
              </table:table-cell>
              <table:table-cell table:style-name="ce39" table:formula="of:=SUM([.C22:.E22])/[.K22]" office:value-type="percentage" office:value="1">
                <text:p>100%</text:p>
              </table:table-cell>
              <table:table-cell table:style-name="ce39" table:formula="of:=SUM([.C22:.F22])/[.K22]" office:value-type="percentage" office:value="1">
                <text:p>100%</text:p>
              </table:table-cell>
              <table:table-cell table:style-name="ce39" table:formula="of:=SUM([.C22:.G22])/[.K22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o</text:p>
            </table:table-cell>
            <table:table-cell table:style-name="ce9" office:value-type="string">
              <text:p>Tradução do registro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 table:display="false">
            <table:table-row table:style-name="ro2" table:visibility="collapse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number-columns-repeated="2" table:style-name="ce16"/>
              <table:table-cell table:style-name="ce47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4:.G24])" office:value-type="float" office:value="2">
                <text:p>2</text:p>
              </table:table-cell>
              <table:table-cell table:style-name="ce39" table:formula="of:=[.C24]/[.K24]" office:value-type="percentage" office:value="0">
                <text:p>0%</text:p>
              </table:table-cell>
              <table:table-cell table:style-name="ce39" table:formula="of:=([.C24]+[.D24])/[.K24]" office:value-type="percentage" office:value="0">
                <text:p>0%</text:p>
              </table:table-cell>
              <table:table-cell table:style-name="ce39" table:formula="of:=SUM([.C24:.E24])/[.K24]" office:value-type="percentage" office:value="0">
                <text:p>0%</text:p>
              </table:table-cell>
              <table:table-cell table:style-name="ce39" table:formula="of:=SUM([.C24:.F24])/[.K24]" office:value-type="percentage" office:value="0.5">
                <text:p>50%</text:p>
              </table:table-cell>
              <table:table-cell table:style-name="ce39" table:formula="of:=SUM([.C24:.G24])/[.K2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number-columns-repeated="2" table:style-name="ce16"/>
              <table:table-cell table:style-name="ce47"/>
              <table:table-cell table:style-name="ce22" office:value-type="float" office:value="1">
                <text:p>1</text:p>
              </table:table-cell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tr</text:p>
              </table:table-cell>
              <table:table-cell/>
              <table:table-cell table:style-name="ce10" table:formula="of:=SUM([.C25:.G25])" office:value-type="float" office:value="2">
                <text:p>2</text:p>
              </table:table-cell>
              <table:table-cell table:style-name="ce39" table:formula="of:=[.C25]/[.K25]" office:value-type="percentage" office:value="0">
                <text:p>0%</text:p>
              </table:table-cell>
              <table:table-cell table:style-name="ce39" table:formula="of:=([.C25]+[.D25])/[.K25]" office:value-type="percentage" office:value="0">
                <text:p>0%</text:p>
              </table:table-cell>
              <table:table-cell table:style-name="ce39" table:formula="of:=SUM([.C25:.E25])/[.K25]" office:value-type="percentage" office:value="0">
                <text:p>0%</text:p>
              </table:table-cell>
              <table:table-cell table:style-name="ce39" table:formula="of:=SUM([.C25:.F25])/[.K25]" office:value-type="percentage" office:value="0.5">
                <text:p>50%</text:p>
              </table:table-cell>
              <table:table-cell table:style-name="ce39" table:formula="of:=SUM([.C25:.G25])/[.K2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7:.G27])" office:value-type="float" office:value="1">
                <text:p>1</text:p>
              </table:table-cell>
              <table:table-cell table:style-name="ce39" table:formula="of:=[.C27]/[.K27]" office:value-type="percentage" office:value="0">
                <text:p>0%</text:p>
              </table:table-cell>
              <table:table-cell table:style-name="ce39" table:formula="of:=([.C27]+[.D27])/[.K27]" office:value-type="percentage" office:value="0">
                <text:p>0%</text:p>
              </table:table-cell>
              <table:table-cell table:style-name="ce39" table:formula="of:=SUM([.C27:.E27])/[.K27]" office:value-type="percentage" office:value="1">
                <text:p>100%</text:p>
              </table:table-cell>
              <table:table-cell table:style-name="ce39" table:formula="of:=SUM([.C27:.F27])/[.K27]" office:value-type="percentage" office:value="1">
                <text:p>100%</text:p>
              </table:table-cell>
              <table:table-cell table:style-name="ce39" table:formula="of:=SUM([.C27:.G27])/[.K2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number-columns-repeated="2" table:style-name="ce16"/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28:.G28])" office:value-type="float" office:value="1">
                <text:p>1</text:p>
              </table:table-cell>
              <table:table-cell table:style-name="ce39" table:formula="of:=[.C28]/[.K28]" office:value-type="percentage" office:value="0">
                <text:p>0%</text:p>
              </table:table-cell>
              <table:table-cell table:style-name="ce39" table:formula="of:=([.C28]+[.D28])/[.K28]" office:value-type="percentage" office:value="0">
                <text:p>0%</text:p>
              </table:table-cell>
              <table:table-cell table:style-name="ce39" table:formula="of:=SUM([.C28:.E28])/[.K28]" office:value-type="percentage" office:value="0">
                <text:p>0%</text:p>
              </table:table-cell>
              <table:table-cell table:style-name="ce39" table:formula="of:=SUM([.C28:.F28])/[.K28]" office:value-type="percentage" office:value="0">
                <text:p>0%</text:p>
              </table:table-cell>
              <table:table-cell table:style-name="ce39" table:formula="of:=SUM([.C28:.G28])/[.K2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 table:display="false"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47"/>
              <table:table-cell table:style-name="ce16" table:number-columns-repeated="2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30:.G30])" office:value-type="float" office:value="1">
                <text:p>1</text:p>
              </table:table-cell>
              <table:table-cell table:style-name="ce39" table:formula="of:=[.C30]/[.K30]" office:value-type="percentage" office:value="1">
                <text:p>100%</text:p>
              </table:table-cell>
              <table:table-cell table:style-name="ce39" table:formula="of:=([.C30]+[.D30])/[.K30]" office:value-type="percentage" office:value="1">
                <text:p>100%</text:p>
              </table:table-cell>
              <table:table-cell table:style-name="ce39" table:formula="of:=SUM([.C30:.E30])/[.K30]" office:value-type="percentage" office:value="1">
                <text:p>100%</text:p>
              </table:table-cell>
              <table:table-cell table:style-name="ce39" table:formula="of:=SUM([.C30:.F30])/[.K30]" office:value-type="percentage" office:value="1">
                <text:p>100%</text:p>
              </table:table-cell>
              <table:table-cell table:style-name="ce39" table:formula="of:=SUM([.C30:.G30])/[.K3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16" table:number-columns-repeated="2"/>
              <table:table-cell table:style-name="ce47"/>
              <table:table-cell table:style-name="ce16" table:number-columns-repeated="2"/>
              <table:table-cell table:style-name="ce24" office:value-type="float" office:value="1">
                <text:p>1</text:p>
              </table:table-cell>
              <table:table-cell office:value-type="string">
                <text:p>us</text:p>
              </table:table-cell>
              <table:table-cell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2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3:.G33])" office:value-type="float" office:value="1">
                <text:p>1</text:p>
              </table:table-cell>
              <table:table-cell table:style-name="ce39" table:formula="of:=[.C33]/[.K33]" office:value-type="percentage" office:value="0">
                <text:p>0%</text:p>
              </table:table-cell>
              <table:table-cell table:style-name="ce39" table:formula="of:=([.C33]+[.D33])/[.K33]" office:value-type="percentage" office:value="1">
                <text:p>100%</text:p>
              </table:table-cell>
              <table:table-cell table:style-name="ce39" table:formula="of:=SUM([.C33:.E33])/[.K33]" office:value-type="percentage" office:value="1">
                <text:p>100%</text:p>
              </table:table-cell>
              <table:table-cell table:style-name="ce39" table:formula="of:=SUM([.C33:.F33])/[.K33]" office:value-type="percentage" office:value="1">
                <text:p>100%</text:p>
              </table:table-cell>
              <table:table-cell table:style-name="ce39" table:formula="of:=SUM([.C33:.G33])/[.K3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2"/>
              <table:table-cell table:style-name="ce24"/>
              <table:table-cell office:value-type="string">
                <text:p>log</text:p>
              </table:table-cell>
              <table:table-cell/>
              <table:table-cell table:style-name="ce10" table:formula="of:=SUM([.C34:.G34])" office:value-type="float" office:value="1">
                <text:p>1</text:p>
              </table:table-cell>
              <table:table-cell table:style-name="ce39" table:formula="of:=[.C34]/[.K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36:.G36])" office:value-type="float" office:value="1">
                <text:p>1</text:p>
              </table:table-cell>
              <table:table-cell table:style-name="ce39" table:formula="of:=[.C36]/[.K36]" office:value-type="percentage" office:value="0">
                <text:p>0%</text:p>
              </table:table-cell>
              <table:table-cell table:style-name="ce39" table:formula="of:=([.C36]+[.D36])/[.K36]" office:value-type="percentage" office:value="0">
                <text:p>0%</text:p>
              </table:table-cell>
              <table:table-cell table:style-name="ce39" table:formula="of:=SUM([.C36:.E36])/[.K36]" office:value-type="percentage" office:value="1">
                <text:p>100%</text:p>
              </table:table-cell>
              <table:table-cell table:style-name="ce39" table:formula="of:=SUM([.C36:.F36])/[.K36]" office:value-type="percentage" office:value="1">
                <text:p>100%</text:p>
              </table:table-cell>
              <table:table-cell table:style-name="ce39" table:formula="of:=SUM([.C36:.G36])/[.K36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number-columns-repeated="2" table:style-name="ce16"/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24"/>
              <table:table-cell table:number-columns-repeated="2"/>
              <table:table-cell table:style-name="ce10" table:formula="of:=SUM([.C37:.G37])" office:value-type="float" office:value="1">
                <text:p>1</text:p>
              </table:table-cell>
              <table:table-cell table:style-name="ce39" table:formula="of:=[.C37]/[.K37]" office:value-type="percentage" office:value="0">
                <text:p>0%</text:p>
              </table:table-cell>
              <table:table-cell table:style-name="ce39" table:formula="of:=([.C37]+[.D37])/[.K37]" office:value-type="percentage" office:value="0">
                <text:p>0%</text:p>
              </table:table-cell>
              <table:table-cell table:style-name="ce39" table:formula="of:=SUM([.C37:.E37])/[.K37]" office:value-type="percentage" office:value="0">
                <text:p>0%</text:p>
              </table:table-cell>
              <table:table-cell table:style-name="ce39" table:formula="of:=SUM([.C37:.F37])/[.K37]" office:value-type="percentage" office:value="0">
                <text:p>0%</text:p>
              </table:table-cell>
              <table:table-cell table:style-name="ce39" table:formula="of:=SUM([.C37:.G37])/[.K3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 table:display="false"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16"/>
              <table:table-cell table:style-name="ce22" office:value-type="float" office:value="1">
                <text:p>1</text:p>
              </table:table-cell>
              <table:table-cell table:style-name="ce47"/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39:.G39])" office:value-type="float" office:value="1">
                <text:p>1</text:p>
              </table:table-cell>
              <table:table-cell table:style-name="ce39" table:formula="of:=[.C39]/[.K39]" office:value-type="percentage" office:value="0">
                <text:p>0%</text:p>
              </table:table-cell>
              <table:table-cell table:style-name="ce39" table:formula="of:=([.C39]+[.D39])/[.K39]" office:value-type="percentage" office:value="1">
                <text:p>100%</text:p>
              </table:table-cell>
              <table:table-cell table:style-name="ce39" table:formula="of:=SUM([.C39:.E39])/[.K39]" office:value-type="percentage" office:value="1">
                <text:p>100%</text:p>
              </table:table-cell>
              <table:table-cell table:style-name="ce39" table:formula="of:=SUM([.C39:.F39])/[.K39]" office:value-type="percentage" office:value="1">
                <text:p>100%</text:p>
              </table:table-cell>
              <table:table-cell table:style-name="ce39" table:formula="of:=SUM([.C39:.G39])/[.K3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table:number-columns-repeated="2"/>
              <table:table-cell table:style-name="ce10" table:formula="of:=SUM([.C40:.G40])" office:value-type="float" office:value="1">
                <text:p>1</text:p>
              </table:table-cell>
              <table:table-cell table:style-name="ce39" table:formula="of:=[.C40]/[.K40]" office:value-type="percentage" office:value="0">
                <text:p>0%</text:p>
              </table:table-cell>
              <table:table-cell table:style-name="ce39" table:formula="of:=([.C40]+[.D40])/[.K40]" office:value-type="percentage" office:value="0">
                <text:p>0%</text:p>
              </table:table-cell>
              <table:table-cell table:style-name="ce39" table:formula="of:=SUM([.C40:.E40])/[.K40]" office:value-type="percentage" office:value="1">
                <text:p>100%</text:p>
              </table:table-cell>
              <table:table-cell table:style-name="ce39" table:formula="of:=SUM([.C40:.F40])/[.K40]" office:value-type="percentage" office:value="1">
                <text:p>100%</text:p>
              </table:table-cell>
              <table:table-cell table:style-name="ce39" table:formula="of:=SUM([.C40:.G40])/[.K4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number-columns-repeated="2" table:style-name="ce16"/>
              <table:table-cell table:style-name="ce47"/>
              <table:table-cell table:style-name="ce16" office:value-type="float" office:value="1">
                <text:p>1</text:p>
              </table:table-cell>
              <table:table-cell table:style-name="ce16"/>
              <table:table-cell table:style-name="ce24"/>
              <table:table-cell table:number-columns-repeated="2"/>
              <table:table-cell table:style-name="ce10" table:formula="of:=SUM([.C41:.G41])" office:value-type="float" office:value="1">
                <text:p>1</text:p>
              </table:table-cell>
              <table:table-cell table:style-name="ce39" table:formula="of:=[.C41]/[.K41]" office:value-type="percentage" office:value="0">
                <text:p>0%</text:p>
              </table:table-cell>
              <table:table-cell table:style-name="ce39" table:formula="of:=([.C41]+[.D41])/[.K41]" office:value-type="percentage" office:value="0">
                <text:p>0%</text:p>
              </table:table-cell>
              <table:table-cell table:style-name="ce39" table:formula="of:=SUM([.C41:.E41])/[.K41]" office:value-type="percentage" office:value="0">
                <text:p>0%</text:p>
              </table:table-cell>
              <table:table-cell table:style-name="ce39" table:formula="of:=SUM([.C41:.F41])/[.K41]" office:value-type="percentage" office:value="1">
                <text:p>100%</text:p>
              </table:table-cell>
              <table:table-cell table:style-name="ce39" table:formula="of:=SUM([.C41:.G41])/[.K4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2"/>
              <table:table-cell table:style-name="ce24"/>
              <table:table-cell office:value-type="string">
                <text:p>us</text:p>
              </table:table-cell>
              <table:table-cell/>
              <table:table-cell table:style-name="ce10" table:formula="of:=SUM([.C44:.G44])" office:value-type="float" office:value="1">
                <text:p>1</text:p>
              </table:table-cell>
              <table:table-cell table:style-name="ce39" table:formula="of:=[.C44]/[.K44]" office:value-type="percentage" office:value="0">
                <text:p>0%</text:p>
              </table:table-cell>
              <table:table-cell table:style-name="ce39" table:formula="of:=([.C44]+[.D44])/[.K44]" office:value-type="percentage" office:value="1">
                <text:p>100%</text:p>
              </table:table-cell>
              <table:table-cell table:style-name="ce39" table:formula="of:=SUM([.C44:.E44])/[.K44]" office:value-type="percentage" office:value="1">
                <text:p>100%</text:p>
              </table:table-cell>
              <table:table-cell table:style-name="ce39" table:formula="of:=SUM([.C44:.F44])/[.K44]" office:value-type="percentage" office:value="1">
                <text:p>100%</text:p>
              </table:table-cell>
              <table:table-cell table:style-name="ce39" table:formula="of:=SUM([.C44:.G44])/[.K4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2"/>
              <table:table-cell table:style-name="ce24"/>
              <table:table-cell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C45:.G45])" office:value-type="float" office:value="2">
                <text:p>2</text:p>
              </table:table-cell>
              <table:table-cell table:style-name="ce39" table:formula="of:=[.C45]/[.K45]" office:value-type="percentage" office:value="0.5">
                <text:p>50%</text:p>
              </table:table-cell>
              <table:table-cell table:style-name="ce39" table:formula="of:=([.C45]+[.D45])/[.K45]" office:value-type="percentage" office:value="1">
                <text:p>100%</text:p>
              </table:table-cell>
              <table:table-cell table:style-name="ce39" table:formula="of:=SUM([.C45:.E45])/[.K45]" office:value-type="percentage" office:value="1">
                <text:p>100%</text:p>
              </table:table-cell>
              <table:table-cell table:style-name="ce39" table:formula="of:=SUM([.C45:.F45])/[.K45]" office:value-type="percentage" office:value="1">
                <text:p>100%</text:p>
              </table:table-cell>
              <table:table-cell table:style-name="ce39" table:formula="of:=SUM([.C45:.G45])/[.K4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 table:visibility="collapse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16" table:number-columns-repeated="2"/>
              <table:table-cell table:style-name="ce47"/>
              <table:table-cell table:style-name="ce16" table:number-columns-repeated="2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6" table:number-columns-repeated="2"/>
              <table:table-cell table:style-name="ce47"/>
              <table:table-cell table:style-name="ce16" table:number-columns-repeated="2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 table:display="false">
            <table:table-row table:style-name="ro2" table:visibility="collapse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16" table:number-columns-repeated="2"/>
              <table:table-cell table:style-name="ce47"/>
              <table:table-cell table:style-name="ce16" table:number-columns-repeated="2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6" table:number-columns-repeated="2"/>
              <table:table-cell table:style-name="ce47"/>
              <table:table-cell table:style-name="ce16" table:number-columns-repeated="2"/>
              <table:table-cell table:style-name="ce24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9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6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2"/>
              <table:table-cell table:style-name="ce24"/>
              <table:table-cell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C53:.G53])" office:value-type="float" office:value="2">
                <text:p>2</text:p>
              </table:table-cell>
              <table:table-cell table:style-name="ce39" table:formula="of:=[.C53]/[.K53]" office:value-type="percentage" office:value="0.5">
                <text:p>50%</text:p>
              </table:table-cell>
              <table:table-cell table:style-name="ce39" table:formula="of:=([.C53]+[.D53])/[.K53]" office:value-type="percentage" office:value="1">
                <text:p>100%</text:p>
              </table:table-cell>
              <table:table-cell table:style-name="ce39" table:formula="of:=SUM([.C53:.E53])/[.K53]" office:value-type="percentage" office:value="1">
                <text:p>100%</text:p>
              </table:table-cell>
              <table:table-cell table:style-name="ce39" table:formula="of:=SUM([.C53:.F53])/[.K53]" office:value-type="percentage" office:value="1">
                <text:p>100%</text:p>
              </table:table-cell>
              <table:table-cell table:style-name="ce39" table:formula="of:=SUM([.C53:.G53])/[.K5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number-columns-repeated="2" table:style-name="ce16" office:value-type="float" office:value="1">
                <text:p>1</text:p>
              </table:table-cell>
              <table:table-cell table:style-name="ce47"/>
              <table:table-cell table:style-name="ce16" table:number-columns-repeated="2"/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4:.G54])" office:value-type="float" office:value="2">
                <text:p>2</text:p>
              </table:table-cell>
              <table:table-cell table:style-name="ce39" table:formula="of:=[.C54]/[.K54]" office:value-type="percentage" office:value="0.5">
                <text:p>50%</text:p>
              </table:table-cell>
              <table:table-cell table:style-name="ce39" table:formula="of:=([.C54]+[.D54])/[.K54]" office:value-type="percentage" office:value="1">
                <text:p>100%</text:p>
              </table:table-cell>
              <table:table-cell table:style-name="ce39" table:formula="of:=SUM([.C54:.E54])/[.K54]" office:value-type="percentage" office:value="1">
                <text:p>100%</text:p>
              </table:table-cell>
              <table:table-cell table:style-name="ce39" table:formula="of:=SUM([.C54:.F54])/[.K54]" office:value-type="percentage" office:value="1">
                <text:p>100%</text:p>
              </table:table-cell>
              <table:table-cell table:style-name="ce39" table:formula="of:=SUM([.C54:.G54])/[.K5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number-columns-repeated="2" table:style-name="ce16"/>
              <table:table-cell table:style-name="ce47"/>
              <table:table-cell table:number-columns-repeated="2"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5:.G55])" office:value-type="float" office:value="2">
                <text:p>2</text:p>
              </table:table-cell>
              <table:table-cell table:style-name="ce39" table:formula="of:=[.C55]/[.K55]" office:value-type="percentage" office:value="0">
                <text:p>0%</text:p>
              </table:table-cell>
              <table:table-cell table:style-name="ce39" table:formula="of:=([.C55]+[.D55])/[.K55]" office:value-type="percentage" office:value="0">
                <text:p>0%</text:p>
              </table:table-cell>
              <table:table-cell table:style-name="ce39" table:formula="of:=SUM([.C55:.E55])/[.K55]" office:value-type="percentage" office:value="0">
                <text:p>0%</text:p>
              </table:table-cell>
              <table:table-cell table:style-name="ce39" table:formula="of:=SUM([.C55:.F55])/[.K55]" office:value-type="percentage" office:value="0.5">
                <text:p>50%</text:p>
              </table:table-cell>
              <table:table-cell table:style-name="ce39" table:formula="of:=SUM([.C55:.G55])/[.K5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19" table:number-columns-repeated="2"/>
            <table:table-cell table:style-name="ce50"/>
            <table:table-cell table:style-name="ce19" table:number-columns-repeated="2"/>
            <table:table-cell table:style-name="ce27"/>
            <table:table-cell table:style-name="ce32"/>
            <table:table-cell table:style-name="ce34"/>
            <table:table-cell table:style-name="ce10"/>
            <table:table-cell table:style-name="ce39"/>
            <table:table-cell table:style-name="ce9" table:number-columns-repeated="5"/>
            <table:table-cell table:style-name="ce34" table:number-columns-repeated="1007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/>
              <table:table-cell office:value-type="string">
                <text:p>adm</text:p>
              </table:table-cell>
              <table:table-cell table:style-name="ce10" table:formula="of:=SUM([.C57:.G57])" office:value-type="float" office:value="1">
                <text:p>1</text:p>
              </table:table-cell>
              <table:table-cell table:style-name="ce39" table:formula="of:=[.C57]/[.K57]" office:value-type="percentage" office:value="0">
                <text:p>0%</text:p>
              </table:table-cell>
              <table:table-cell table:style-name="ce39" table:formula="of:=([.C57]+[.D57])/[.K57]" office:value-type="percentage" office:value="0">
                <text:p>0%</text:p>
              </table:table-cell>
              <table:table-cell table:style-name="ce39" table:formula="of:=SUM([.C57:.E57])/[.K57]" office:value-type="percentage" office:value="1">
                <text:p>100%</text:p>
              </table:table-cell>
              <table:table-cell table:style-name="ce39" table:formula="of:=SUM([.C57:.F57])/[.K57]" office:value-type="percentage" office:value="1">
                <text:p>100%</text:p>
              </table:table-cell>
              <table:table-cell table:style-name="ce39" table:formula="of:=SUM([.C57:.G57])/[.K5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number-columns-repeated="2" table:style-name="ce16"/>
              <table:table-cell table:style-name="ce47"/>
              <table:table-cell table:style-name="ce16"/>
              <table:table-cell table:style-name="ce16" office:value-type="float" office:value="1">
                <text:p>1</text:p>
              </table:table-cell>
              <table:table-cell table:style-name="ce24"/>
              <table:table-cell office:value-type="string">
                <text:p>vc</text:p>
              </table:table-cell>
              <table:table-cell/>
              <table:table-cell table:style-name="ce10" table:formula="of:=SUM([.C58:.G58])" office:value-type="float" office:value="1">
                <text:p>1</text:p>
              </table:table-cell>
              <table:table-cell table:style-name="ce39" table:formula="of:=[.C58]/[.K58]" office:value-type="percentage" office:value="0">
                <text:p>0%</text:p>
              </table:table-cell>
              <table:table-cell table:style-name="ce39" table:formula="of:=([.C58]+[.D58])/[.K58]" office:value-type="percentage" office:value="0">
                <text:p>0%</text:p>
              </table:table-cell>
              <table:table-cell table:style-name="ce39" table:formula="of:=SUM([.C58:.E58])/[.K58]" office:value-type="percentage" office:value="0">
                <text:p>0%</text:p>
              </table:table-cell>
              <table:table-cell table:style-name="ce39" table:formula="of:=SUM([.C58:.F58])/[.K58]" office:value-type="percentage" office:value="0">
                <text:p>0%</text:p>
              </table:table-cell>
              <table:table-cell table:style-name="ce39" table:formula="of:=SUM([.C58:.G58])/[.K5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59:.G59])" office:value-type="float" office:value="1">
                <text:p>1</text:p>
              </table:table-cell>
              <table:table-cell table:style-name="ce39" table:formula="of:=[.C59]/[.K59]" office:value-type="percentage" office:value="0">
                <text:p>0%</text:p>
              </table:table-cell>
              <table:table-cell table:style-name="ce39" table:formula="of:=([.C59]+[.D59])/[.K59]" office:value-type="percentage" office:value="0">
                <text:p>0%</text:p>
              </table:table-cell>
              <table:table-cell table:style-name="ce39" table:formula="of:=SUM([.C59:.E59])/[.K59]" office:value-type="percentage" office:value="1">
                <text:p>100%</text:p>
              </table:table-cell>
              <table:table-cell table:style-name="ce39" table:formula="of:=SUM([.C59:.F59])/[.K59]" office:value-type="percentage" office:value="1">
                <text:p>100%</text:p>
              </table:table-cell>
              <table:table-cell table:style-name="ce39" table:formula="of:=SUM([.C59:.G59])/[.K5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number-columns-repeated="2" table:style-name="ce16"/>
              <table:table-cell table:style-name="ce47" office:value-type="float" office:value="1">
                <text:p>1</text:p>
              </table:table-cell>
              <table:table-cell table:style-name="ce16" table:number-columns-repeated="2"/>
              <table:table-cell table:style-name="ce24"/>
              <table:table-cell office:value-type="string">
                <text:p>wf</text:p>
              </table:table-cell>
              <table:table-cell/>
              <table:table-cell table:style-name="ce10" table:formula="of:=SUM([.C60:.G60])" office:value-type="float" office:value="1">
                <text:p>1</text:p>
              </table:table-cell>
              <table:table-cell table:style-name="ce39" table:formula="of:=[.C60]/[.K60]" office:value-type="percentage" office:value="0">
                <text:p>0%</text:p>
              </table:table-cell>
              <table:table-cell table:style-name="ce39" table:formula="of:=([.C60]+[.D60])/[.K60]" office:value-type="percentage" office:value="0">
                <text:p>0%</text:p>
              </table:table-cell>
              <table:table-cell table:style-name="ce39" table:formula="of:=SUM([.C60:.E60])/[.K60]" office:value-type="percentage" office:value="1">
                <text:p>100%</text:p>
              </table:table-cell>
              <table:table-cell table:style-name="ce39" table:formula="of:=SUM([.C60:.F60])/[.K60]" office:value-type="percentage" office:value="1">
                <text:p>100%</text:p>
              </table:table-cell>
              <table:table-cell table:style-name="ce39" table:formula="of:=SUM([.C60:.G60])/[.K6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 table:visibility="collapse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20" table:number-columns-repeated="2"/>
          <table:table-cell table:style-name="ce51"/>
          <table:table-cell table:style-name="ce20" table:number-columns-repeated="4"/>
          <table:table-cell table:style-name="ce3"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>
          <table:table-row table:style-name="ro2" table:visibility="collapse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16" table:number-columns-repeated="2"/>
            <table:table-cell table:style-name="ce47"/>
            <table:table-cell table:style-name="ce16" table:number-columns-repeated="2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number-columns-repeated="2" table:style-name="ce16"/>
            <table:table-cell table:style-name="ce47"/>
            <table:table-cell table:number-columns-repeated="2"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3:.G63])" office:value-type="float" office:value="2">
              <text:p>2</text:p>
            </table:table-cell>
            <table:table-cell table:style-name="ce39" table:formula="of:=[.C63]/[.K63]" office:value-type="percentage" office:value="0">
              <text:p>0%</text:p>
            </table:table-cell>
            <table:table-cell table:style-name="ce39" table:formula="of:=([.C63]+[.D63])/[.K63]" office:value-type="percentage" office:value="0">
              <text:p>0%</text:p>
            </table:table-cell>
            <table:table-cell table:style-name="ce39" table:formula="of:=SUM([.C63:.E63])/[.K63]" office:value-type="percentage" office:value="0">
              <text:p>0%</text:p>
            </table:table-cell>
            <table:table-cell table:style-name="ce39" table:formula="of:=SUM([.C63:.F63])/[.K63]" office:value-type="percentage" office:value="0.5">
              <text:p>50%</text:p>
            </table:table-cell>
            <table:table-cell table:style-name="ce39" table:formula="of:=SUM([.C63:.G63])/[.K6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16" table:number-columns-repeated="2"/>
            <table:table-cell table:style-name="ce47"/>
            <table:table-cell table:style-name="ce16" table:number-columns-repeated="2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16" table:number-columns-repeated="2"/>
            <table:table-cell table:style-name="ce47"/>
            <table:table-cell table:style-name="ce16" table:number-columns-repeated="2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number-columns-repeated="2" table:style-name="ce16"/>
            <table:table-cell table:style-name="ce47"/>
            <table:table-cell table:style-name="ce16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66:.G66])" office:value-type="float" office:value="1">
              <text:p>1</text:p>
            </table:table-cell>
            <table:table-cell table:style-name="ce39" table:formula="of:=[.C66]/[.K66]" office:value-type="percentage" office:value="0">
              <text:p>0%</text:p>
            </table:table-cell>
            <table:table-cell table:style-name="ce39" table:formula="of:=([.C66]+[.D66])/[.K66]" office:value-type="percentage" office:value="0">
              <text:p>0%</text:p>
            </table:table-cell>
            <table:table-cell table:style-name="ce39" table:formula="of:=SUM([.C66:.E66])/[.K66]" office:value-type="percentage" office:value="0">
              <text:p>0%</text:p>
            </table:table-cell>
            <table:table-cell table:style-name="ce39" table:formula="of:=SUM([.C66:.F66])/[.K66]" office:value-type="percentage" office:value="0">
              <text:p>0%</text:p>
            </table:table-cell>
            <table:table-cell table:style-name="ce39" table:formula="of:=SUM([.C66:.G66])/[.K6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 table:visibility="collapse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31"/>
          <table:table-cell/>
          <table:table-cell table:style-name="ce10"/>
          <table:table-cell table:style-name="ce39"/>
          <table:table-cell table:style-name="ce10" table:number-columns-repeated="5"/>
          <table:table-cell table:number-columns-repeated="1007"/>
        </table:table-row>
        <table:table-row-group table:display="false">
          <table:table-row table:style-name="ro2" table:visibility="collapse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number-columns-repeated="2" table:style-name="ce16"/>
            <table:table-cell table:style-name="ce47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8:.G68])" office:value-type="float" office:value="1">
              <text:p>1</text:p>
            </table:table-cell>
            <table:table-cell table:style-name="ce39" table:formula="of:=[.C68]/[.K68]" office:value-type="percentage" office:value="0">
              <text:p>0%</text:p>
            </table:table-cell>
            <table:table-cell table:style-name="ce39" table:formula="of:=([.C68]+[.D68])/[.K68]" office:value-type="percentage" office:value="0">
              <text:p>0%</text:p>
            </table:table-cell>
            <table:table-cell table:style-name="ce39" table:formula="of:=SUM([.C68:.E68])/[.K68]" office:value-type="percentage" office:value="0">
              <text:p>0%</text:p>
            </table:table-cell>
            <table:table-cell table:style-name="ce39" table:formula="of:=SUM([.C68:.F68])/[.K68]" office:value-type="percentage" office:value="1">
              <text:p>100%</text:p>
            </table:table-cell>
            <table:table-cell table:style-name="ce39" table:formula="of:=SUM([.C68:.G68])/[.K68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number-columns-repeated="2" table:style-name="ce16"/>
            <table:table-cell table:style-name="ce47"/>
            <table:table-cell table:style-name="ce16" office:value-type="float" office:value="1">
              <text:p>1</text:p>
            </table:table-cell>
            <table:table-cell table:style-name="ce16"/>
            <table:table-cell table:style-name="ce24"/>
            <table:table-cell table:number-columns-repeated="2"/>
            <table:table-cell table:style-name="ce10" table:formula="of:=SUM([.C69:.G69])" office:value-type="float" office:value="1">
              <text:p>1</text:p>
            </table:table-cell>
            <table:table-cell table:style-name="ce39" table:formula="of:=[.C69]/[.K69]" office:value-type="percentage" office:value="0">
              <text:p>0%</text:p>
            </table:table-cell>
            <table:table-cell table:style-name="ce39" table:formula="of:=([.C69]+[.D69])/[.K69]" office:value-type="percentage" office:value="0">
              <text:p>0%</text:p>
            </table:table-cell>
            <table:table-cell table:style-name="ce39" table:formula="of:=SUM([.C69:.E69])/[.K69]" office:value-type="percentage" office:value="0">
              <text:p>0%</text:p>
            </table:table-cell>
            <table:table-cell table:style-name="ce39" table:formula="of:=SUM([.C69:.F69])/[.K69]" office:value-type="percentage" office:value="1">
              <text:p>100%</text:p>
            </table:table-cell>
            <table:table-cell table:style-name="ce39" table:formula="of:=SUM([.C69:.G69])/[.K69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number-columns-repeated="2" table:style-name="ce16"/>
            <table:table-cell table:style-name="ce47"/>
            <table:table-cell table:style-name="ce16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0:.G70])" office:value-type="float" office:value="1">
              <text:p>1</text:p>
            </table:table-cell>
            <table:table-cell table:style-name="ce39" table:formula="of:=[.C70]/[.K70]" office:value-type="percentage" office:value="0">
              <text:p>0%</text:p>
            </table:table-cell>
            <table:table-cell table:style-name="ce39" table:formula="of:=([.C70]+[.D70])/[.K70]" office:value-type="percentage" office:value="0">
              <text:p>0%</text:p>
            </table:table-cell>
            <table:table-cell table:style-name="ce39" table:formula="of:=SUM([.C70:.E70])/[.K70]" office:value-type="percentage" office:value="0">
              <text:p>0%</text:p>
            </table:table-cell>
            <table:table-cell table:style-name="ce39" table:formula="of:=SUM([.C70:.F70])/[.K70]" office:value-type="percentage" office:value="0">
              <text:p>0%</text:p>
            </table:table-cell>
            <table:table-cell table:style-name="ce39" table:formula="of:=SUM([.C70:.G70])/[.K70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number-columns-repeated="2" table:style-name="ce16"/>
            <table:table-cell table:style-name="ce47"/>
            <table:table-cell table:style-name="ce16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1:.G71])" office:value-type="float" office:value="1">
              <text:p>1</text:p>
            </table:table-cell>
            <table:table-cell table:style-name="ce39" table:formula="of:=[.C71]/[.K71]" office:value-type="percentage" office:value="0">
              <text:p>0%</text:p>
            </table:table-cell>
            <table:table-cell table:style-name="ce39" table:formula="of:=([.C71]+[.D71])/[.K71]" office:value-type="percentage" office:value="0">
              <text:p>0%</text:p>
            </table:table-cell>
            <table:table-cell table:style-name="ce39" table:formula="of:=SUM([.C71:.E71])/[.K71]" office:value-type="percentage" office:value="0">
              <text:p>0%</text:p>
            </table:table-cell>
            <table:table-cell table:style-name="ce39" table:formula="of:=SUM([.C71:.F71])/[.K71]" office:value-type="percentage" office:value="0">
              <text:p>0%</text:p>
            </table:table-cell>
            <table:table-cell table:style-name="ce39" table:formula="of:=SUM([.C71:.G71])/[.K71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16" table:number-columns-repeated="2"/>
            <table:table-cell table:style-name="ce47"/>
            <table:table-cell table:style-name="ce16" table:number-columns-repeated="2"/>
            <table:table-cell table:style-name="ce24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9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number-columns-repeated="2" table:style-name="ce16"/>
            <table:table-cell table:style-name="ce47"/>
            <table:table-cell table:style-name="ce16"/>
            <table:table-cell table:style-name="ce16" office:value-type="float" office:value="1">
              <text:p>1</text:p>
            </table:table-cell>
            <table:table-cell table:style-name="ce24"/>
            <table:table-cell table:number-columns-repeated="2"/>
            <table:table-cell table:style-name="ce10" table:formula="of:=SUM([.C73:.G73])" office:value-type="float" office:value="1">
              <text:p>1</text:p>
            </table:table-cell>
            <table:table-cell table:style-name="ce39" table:formula="of:=[.C73]/[.K73]" office:value-type="percentage" office:value="0">
              <text:p>0%</text:p>
            </table:table-cell>
            <table:table-cell table:style-name="ce39" table:formula="of:=([.C73]+[.D73])/[.K73]" office:value-type="percentage" office:value="0">
              <text:p>0%</text:p>
            </table:table-cell>
            <table:table-cell table:style-name="ce39" table:formula="of:=SUM([.C73:.E73])/[.K73]" office:value-type="percentage" office:value="0">
              <text:p>0%</text:p>
            </table:table-cell>
            <table:table-cell table:style-name="ce39" table:formula="of:=SUM([.C73:.F73])/[.K73]" office:value-type="percentage" office:value="0">
              <text:p>0%</text:p>
            </table:table-cell>
            <table:table-cell table:style-name="ce39" table:formula="of:=SUM([.C73:.G73])/[.K7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21"/>
          <table:covered-table-cell table:style-name="ce28"/>
          <table:table-cell table:style-name="ce31"/>
          <table:table-cell table:style-name="ce35"/>
          <table:table-cell table:style-name="ce10"/>
          <table:table-cell table:style-name="ce39"/>
          <table:table-cell table:style-name="ce43" table:number-columns-repeated="5"/>
          <table:table-cell table:style-name="ce35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47"/>
            <table:table-cell table:style-name="ce16" table:number-columns-repeated="2"/>
            <table:table-cell table:style-name="ce24"/>
            <table:table-cell table:number-columns-repeated="2"/>
            <table:table-cell table:style-name="ce10" table:formula="of:=SUM([.C75:.G75])" office:value-type="float" office:value="1">
              <text:p>1</text:p>
            </table:table-cell>
            <table:table-cell table:style-name="ce39" table:formula="of:=[.C75]/[.K75]" office:value-type="percentage" office:value="1">
              <text:p>100%</text:p>
            </table:table-cell>
            <table:table-cell table:style-name="ce39" table:formula="of:=([.C75]+[.D75])/[.K75]" office:value-type="percentage" office:value="1">
              <text:p>100%</text:p>
            </table:table-cell>
            <table:table-cell table:style-name="ce39" table:formula="of:=SUM([.C75:.E75])/[.K75]" office:value-type="percentage" office:value="1">
              <text:p>100%</text:p>
            </table:table-cell>
            <table:table-cell table:style-name="ce39" table:formula="of:=SUM([.C75:.F75])/[.K75]" office:value-type="percentage" office:value="1">
              <text:p>100%</text:p>
            </table:table-cell>
            <table:table-cell table:style-name="ce39" table:formula="of:=SUM([.C75:.G75])/[.K75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number-columns-repeated="2" table:style-name="ce16"/>
            <table:table-cell table:style-name="ce47" office:value-type="float" office:value="1">
              <text:p>1</text:p>
            </table:table-cell>
            <table:table-cell table:style-name="ce16" table:number-columns-repeated="2"/>
            <table:table-cell table:style-name="ce24"/>
            <table:table-cell table:number-columns-repeated="2"/>
            <table:table-cell table:style-name="ce10" table:formula="of:=SUM([.C76:.G76])" office:value-type="float" office:value="1">
              <text:p>1</text:p>
            </table:table-cell>
            <table:table-cell table:style-name="ce39" table:formula="of:=[.C76]/[.K76]" office:value-type="percentage" office:value="0">
              <text:p>0%</text:p>
            </table:table-cell>
            <table:table-cell table:style-name="ce39" table:formula="of:=([.C76]+[.D76])/[.K76]" office:value-type="percentage" office:value="0">
              <text:p>0%</text:p>
            </table:table-cell>
            <table:table-cell table:style-name="ce39" table:formula="of:=SUM([.C76:.E76])/[.K76]" office:value-type="percentage" office:value="1">
              <text:p>100%</text:p>
            </table:table-cell>
            <table:table-cell table:style-name="ce39" table:formula="of:=SUM([.C76:.F76])/[.K76]" office:value-type="percentage" office:value="1">
              <text:p>100%</text:p>
            </table:table-cell>
            <table:table-cell table:style-name="ce39" table:formula="of:=SUM([.C76:.G76])/[.K7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54" office:value-type="string">
              <text:p>5.3</text:p>
            </table:table-cell>
            <table:table-cell table:style-name="ce55" office:value-type="string">
              <text:p>Servidores de produção</text:p>
            </table:table-cell>
            <table:table-cell table:number-columns-repeated="2" table:style-name="ce56"/>
            <table:table-cell table:style-name="ce57"/>
            <table:table-cell table:style-name="ce56"/>
            <table:table-cell table:style-name="ce56" office:value-type="float" office:value="1">
              <text:p>1</text:p>
            </table:table-cell>
            <table:table-cell table:style-name="ce58"/>
            <table:table-cell table:style-name="ce59"/>
            <table:table-cell table:style-name="ce60"/>
            <table:table-cell table:style-name="ce61" table:formula="of:=SUM([.C77:.G77])" office:value-type="float" office:value="1">
              <text:p>1</text:p>
            </table:table-cell>
            <table:table-cell table:style-name="ce62" table:formula="of:=[.C77]/[.K77]" office:value-type="percentage" office:value="0">
              <text:p>0%</text:p>
            </table:table-cell>
            <table:table-cell table:style-name="ce62" table:formula="of:=([.C77]+[.D77])/[.K77]" office:value-type="percentage" office:value="0">
              <text:p>0%</text:p>
            </table:table-cell>
            <table:table-cell table:style-name="ce62" table:formula="of:=SUM([.C77:.E77])/[.K77]" office:value-type="percentage" office:value="0">
              <text:p>0%</text:p>
            </table:table-cell>
            <table:table-cell table:style-name="ce62" table:formula="of:=SUM([.C77:.F77])/[.K77]" office:value-type="percentage" office:value="0">
              <text:p>0%</text:p>
            </table:table-cell>
            <table:table-cell table:style-name="ce62" table:formula="of:=SUM([.C77:.G77])/[.K77]" office:value-type="percentage" office:value="1">
              <text:p>100%</text:p>
            </table:table-cell>
            <table:table-cell table:style-name="ce61"/>
            <table:table-cell table:style-name="ce60" table:number-columns-repeated="1007"/>
          </table:table-row>
        </table:table-row-group>
        <table:table-row table:style-name="ro2" table:number-rows-repeated="113">
          <table:table-cell table:number-columns-repeated="4"/>
          <table:table-cell table:style-name="ce53"/>
          <table:table-cell table:number-columns-repeated="2"/>
          <table:table-cell table:style-name="ce29"/>
          <table:table-cell table:number-columns-repeated="1016"/>
        </table:table-row>
        <table:table-row table:style-name="ro2" table:number-rows-repeated="25">
          <table:table-cell table:number-columns-repeated="7"/>
          <table:table-cell table:style-name="ce29"/>
          <table:table-cell table:number-columns-repeated="1016"/>
        </table:table-row>
        <table:table-row table:style-name="ro2" table:number-rows-repeated="6532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number:number number:decimal-places="0" number:min-integer-digits="1" number:grouping="true"/>
      <number:text> </number:text>
    </number:number-style>
    <number:number-style style:name="N121P1" style:volatile="true">
      <number:text> R$ (</number:text>
      <number:number number:decimal-places="0" number:min-integer-digits="1" number:grouping="true"/>
      <number:text>)</number:text>
    </number:number-style>
    <number:number-style style:name="N121P2" style:volatile="true">
      <number:text> R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number number:decimal-places="2" number:min-integer-digits="1" number:grouping="true"/>
      <number:text> </number:text>
    </number:number-style>
    <number:number-style style:name="N123P1" style:volatile="true">
      <number:text> R$ (</number:text>
      <number:number number:decimal-places="2" number:min-integer-digits="1" number:grouping="true"/>
      <number:text>)</number:text>
    </number:number-style>
    <number:number-style style:name="N123P2" style:volatile="true">
      <number:text> R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RowLevel_5f_1" style:display-name="Excel_BuiltIn_RowLevel_1" style:family="table-cell" style:parent-style-name="Default">
      <style:text-properties fo:color="#333399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Excel_5f_BuiltIn_5f_RowLevel_5f_2" style:display-name="Excel_BuiltIn_RowLevel_2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5902in" fo:margin-right="0.5902in" style:first-page-number="continue" style:scale-to="100%" style:writing-mode="lr-tb"/>
      <style:header-style>
        <style:header-footer-properties fo:min-height="0.2957in" fo:margin-left="0.1575in" fo:margin-right="0.1575in" fo:margin-bottom="0.3335in"/>
      </style:header-style>
      <style:footer-style>
        <style:header-footer-properties fo:min-height="0.2957in" fo:margin-left="0.1575in" fo:margin-right="0.1575in" fo:margin-top="0.3335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6">09/16/2009</text:date>, <text:time>11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BRAC_20_Atividades" style:display-name="PageStyle_REBRAC Atividad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  <style:master-page style:name="PageStyle_5f_v0.6" style:display-name="PageStyle_v0.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0.7" style:display-name="PageStyle_v0.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0.8" style:display-name="PageStyle_v0.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ciano Ramalho</meta:initial-creator>
    <meta:creation-date>2009-09-14T16:05:01</meta:creation-date>
    <dc:date>2009-09-16T11:16:00</dc:date>
    <meta:print-date>2009-09-15T15:37:41</meta:print-date>
    <meta:editing-duration>PT00H31M41S</meta:editing-duration>
    <meta:editing-cycles>1</meta:editing-cycles>
    <meta:generator>OpenOffice.org/3.0$Linux OpenOffice.org_project/300m15$Build-9379</meta:generator>
    <meta:document-statistic meta:table-count="4" meta:cell-count="2436" meta:object-count="0"/>
  </office:meta>
</office:document-meta>
</file>